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49cm"/>
    </style:style>
    <style:style style:name="co3" style:family="table-column">
      <style:table-column-properties fo:break-before="auto" style:column-width="2.418cm"/>
    </style:style>
    <style:style style:name="co4" style:family="table-column">
      <style:table-column-properties fo:break-before="auto" style:column-width="4.069cm"/>
    </style:style>
    <style:style style:name="co5" style:family="table-column">
      <style:table-column-properties fo:break-before="auto" style:column-width="3.556cm"/>
    </style:style>
    <style:style style:name="co6" style:family="table-column">
      <style:table-column-properties fo:break-before="auto" style:column-width="0.383cm"/>
    </style:style>
    <style:style style:name="co7" style:family="table-column">
      <style:table-column-properties fo:break-before="auto" style:column-width="1cm"/>
    </style:style>
    <style:style style:name="co8" style:family="table-column">
      <style:table-column-properties fo:break-before="auto" style:column-width="4.233cm"/>
    </style:style>
    <style:style style:name="co9" style:family="table-column">
      <style:table-column-properties fo:break-before="auto" style:column-width="4.454cm"/>
    </style:style>
    <style:style style:name="co10" style:family="table-column">
      <style:table-column-properties fo:break-before="auto" style:column-width="2.63cm"/>
    </style:style>
    <style:style style:name="co11" style:family="table-column">
      <style:table-column-properties fo:break-before="auto" style:column-width="1.3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22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09"/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" style:family="table-cell" style:parent-style-name="Default" style:data-style-name="N114">
      <style:table-cell-properties fo:wrap-option="wrap"/>
      <style:text-properties style:use-window-font-color="true" style:text-outline="false" style:text-line-through-style="none" style:font-name="Times New Roman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order="none"/>
    </style:style>
    <style:style style:name="ce6" style:family="table-cell" style:parent-style-name="Default" style:data-style-name="N0">
      <style:table-cell-properties style:text-align-source="fix" style:repeat-content="false" fo:border="non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8" style:family="table-cell" style:parent-style-name="Default" style:data-style-name="N116"/>
    <style:style style:name="ce9" style:family="table-cell" style:parent-style-name="Default" style:data-style-name="N107"/>
    <style:style style:name="ce10" style:family="table-cell" style:parent-style-name="Default" style:data-style-name="N0">
      <style:table-cell-properties fo:border-bottom="0.002cm solid #000000" fo:border-left="0.002cm solid #000000" fo:border-right="none" fo:border-top="0.002cm solid #000000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order-bottom="0.002cm solid #000000" fo:border-left="none" fo:border-right="0.002cm solid #000000" fo:border-top="0.002cm solid #000000"/>
    </style:style>
    <style:style style:name="ce13" style:family="table-cell" style:parent-style-name="Default">
      <style:table-cell-properties fo:border-bottom="0.002cm solid #000000" fo:border-left="none" fo:border-right="0.002cm solid #000000" fo:border-top="0.002cm solid #000000"/>
    </style:style>
  </office:automatic-styles>
  <office:body>
    <office:spreadsheet>
      <table:table table:name="Sheet4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Default"/>
          <table:table-cell table:style-name="ce3" office:value-type="string" table:number-columns-spanned="2" table:number-rows-spanned="1">
            <text:p>fill in with complex values at which to evaluate polynomial</text:p>
          </table:table-cell>
          <table:covered-table-cell/>
          <table:table-cell table:number-columns-repeated="2"/>
          <table:table-cell table:style-name="ce7" office:value-type="string" table:number-columns-spanned="2" table:number-rows-spanned="1">
            <text:p>results of polynomial evaluation</text:p>
            <text:p>a value of (0,0) indicates x is a root</text:p>
          </table:table-cell>
          <table:covered-table-cell/>
        </table:table-row>
        <table:table-row table:style-name="ro1">
          <table:table-cell table:number-columns-repeated="2"/>
          <table:table-cell table:style-name="Default"/>
          <table:table-cell office:value-type="string">
            <text:p>real</text:p>
          </table:table-cell>
          <table:table-cell office:value-type="string">
            <text:p>imag</text:p>
          </table:table-cell>
          <table:table-cell table:number-columns-repeated="2"/>
          <table:table-cell office:value-type="string">
            <text:p>real</text:p>
          </table:table-cell>
          <table:table-cell office:value-type="string">
            <text:p>imag</text:p>
          </table:table-cell>
        </table:table-row>
        <table:table-row table:style-name="ro1">
          <table:table-cell table:number-columns-repeated="2"/>
          <table:table-cell table:style-name="ce1" office:value-type="string">
            <text:p>x1</text:p>
          </table:table-cell>
          <table:table-cell table:style-name="ce4" office:value-type="float" office:value="-3.25789701">
            <text:p>-3.257897010000000</text:p>
          </table:table-cell>
          <table:table-cell table:style-name="ce4" office:value-type="float" office:value="0">
            <text:p>0.000000000000000</text:p>
          </table:table-cell>
          <table:table-cell table:style-name="ce5"/>
          <table:table-cell table:style-name="ce6" office:value-type="string">
            <text:p>f(x1)</text:p>
          </table:table-cell>
          <table:table-cell table:style-name="ce8" table:formula="of:=['polynomial-evaluation1'.D8]" office:value-type="float" office:value="0.0000000661679444569074">
            <text:p>6.617E-8</text:p>
          </table:table-cell>
          <table:table-cell table:style-name="ce8" table:formula="of:=['polynomial-evaluation1'.E8]" office:value-type="float" office:value="0">
            <text:p>0.000E+0</text:p>
          </table:table-cell>
        </table:table-row>
        <table:table-row table:style-name="ro1">
          <table:table-cell table:number-columns-repeated="2"/>
          <table:table-cell table:style-name="ce1" office:value-type="string">
            <text:p>x2</text:p>
          </table:table-cell>
          <table:table-cell table:style-name="ce4" office:value-type="float" office:value="-3.25789702">
            <text:p>-3.257897020000000</text:p>
          </table:table-cell>
          <table:table-cell table:style-name="ce4" office:value-type="float" office:value="0">
            <text:p>0.000000000000000</text:p>
          </table:table-cell>
          <table:table-cell/>
          <table:table-cell table:style-name="ce6" office:value-type="string">
            <text:p>f(x2)</text:p>
          </table:table-cell>
          <table:table-cell table:style-name="ce8" table:formula="of:=['polynomial-evaluation2'.D8]" office:value-type="float" office:value="-0.000000152248853524384">
            <text:p>-1.522E-7</text:p>
          </table:table-cell>
          <table:table-cell table:style-name="ce8" table:formula="of:=['polynomial-evaluation2'.E8]" office:value-type="float" office:value="0">
            <text:p>0.000E+0</text:p>
          </table:table-cell>
        </table:table-row>
        <table:table-row table:style-name="ro1">
          <table:table-cell table:number-columns-repeated="2"/>
          <table:table-cell table:style-name="ce1" office:value-type="string">
            <text:p>x3</text:p>
          </table:table-cell>
          <table:table-cell table:style-name="ce4" office:value-type="float" office:value="-3.257897">
            <text:p>-3.257897000000000</text:p>
          </table:table-cell>
          <table:table-cell table:style-name="ce5" office:value-type="float" office:value="0">
            <text:p>0</text:p>
          </table:table-cell>
          <table:table-cell/>
          <table:table-cell table:style-name="ce6" office:value-type="string">
            <text:p>f(x3)</text:p>
          </table:table-cell>
          <table:table-cell table:style-name="ce8" table:formula="of:=['polynomial-evaluation3'.D8]" office:value-type="float" office:value="0.000000284584729337567">
            <text:p>2.846E-7</text:p>
          </table:table-cell>
          <table:table-cell table:style-name="ce8" table:formula="of:=['polynomial-evaluation3'.E8]" office:value-type="float" office:value="0">
            <text:p>0.000E+0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office:value-type="string">
            <text:p>coef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>
            <text:p>coef of x^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0]+1" office:value-type="float" office:value="1">
            <text:p>coef of x^1</text:p>
          </table:table-cell>
          <table:table-cell office:value-type="float" office:value="-10">
            <text:p>-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1]+1" office:value-type="float" office:value="2">
            <text:p>coef of x^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2]+1" office:value-type="float" office:value="3">
            <text:p>coef of x^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3]+1" office:value-type="float" office:value="4">
            <text:p>coef of x^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4]+1" office:value-type="float" office:value="5">
            <text:p>coef of x^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5]+1" office:value-type="float" office:value="6">
            <text:p>coef of x^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6]+1" office:value-type="float" office:value="7">
            <text:p>coef of x^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7]+1" office:value-type="float" office:value="8">
            <text:p>coef of x^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8]+1" office:value-type="float" office:value="9">
            <text:p>coef of x^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9]+1" office:value-type="float" office:value="10">
            <text:p>coef of x^1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0]+1" office:value-type="float" office:value="11">
            <text:p>coef of x^1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1]+1" office:value-type="float" office:value="12">
            <text:p>coef of x^1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2]+1" office:value-type="float" office:value="13">
            <text:p>coef of x^1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3]+1" office:value-type="float" office:value="14">
            <text:p>coef of x^1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4]+1" office:value-type="float" office:value="15">
            <text:p>coef of x^1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5]+1" office:value-type="float" office:value="16">
            <text:p>coef of x^1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6]+1" office:value-type="float" office:value="17">
            <text:p>coef of x^1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7]+1" office:value-type="float" office:value="18">
            <text:p>coef of x^1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8]+1" office:value-type="float" office:value="19">
            <text:p>coef of x^1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9]+1" office:value-type="float" office:value="20">
            <text:p>coef of x^2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0]+1" office:value-type="float" office:value="21">
            <text:p>coef of x^2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1]+1" office:value-type="float" office:value="22">
            <text:p>coef of x^2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2]+1" office:value-type="float" office:value="23">
            <text:p>coef of x^2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3]+1" office:value-type="float" office:value="24">
            <text:p>coef of x^2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4]+1" office:value-type="float" office:value="25">
            <text:p>coef of x^2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5]+1" office:value-type="float" office:value="26">
            <text:p>coef of x^2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6]+1" office:value-type="float" office:value="27">
            <text:p>coef of x^2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7]+1" office:value-type="float" office:value="28">
            <text:p>coef of x^2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8]+1" office:value-type="float" office:value="29">
            <text:p>coef of x^2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9]+1" office:value-type="float" office:value="30">
            <text:p>coef of x^3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0]+1" office:value-type="float" office:value="31">
            <text:p>coef of x^3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1]+1" office:value-type="float" office:value="32">
            <text:p>coef of x^3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2]+1" office:value-type="float" office:value="33">
            <text:p>coef of x^3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3]+1" office:value-type="float" office:value="34">
            <text:p>coef of x^3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4]+1" office:value-type="float" office:value="35">
            <text:p>coef of x^3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5]+1" office:value-type="float" office:value="36">
            <text:p>coef of x^3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6]+1" office:value-type="float" office:value="37">
            <text:p>coef of x^3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7]+1" office:value-type="float" office:value="38">
            <text:p>coef of x^3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8]+1" office:value-type="float" office:value="39">
            <text:p>coef of x^3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9]+1" office:value-type="float" office:value="40">
            <text:p>coef of x^4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50]+1" office:value-type="float" office:value="41">
            <text:p>coef of x^4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51]+1" office:value-type="float" office:value="42">
            <text:p>coef of x^4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52]+1" office:value-type="float" office:value="43">
            <text:p>coef of x^4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53]+1" office:value-type="float" office:value="44">
            <text:p>coef of x^4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54]+1" office:value-type="float" office:value="45">
            <text:p>coef of x^4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55]+1" office:value-type="float" office:value="46">
            <text:p>coef of x^4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56]+1" office:value-type="float" office:value="47">
            <text:p>coef of x^4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57]+1" office:value-type="float" office:value="48">
            <text:p>coef of x^4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58]+1" office:value-type="float" office:value="49">
            <text:p>coef of x^4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59]+1" office:value-type="float" office:value="50">
            <text:p>coef of x^5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60]+1" office:value-type="float" office:value="51">
            <text:p>coef of x^5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61]+1" office:value-type="float" office:value="52">
            <text:p>coef of x^5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62]+1" office:value-type="float" office:value="53">
            <text:p>coef of x^5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63]+1" office:value-type="float" office:value="54">
            <text:p>coef of x^5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64]+1" office:value-type="float" office:value="55">
            <text:p>coef of x^5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65]+1" office:value-type="float" office:value="56">
            <text:p>coef of x^5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66]+1" office:value-type="float" office:value="57">
            <text:p>coef of x^5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67]+1" office:value-type="float" office:value="58">
            <text:p>coef of x^5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68]+1" office:value-type="float" office:value="59">
            <text:p>coef of x^5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69]+1" office:value-type="float" office:value="60">
            <text:p>coef of x^6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70]+1" office:value-type="float" office:value="61">
            <text:p>coef of x^6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71]+1" office:value-type="float" office:value="62">
            <text:p>coef of x^6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72]+1" office:value-type="float" office:value="63">
            <text:p>coef of x^6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73]+1" office:value-type="float" office:value="64">
            <text:p>coef of x^6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74]+1" office:value-type="float" office:value="65">
            <text:p>coef of x^6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75]+1" office:value-type="float" office:value="66">
            <text:p>coef of x^6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76]+1" office:value-type="float" office:value="67">
            <text:p>coef of x^6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77]+1" office:value-type="float" office:value="68">
            <text:p>coef of x^6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78]+1" office:value-type="float" office:value="69">
            <text:p>coef of x^6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79]+1" office:value-type="float" office:value="70">
            <text:p>coef of x^7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80]+1" office:value-type="float" office:value="71">
            <text:p>coef of x^7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81]+1" office:value-type="float" office:value="72">
            <text:p>coef of x^7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82]+1" office:value-type="float" office:value="73">
            <text:p>coef of x^7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83]+1" office:value-type="float" office:value="74">
            <text:p>coef of x^7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84]+1" office:value-type="float" office:value="75">
            <text:p>coef of x^7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85]+1" office:value-type="float" office:value="76">
            <text:p>coef of x^7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86]+1" office:value-type="float" office:value="77">
            <text:p>coef of x^7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87]+1" office:value-type="float" office:value="78">
            <text:p>coef of x^7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88]+1" office:value-type="float" office:value="79">
            <text:p>coef of x^7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89]+1" office:value-type="float" office:value="80">
            <text:p>coef of x^8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90]+1" office:value-type="float" office:value="81">
            <text:p>coef of x^8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91]+1" office:value-type="float" office:value="82">
            <text:p>coef of x^8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92]+1" office:value-type="float" office:value="83">
            <text:p>coef of x^8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93]+1" office:value-type="float" office:value="84">
            <text:p>coef of x^8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94]+1" office:value-type="float" office:value="85">
            <text:p>coef of x^8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95]+1" office:value-type="float" office:value="86">
            <text:p>coef of x^8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96]+1" office:value-type="float" office:value="87">
            <text:p>coef of x^8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97]+1" office:value-type="float" office:value="88">
            <text:p>coef of x^8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98]+1" office:value-type="float" office:value="89">
            <text:p>coef of x^8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99]+1" office:value-type="float" office:value="90">
            <text:p>coef of x^9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00]+1" office:value-type="float" office:value="91">
            <text:p>coef of x^9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01]+1" office:value-type="float" office:value="92">
            <text:p>coef of x^9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02]+1" office:value-type="float" office:value="93">
            <text:p>coef of x^9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03]+1" office:value-type="float" office:value="94">
            <text:p>coef of x^9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04]+1" office:value-type="float" office:value="95">
            <text:p>coef of x^9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05]+1" office:value-type="float" office:value="96">
            <text:p>coef of x^9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06]+1" office:value-type="float" office:value="97">
            <text:p>coef of x^9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07]+1" office:value-type="float" office:value="98">
            <text:p>coef of x^9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08]+1" office:value-type="float" office:value="99">
            <text:p>coef of x^9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09]+1" office:value-type="float" office:value="100">
            <text:p>coef of x^10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10]+1" office:value-type="float" office:value="101">
            <text:p>coef of x^10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11]+1" office:value-type="float" office:value="102">
            <text:p>coef of x^10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12]+1" office:value-type="float" office:value="103">
            <text:p>coef of x^10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13]+1" office:value-type="float" office:value="104">
            <text:p>coef of x^10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14]+1" office:value-type="float" office:value="105">
            <text:p>coef of x^10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15]+1" office:value-type="float" office:value="106">
            <text:p>coef of x^10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16]+1" office:value-type="float" office:value="107">
            <text:p>coef of x^10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17]+1" office:value-type="float" office:value="108">
            <text:p>coef of x^10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18]+1" office:value-type="float" office:value="109">
            <text:p>coef of x^10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19]+1" office:value-type="float" office:value="110">
            <text:p>coef of x^11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20]+1" office:value-type="float" office:value="111">
            <text:p>coef of x^11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21]+1" office:value-type="float" office:value="112">
            <text:p>coef of x^11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22]+1" office:value-type="float" office:value="113">
            <text:p>coef of x^11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23]+1" office:value-type="float" office:value="114">
            <text:p>coef of x^11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24]+1" office:value-type="float" office:value="115">
            <text:p>coef of x^11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25]+1" office:value-type="float" office:value="116">
            <text:p>coef of x^11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26]+1" office:value-type="float" office:value="117">
            <text:p>coef of x^11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27]+1" office:value-type="float" office:value="118">
            <text:p>coef of x^11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28]+1" office:value-type="float" office:value="119">
            <text:p>coef of x^11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29]+1" office:value-type="float" office:value="120">
            <text:p>coef of x^12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30]+1" office:value-type="float" office:value="121">
            <text:p>coef of x^12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31]+1" office:value-type="float" office:value="122">
            <text:p>coef of x^12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32]+1" office:value-type="float" office:value="123">
            <text:p>coef of x^12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33]+1" office:value-type="float" office:value="124">
            <text:p>coef of x^12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34]+1" office:value-type="float" office:value="125">
            <text:p>coef of x^12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35]+1" office:value-type="float" office:value="126">
            <text:p>coef of x^12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36]+1" office:value-type="float" office:value="127">
            <text:p>coef of x^12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37]+1" office:value-type="float" office:value="128">
            <text:p>coef of x^12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38]+1" office:value-type="float" office:value="129">
            <text:p>coef of x^12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39]+1" office:value-type="float" office:value="130">
            <text:p>coef of x^130</text:p>
          </table:table-cell>
          <table:table-cell office:value-type="float" office:value="0">
            <text:p>0</text:p>
          </table:table-cell>
          <table:table-cell office:value-type="string">
            <text:p>to evaluate higher order polynomials, copy this row downward as needed</text:p>
          </table:table-cell>
          <table:table-cell table:number-columns-repeated="4"/>
        </table:table-row>
      </table:table>
      <table:table table:name="polynomial-evaluation1" table:style-name="ta1" table:print="false">
        <table:table-column table:style-name="co1" table:number-columns-repeated="3" table:default-cell-style-name="Default"/>
        <table:table-column table:style-name="co9" table:default-cell-style-name="ce9"/>
        <table:table-column table:style-name="co10" table:default-cell-style-name="Default"/>
        <table:table-column table:style-name="co1" table:default-cell-style-name="Default"/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>
            <text:p>real</text:p>
          </table:table-cell>
          <table:table-cell office:value-type="string">
            <text:p>imag</text:p>
          </table:table-cell>
          <table:table-cell/>
        </table:table-row>
        <table:table-row table:style-name="ro3">
          <table:table-cell/>
          <table:table-cell office:value-type="string">
            <text:p>x </text:p>
          </table:table-cell>
          <table:table-cell/>
          <table:table-cell table:style-name="ce4" table:formula="of:=[Sheet4.D4]" office:value-type="float" office:value="-3.25789701">
            <text:p>-3.257897010000000</text:p>
          </table:table-cell>
          <table:table-cell table:style-name="ce4" table:formula="of:=[Sheet4.E4]" office:value-type="float" office:value="0">
            <text:p>0.000000000000000</text:p>
          </table:table-cell>
          <table:table-cell office:value-type="string">
            <text:p>fill in with complex value at which to evaluate polynomial</text:p>
          </table:table-cell>
        </table:table-row>
        <table:table-row table:style-name="ro1" table:number-rows-repeated="2">
          <table:table-cell table:number-columns-repeated="3"/>
          <table:table-cell table:style-name="ce4"/>
          <table:table-cell table:style-name="ce12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coef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0">
            <text:p>coef of x^0</text:p>
          </table:table-cell>
          <table:table-cell table:formula="of:=[Sheet4.D10]" office:value-type="float" office:value="2">
            <text:p>2</text:p>
          </table:table-cell>
          <table:table-cell table:style-name="ce10" table:formula="of:=[.$D$3]*[.D9]-[.$E$3]*[.E9]+[.C8]" office:value-type="float" office:value="0.0000000661679444569074">
            <text:p>6.61679444569074E-008</text:p>
          </table:table-cell>
          <table:table-cell table:style-name="ce13" table:formula="of:=[.D9]*[.$E$3]+[.E9]*[.$D$3]" office:value-type="float" office:value="0">
            <text:p>0</text:p>
          </table:table-cell>
          <table:table-cell office:value-type="string">
            <text:p>function value (we have a root if this is zero)</text:p>
          </table:table-cell>
        </table:table-row>
        <table:table-row table:style-name="ro1">
          <table:table-cell/>
          <table:table-cell table:style-name="ce2" table:formula="of:=[.B8]+1" office:value-type="float" office:value="1">
            <text:p>coef of x^1</text:p>
          </table:table-cell>
          <table:table-cell table:formula="of:=[Sheet4.D11]" office:value-type="float" office:value="-10">
            <text:p>-10</text:p>
          </table:table-cell>
          <table:table-cell table:style-name="ce11" table:formula="of:=[.$D$3]*[.D10]-[.$E$3]*[.E10]+[.C9]" office:value-type="float" office:value="0.613892927766939">
            <text:p>0.6138929278</text:p>
          </table:table-cell>
          <table:table-cell table:formula="of:=[.D10]*[.$E$3]+[.E10]*[.$D$3]" office:value-type="float" office:value="-0">
            <text:p>-0</text:p>
          </table:table-cell>
          <table:table-cell/>
        </table:table-row>
        <table:table-row table:style-name="ro1">
          <table:table-cell/>
          <table:table-cell table:style-name="ce2" table:formula="of:=[.B9]+1" office:value-type="float" office:value="2">
            <text:p>coef of x^2</text:p>
          </table:table-cell>
          <table:table-cell table:formula="of:=[Sheet4.D12]" office:value-type="float" office:value="0">
            <text:p>0</text:p>
          </table:table-cell>
          <table:table-cell table:style-name="ce11" table:formula="of:=[.$D$3]*[.D11]-[.$E$3]*[.E11]+[.C10]" office:value-type="float" office:value="-3.25789701">
            <text:p>-3.25789701</text:p>
          </table:table-cell>
          <table:table-cell table:formula="of:=[.D11]*[.$E$3]+[.E11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0]+1" office:value-type="float" office:value="3">
            <text:p>coef of x^3</text:p>
          </table:table-cell>
          <table:table-cell table:formula="of:=[Sheet4.D13]" office:value-type="float" office:value="1">
            <text:p>1</text:p>
          </table:table-cell>
          <table:table-cell table:style-name="ce11" table:formula="of:=[.$D$3]*[.D12]-[.$E$3]*[.E12]+[.C11]" office:value-type="float" office:value="1">
            <text:p>1</text:p>
          </table:table-cell>
          <table:table-cell table:formula="of:=[.D12]*[.$E$3]+[.E12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1]+1" office:value-type="float" office:value="4">
            <text:p>coef of x^4</text:p>
          </table:table-cell>
          <table:table-cell table:formula="of:=[Sheet4.D14]" office:value-type="float" office:value="0">
            <text:p>0</text:p>
          </table:table-cell>
          <table:table-cell table:style-name="ce11" table:formula="of:=[.$D$3]*[.D13]-[.$E$3]*[.E13]+[.C12]" office:value-type="float" office:value="0">
            <text:p>0</text:p>
          </table:table-cell>
          <table:table-cell table:formula="of:=[.D13]*[.$E$3]+[.E13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2]+1" office:value-type="float" office:value="5">
            <text:p>coef of x^5</text:p>
          </table:table-cell>
          <table:table-cell table:formula="of:=[Sheet4.D15]" office:value-type="float" office:value="0">
            <text:p>0</text:p>
          </table:table-cell>
          <table:table-cell table:style-name="ce11" table:formula="of:=[.$D$3]*[.D14]-[.$E$3]*[.E14]+[.C13]" office:value-type="float" office:value="0">
            <text:p>0</text:p>
          </table:table-cell>
          <table:table-cell table:formula="of:=[.D14]*[.$E$3]+[.E14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3]+1" office:value-type="float" office:value="6">
            <text:p>coef of x^6</text:p>
          </table:table-cell>
          <table:table-cell table:formula="of:=[Sheet4.D16]" office:value-type="float" office:value="0">
            <text:p>0</text:p>
          </table:table-cell>
          <table:table-cell table:style-name="ce11" table:formula="of:=[.$D$3]*[.D15]-[.$E$3]*[.E15]+[.C14]" office:value-type="float" office:value="0">
            <text:p>0</text:p>
          </table:table-cell>
          <table:table-cell table:formula="of:=[.D15]*[.$E$3]+[.E15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4]+1" office:value-type="float" office:value="7">
            <text:p>coef of x^7</text:p>
          </table:table-cell>
          <table:table-cell table:formula="of:=[Sheet4.D17]" office:value-type="float" office:value="0">
            <text:p>0</text:p>
          </table:table-cell>
          <table:table-cell table:style-name="ce11" table:formula="of:=[.$D$3]*[.D16]-[.$E$3]*[.E16]+[.C15]" office:value-type="float" office:value="0">
            <text:p>0</text:p>
          </table:table-cell>
          <table:table-cell table:formula="of:=[.D16]*[.$E$3]+[.E16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5]+1" office:value-type="float" office:value="8">
            <text:p>coef of x^8</text:p>
          </table:table-cell>
          <table:table-cell table:formula="of:=[Sheet4.D18]" office:value-type="float" office:value="0">
            <text:p>0</text:p>
          </table:table-cell>
          <table:table-cell table:style-name="ce11" table:formula="of:=[.$D$3]*[.D17]-[.$E$3]*[.E17]+[.C16]" office:value-type="float" office:value="0">
            <text:p>0</text:p>
          </table:table-cell>
          <table:table-cell table:formula="of:=[.D17]*[.$E$3]+[.E17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6]+1" office:value-type="float" office:value="9">
            <text:p>coef of x^9</text:p>
          </table:table-cell>
          <table:table-cell table:formula="of:=[Sheet4.D19]" office:value-type="float" office:value="0">
            <text:p>0</text:p>
          </table:table-cell>
          <table:table-cell table:style-name="ce11" table:formula="of:=[.$D$3]*[.D18]-[.$E$3]*[.E18]+[.C17]" office:value-type="float" office:value="0">
            <text:p>0</text:p>
          </table:table-cell>
          <table:table-cell table:formula="of:=[.D18]*[.$E$3]+[.E18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7]+1" office:value-type="float" office:value="10">
            <text:p>coef of x^10</text:p>
          </table:table-cell>
          <table:table-cell table:formula="of:=[Sheet4.D20]" office:value-type="float" office:value="0">
            <text:p>0</text:p>
          </table:table-cell>
          <table:table-cell table:style-name="ce11" table:formula="of:=[.$D$3]*[.D19]-[.$E$3]*[.E19]+[.C18]" office:value-type="float" office:value="0">
            <text:p>0</text:p>
          </table:table-cell>
          <table:table-cell table:formula="of:=[.D19]*[.$E$3]+[.E19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8]+1" office:value-type="float" office:value="11">
            <text:p>coef of x^11</text:p>
          </table:table-cell>
          <table:table-cell table:formula="of:=[Sheet4.D21]" office:value-type="float" office:value="0">
            <text:p>0</text:p>
          </table:table-cell>
          <table:table-cell table:style-name="ce11" table:formula="of:=[.$D$3]*[.D20]-[.$E$3]*[.E20]+[.C19]" office:value-type="float" office:value="0">
            <text:p>0</text:p>
          </table:table-cell>
          <table:table-cell table:formula="of:=[.D20]*[.$E$3]+[.E20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9]+1" office:value-type="float" office:value="12">
            <text:p>coef of x^12</text:p>
          </table:table-cell>
          <table:table-cell table:formula="of:=[Sheet4.D22]" office:value-type="float" office:value="0">
            <text:p>0</text:p>
          </table:table-cell>
          <table:table-cell table:style-name="ce11" table:formula="of:=[.$D$3]*[.D21]-[.$E$3]*[.E21]+[.C20]" office:value-type="float" office:value="0">
            <text:p>0</text:p>
          </table:table-cell>
          <table:table-cell table:formula="of:=[.D21]*[.$E$3]+[.E21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20]+1" office:value-type="float" office:value="13">
            <text:p>coef of x^13</text:p>
          </table:table-cell>
          <table:table-cell table:formula="of:=[Sheet4.D23]" office:value-type="float" office:value="0">
            <text:p>0</text:p>
          </table:table-cell>
          <table:table-cell table:style-name="ce11" table:formula="of:=[.$D$3]*[.D22]-[.$E$3]*[.E22]+[.C21]" office:value-type="float" office:value="0">
            <text:p>0</text:p>
          </table:table-cell>
          <table:table-cell table:formula="of:=[.D22]*[.$E$3]+[.E22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21]+1" office:value-type="float" office:value="14">
            <text:p>coef of x^14</text:p>
          </table:table-cell>
          <table:table-cell table:formula="of:=[Sheet4.D24]" office:value-type="float" office:value="0">
            <text:p>0</text:p>
          </table:table-cell>
          <table:table-cell table:style-name="ce11" table:formula="of:=[.$D$3]*[.D23]-[.$E$3]*[.E23]+[.C22]" office:value-type="float" office:value="0">
            <text:p>0</text:p>
          </table:table-cell>
          <table:table-cell table:formula="of:=[.D23]*[.$E$3]+[.E23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22]+1" office:value-type="float" office:value="15">
            <text:p>coef of x^15</text:p>
          </table:table-cell>
          <table:table-cell table:formula="of:=[Sheet4.D25]" office:value-type="float" office:value="0">
            <text:p>0</text:p>
          </table:table-cell>
          <table:table-cell table:style-name="ce11" table:formula="of:=[.$D$3]*[.D24]-[.$E$3]*[.E24]+[.C23]" office:value-type="float" office:value="0">
            <text:p>0</text:p>
          </table:table-cell>
          <table:table-cell table:formula="of:=[.D24]*[.$E$3]+[.E24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23]+1" office:value-type="float" office:value="16">
            <text:p>coef of x^16</text:p>
          </table:table-cell>
          <table:table-cell table:formula="of:=[Sheet4.D26]" office:value-type="float" office:value="0">
            <text:p>0</text:p>
          </table:table-cell>
          <table:table-cell table:style-name="ce11" table:formula="of:=[.$D$3]*[.D25]-[.$E$3]*[.E25]+[.C24]" office:value-type="float" office:value="0">
            <text:p>0</text:p>
          </table:table-cell>
          <table:table-cell table:formula="of:=[.D25]*[.$E$3]+[.E25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24]+1" office:value-type="float" office:value="17">
            <text:p>coef of x^17</text:p>
          </table:table-cell>
          <table:table-cell table:formula="of:=[Sheet4.D27]" office:value-type="float" office:value="0">
            <text:p>0</text:p>
          </table:table-cell>
          <table:table-cell table:style-name="ce11" table:formula="of:=[.$D$3]*[.D26]-[.$E$3]*[.E26]+[.C25]" office:value-type="float" office:value="0">
            <text:p>0</text:p>
          </table:table-cell>
          <table:table-cell table:formula="of:=[.D26]*[.$E$3]+[.E26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25]+1" office:value-type="float" office:value="18">
            <text:p>coef of x^18</text:p>
          </table:table-cell>
          <table:table-cell table:formula="of:=[Sheet4.D28]" office:value-type="float" office:value="0">
            <text:p>0</text:p>
          </table:table-cell>
          <table:table-cell table:style-name="ce11" table:formula="of:=[.$D$3]*[.D27]-[.$E$3]*[.E27]+[.C26]" office:value-type="float" office:value="0">
            <text:p>0</text:p>
          </table:table-cell>
          <table:table-cell table:formula="of:=[.D27]*[.$E$3]+[.E27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26]+1" office:value-type="float" office:value="19">
            <text:p>coef of x^19</text:p>
          </table:table-cell>
          <table:table-cell table:formula="of:=[Sheet4.D29]" office:value-type="float" office:value="0">
            <text:p>0</text:p>
          </table:table-cell>
          <table:table-cell table:style-name="ce11" table:formula="of:=[.$D$3]*[.D28]-[.$E$3]*[.E28]+[.C27]" office:value-type="float" office:value="0">
            <text:p>0</text:p>
          </table:table-cell>
          <table:table-cell table:formula="of:=[.D28]*[.$E$3]+[.E28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27]+1" office:value-type="float" office:value="20">
            <text:p>coef of x^20</text:p>
          </table:table-cell>
          <table:table-cell table:formula="of:=[Sheet4.D30]" office:value-type="float" office:value="0">
            <text:p>0</text:p>
          </table:table-cell>
          <table:table-cell table:style-name="ce11" table:formula="of:=[.$D$3]*[.D29]-[.$E$3]*[.E29]+[.C28]" office:value-type="float" office:value="0">
            <text:p>0</text:p>
          </table:table-cell>
          <table:table-cell table:formula="of:=[.D29]*[.$E$3]+[.E29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28]+1" office:value-type="float" office:value="21">
            <text:p>coef of x^21</text:p>
          </table:table-cell>
          <table:table-cell table:formula="of:=[Sheet4.D31]" office:value-type="float" office:value="0">
            <text:p>0</text:p>
          </table:table-cell>
          <table:table-cell table:style-name="ce11" table:formula="of:=[.$D$3]*[.D30]-[.$E$3]*[.E30]+[.C29]" office:value-type="float" office:value="0">
            <text:p>0</text:p>
          </table:table-cell>
          <table:table-cell table:formula="of:=[.D30]*[.$E$3]+[.E30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29]+1" office:value-type="float" office:value="22">
            <text:p>coef of x^22</text:p>
          </table:table-cell>
          <table:table-cell table:formula="of:=[Sheet4.D32]" office:value-type="float" office:value="0">
            <text:p>0</text:p>
          </table:table-cell>
          <table:table-cell table:style-name="ce11" table:formula="of:=[.$D$3]*[.D31]-[.$E$3]*[.E31]+[.C30]" office:value-type="float" office:value="0">
            <text:p>0</text:p>
          </table:table-cell>
          <table:table-cell table:formula="of:=[.D31]*[.$E$3]+[.E31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30]+1" office:value-type="float" office:value="23">
            <text:p>coef of x^23</text:p>
          </table:table-cell>
          <table:table-cell table:formula="of:=[Sheet4.D33]" office:value-type="float" office:value="0">
            <text:p>0</text:p>
          </table:table-cell>
          <table:table-cell table:style-name="ce11" table:formula="of:=[.$D$3]*[.D32]-[.$E$3]*[.E32]+[.C31]" office:value-type="float" office:value="0">
            <text:p>0</text:p>
          </table:table-cell>
          <table:table-cell table:formula="of:=[.D32]*[.$E$3]+[.E32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31]+1" office:value-type="float" office:value="24">
            <text:p>coef of x^24</text:p>
          </table:table-cell>
          <table:table-cell table:formula="of:=[Sheet4.D34]" office:value-type="float" office:value="0">
            <text:p>0</text:p>
          </table:table-cell>
          <table:table-cell table:style-name="ce11" table:formula="of:=[.$D$3]*[.D33]-[.$E$3]*[.E33]+[.C32]" office:value-type="float" office:value="0">
            <text:p>0</text:p>
          </table:table-cell>
          <table:table-cell table:formula="of:=[.D33]*[.$E$3]+[.E33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32]+1" office:value-type="float" office:value="25">
            <text:p>coef of x^25</text:p>
          </table:table-cell>
          <table:table-cell table:formula="of:=[Sheet4.D35]" office:value-type="float" office:value="0">
            <text:p>0</text:p>
          </table:table-cell>
          <table:table-cell table:style-name="ce11" table:formula="of:=[.$D$3]*[.D34]-[.$E$3]*[.E34]+[.C33]" office:value-type="float" office:value="0">
            <text:p>0</text:p>
          </table:table-cell>
          <table:table-cell table:formula="of:=[.D34]*[.$E$3]+[.E34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33]+1" office:value-type="float" office:value="26">
            <text:p>coef of x^26</text:p>
          </table:table-cell>
          <table:table-cell table:formula="of:=[Sheet4.D36]" office:value-type="float" office:value="0">
            <text:p>0</text:p>
          </table:table-cell>
          <table:table-cell table:style-name="ce11" table:formula="of:=[.$D$3]*[.D35]-[.$E$3]*[.E35]+[.C34]" office:value-type="float" office:value="0">
            <text:p>0</text:p>
          </table:table-cell>
          <table:table-cell table:formula="of:=[.D35]*[.$E$3]+[.E35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34]+1" office:value-type="float" office:value="27">
            <text:p>coef of x^27</text:p>
          </table:table-cell>
          <table:table-cell table:formula="of:=[Sheet4.D37]" office:value-type="float" office:value="0">
            <text:p>0</text:p>
          </table:table-cell>
          <table:table-cell table:style-name="ce11" table:formula="of:=[.$D$3]*[.D36]-[.$E$3]*[.E36]+[.C35]" office:value-type="float" office:value="0">
            <text:p>0</text:p>
          </table:table-cell>
          <table:table-cell table:formula="of:=[.D36]*[.$E$3]+[.E36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35]+1" office:value-type="float" office:value="28">
            <text:p>coef of x^28</text:p>
          </table:table-cell>
          <table:table-cell table:formula="of:=[Sheet4.D38]" office:value-type="float" office:value="0">
            <text:p>0</text:p>
          </table:table-cell>
          <table:table-cell table:style-name="ce11" table:formula="of:=[.$D$3]*[.D37]-[.$E$3]*[.E37]+[.C36]" office:value-type="float" office:value="0">
            <text:p>0</text:p>
          </table:table-cell>
          <table:table-cell table:formula="of:=[.D37]*[.$E$3]+[.E37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36]+1" office:value-type="float" office:value="29">
            <text:p>coef of x^29</text:p>
          </table:table-cell>
          <table:table-cell table:formula="of:=[Sheet4.D39]" office:value-type="float" office:value="0">
            <text:p>0</text:p>
          </table:table-cell>
          <table:table-cell table:style-name="ce11" table:formula="of:=[.$D$3]*[.D38]-[.$E$3]*[.E38]+[.C37]" office:value-type="float" office:value="0">
            <text:p>0</text:p>
          </table:table-cell>
          <table:table-cell table:formula="of:=[.D38]*[.$E$3]+[.E38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37]+1" office:value-type="float" office:value="30">
            <text:p>coef of x^30</text:p>
          </table:table-cell>
          <table:table-cell table:formula="of:=[Sheet4.D40]" office:value-type="float" office:value="0">
            <text:p>0</text:p>
          </table:table-cell>
          <table:table-cell table:style-name="ce11" table:formula="of:=[.$D$3]*[.D39]-[.$E$3]*[.E39]+[.C38]" office:value-type="float" office:value="0">
            <text:p>0</text:p>
          </table:table-cell>
          <table:table-cell table:formula="of:=[.D39]*[.$E$3]+[.E39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38]+1" office:value-type="float" office:value="31">
            <text:p>coef of x^31</text:p>
          </table:table-cell>
          <table:table-cell table:formula="of:=[Sheet4.D41]" office:value-type="float" office:value="0">
            <text:p>0</text:p>
          </table:table-cell>
          <table:table-cell table:style-name="ce11" table:formula="of:=[.$D$3]*[.D40]-[.$E$3]*[.E40]+[.C39]" office:value-type="float" office:value="0">
            <text:p>0</text:p>
          </table:table-cell>
          <table:table-cell table:formula="of:=[.D40]*[.$E$3]+[.E40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39]+1" office:value-type="float" office:value="32">
            <text:p>coef of x^32</text:p>
          </table:table-cell>
          <table:table-cell table:formula="of:=[Sheet4.D42]" office:value-type="float" office:value="0">
            <text:p>0</text:p>
          </table:table-cell>
          <table:table-cell table:style-name="ce11" table:formula="of:=[.$D$3]*[.D41]-[.$E$3]*[.E41]+[.C40]" office:value-type="float" office:value="0">
            <text:p>0</text:p>
          </table:table-cell>
          <table:table-cell table:formula="of:=[.D41]*[.$E$3]+[.E41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40]+1" office:value-type="float" office:value="33">
            <text:p>coef of x^33</text:p>
          </table:table-cell>
          <table:table-cell table:formula="of:=[Sheet4.D43]" office:value-type="float" office:value="0">
            <text:p>0</text:p>
          </table:table-cell>
          <table:table-cell table:style-name="ce11" table:formula="of:=[.$D$3]*[.D42]-[.$E$3]*[.E42]+[.C41]" office:value-type="float" office:value="0">
            <text:p>0</text:p>
          </table:table-cell>
          <table:table-cell table:formula="of:=[.D42]*[.$E$3]+[.E42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41]+1" office:value-type="float" office:value="34">
            <text:p>coef of x^34</text:p>
          </table:table-cell>
          <table:table-cell table:formula="of:=[Sheet4.D44]" office:value-type="float" office:value="0">
            <text:p>0</text:p>
          </table:table-cell>
          <table:table-cell table:style-name="ce11" table:formula="of:=[.$D$3]*[.D43]-[.$E$3]*[.E43]+[.C42]" office:value-type="float" office:value="0">
            <text:p>0</text:p>
          </table:table-cell>
          <table:table-cell table:formula="of:=[.D43]*[.$E$3]+[.E43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42]+1" office:value-type="float" office:value="35">
            <text:p>coef of x^35</text:p>
          </table:table-cell>
          <table:table-cell table:formula="of:=[Sheet4.D45]" office:value-type="float" office:value="0">
            <text:p>0</text:p>
          </table:table-cell>
          <table:table-cell table:style-name="ce11" table:formula="of:=[.$D$3]*[.D44]-[.$E$3]*[.E44]+[.C43]" office:value-type="float" office:value="0">
            <text:p>0</text:p>
          </table:table-cell>
          <table:table-cell table:formula="of:=[.D44]*[.$E$3]+[.E44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43]+1" office:value-type="float" office:value="36">
            <text:p>coef of x^36</text:p>
          </table:table-cell>
          <table:table-cell table:formula="of:=[Sheet4.D46]" office:value-type="float" office:value="0">
            <text:p>0</text:p>
          </table:table-cell>
          <table:table-cell table:style-name="ce11" table:formula="of:=[.$D$3]*[.D45]-[.$E$3]*[.E45]+[.C44]" office:value-type="float" office:value="0">
            <text:p>0</text:p>
          </table:table-cell>
          <table:table-cell table:formula="of:=[.D45]*[.$E$3]+[.E45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44]+1" office:value-type="float" office:value="37">
            <text:p>coef of x^37</text:p>
          </table:table-cell>
          <table:table-cell table:formula="of:=[Sheet4.D47]" office:value-type="float" office:value="0">
            <text:p>0</text:p>
          </table:table-cell>
          <table:table-cell table:style-name="ce11" table:formula="of:=[.$D$3]*[.D46]-[.$E$3]*[.E46]+[.C45]" office:value-type="float" office:value="0">
            <text:p>0</text:p>
          </table:table-cell>
          <table:table-cell table:formula="of:=[.D46]*[.$E$3]+[.E46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45]+1" office:value-type="float" office:value="38">
            <text:p>coef of x^38</text:p>
          </table:table-cell>
          <table:table-cell table:formula="of:=[Sheet4.D48]" office:value-type="float" office:value="0">
            <text:p>0</text:p>
          </table:table-cell>
          <table:table-cell table:style-name="ce11" table:formula="of:=[.$D$3]*[.D47]-[.$E$3]*[.E47]+[.C46]" office:value-type="float" office:value="0">
            <text:p>0</text:p>
          </table:table-cell>
          <table:table-cell table:formula="of:=[.D47]*[.$E$3]+[.E47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46]+1" office:value-type="float" office:value="39">
            <text:p>coef of x^39</text:p>
          </table:table-cell>
          <table:table-cell table:formula="of:=[Sheet4.D49]" office:value-type="float" office:value="0">
            <text:p>0</text:p>
          </table:table-cell>
          <table:table-cell table:style-name="ce11" table:formula="of:=[.$D$3]*[.D48]-[.$E$3]*[.E48]+[.C47]" office:value-type="float" office:value="0">
            <text:p>0</text:p>
          </table:table-cell>
          <table:table-cell table:formula="of:=[.D48]*[.$E$3]+[.E48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47]+1" office:value-type="float" office:value="40">
            <text:p>coef of x^40</text:p>
          </table:table-cell>
          <table:table-cell table:formula="of:=[Sheet4.D50]" office:value-type="float" office:value="0">
            <text:p>0</text:p>
          </table:table-cell>
          <table:table-cell table:style-name="ce11" table:formula="of:=[.$D$3]*[.D49]-[.$E$3]*[.E49]+[.C48]" office:value-type="float" office:value="0">
            <text:p>0</text:p>
          </table:table-cell>
          <table:table-cell table:formula="of:=[.D49]*[.$E$3]+[.E49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48]+1" office:value-type="float" office:value="41">
            <text:p>coef of x^41</text:p>
          </table:table-cell>
          <table:table-cell table:formula="of:=[Sheet4.D51]" office:value-type="float" office:value="0">
            <text:p>0</text:p>
          </table:table-cell>
          <table:table-cell table:style-name="ce11" table:formula="of:=[.$D$3]*[.D50]-[.$E$3]*[.E50]+[.C49]" office:value-type="float" office:value="0">
            <text:p>0</text:p>
          </table:table-cell>
          <table:table-cell table:formula="of:=[.D50]*[.$E$3]+[.E50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49]+1" office:value-type="float" office:value="42">
            <text:p>coef of x^42</text:p>
          </table:table-cell>
          <table:table-cell table:formula="of:=[Sheet4.D52]" office:value-type="float" office:value="0">
            <text:p>0</text:p>
          </table:table-cell>
          <table:table-cell table:style-name="ce11" table:formula="of:=[.$D$3]*[.D51]-[.$E$3]*[.E51]+[.C50]" office:value-type="float" office:value="0">
            <text:p>0</text:p>
          </table:table-cell>
          <table:table-cell table:formula="of:=[.D51]*[.$E$3]+[.E51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50]+1" office:value-type="float" office:value="43">
            <text:p>coef of x^43</text:p>
          </table:table-cell>
          <table:table-cell table:formula="of:=[Sheet4.D53]" office:value-type="float" office:value="0">
            <text:p>0</text:p>
          </table:table-cell>
          <table:table-cell table:style-name="ce11" table:formula="of:=[.$D$3]*[.D52]-[.$E$3]*[.E52]+[.C51]" office:value-type="float" office:value="0">
            <text:p>0</text:p>
          </table:table-cell>
          <table:table-cell table:formula="of:=[.D52]*[.$E$3]+[.E52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51]+1" office:value-type="float" office:value="44">
            <text:p>coef of x^44</text:p>
          </table:table-cell>
          <table:table-cell table:formula="of:=[Sheet4.D54]" office:value-type="float" office:value="0">
            <text:p>0</text:p>
          </table:table-cell>
          <table:table-cell table:style-name="ce11" table:formula="of:=[.$D$3]*[.D53]-[.$E$3]*[.E53]+[.C52]" office:value-type="float" office:value="0">
            <text:p>0</text:p>
          </table:table-cell>
          <table:table-cell table:formula="of:=[.D53]*[.$E$3]+[.E53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52]+1" office:value-type="float" office:value="45">
            <text:p>coef of x^45</text:p>
          </table:table-cell>
          <table:table-cell table:formula="of:=[Sheet4.D55]" office:value-type="float" office:value="0">
            <text:p>0</text:p>
          </table:table-cell>
          <table:table-cell table:style-name="ce11" table:formula="of:=[.$D$3]*[.D54]-[.$E$3]*[.E54]+[.C53]" office:value-type="float" office:value="0">
            <text:p>0</text:p>
          </table:table-cell>
          <table:table-cell table:formula="of:=[.D54]*[.$E$3]+[.E54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53]+1" office:value-type="float" office:value="46">
            <text:p>coef of x^46</text:p>
          </table:table-cell>
          <table:table-cell table:formula="of:=[Sheet4.D56]" office:value-type="float" office:value="0">
            <text:p>0</text:p>
          </table:table-cell>
          <table:table-cell table:style-name="ce11" table:formula="of:=[.$D$3]*[.D55]-[.$E$3]*[.E55]+[.C54]" office:value-type="float" office:value="0">
            <text:p>0</text:p>
          </table:table-cell>
          <table:table-cell table:formula="of:=[.D55]*[.$E$3]+[.E55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54]+1" office:value-type="float" office:value="47">
            <text:p>coef of x^47</text:p>
          </table:table-cell>
          <table:table-cell table:formula="of:=[Sheet4.D57]" office:value-type="float" office:value="0">
            <text:p>0</text:p>
          </table:table-cell>
          <table:table-cell table:style-name="ce11" table:formula="of:=[.$D$3]*[.D56]-[.$E$3]*[.E56]+[.C55]" office:value-type="float" office:value="0">
            <text:p>0</text:p>
          </table:table-cell>
          <table:table-cell table:formula="of:=[.D56]*[.$E$3]+[.E56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55]+1" office:value-type="float" office:value="48">
            <text:p>coef of x^48</text:p>
          </table:table-cell>
          <table:table-cell table:formula="of:=[Sheet4.D58]" office:value-type="float" office:value="0">
            <text:p>0</text:p>
          </table:table-cell>
          <table:table-cell table:style-name="ce11" table:formula="of:=[.$D$3]*[.D57]-[.$E$3]*[.E57]+[.C56]" office:value-type="float" office:value="0">
            <text:p>0</text:p>
          </table:table-cell>
          <table:table-cell table:formula="of:=[.D57]*[.$E$3]+[.E57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56]+1" office:value-type="float" office:value="49">
            <text:p>coef of x^49</text:p>
          </table:table-cell>
          <table:table-cell table:formula="of:=[Sheet4.D59]" office:value-type="float" office:value="0">
            <text:p>0</text:p>
          </table:table-cell>
          <table:table-cell table:style-name="ce11" table:formula="of:=[.$D$3]*[.D58]-[.$E$3]*[.E58]+[.C57]" office:value-type="float" office:value="0">
            <text:p>0</text:p>
          </table:table-cell>
          <table:table-cell table:formula="of:=[.D58]*[.$E$3]+[.E58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57]+1" office:value-type="float" office:value="50">
            <text:p>coef of x^50</text:p>
          </table:table-cell>
          <table:table-cell table:formula="of:=[Sheet4.D60]" office:value-type="float" office:value="0">
            <text:p>0</text:p>
          </table:table-cell>
          <table:table-cell table:style-name="ce11" table:formula="of:=[.$D$3]*[.D59]-[.$E$3]*[.E59]+[.C58]" office:value-type="float" office:value="0">
            <text:p>0</text:p>
          </table:table-cell>
          <table:table-cell table:formula="of:=[.D59]*[.$E$3]+[.E59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58]+1" office:value-type="float" office:value="51">
            <text:p>coef of x^51</text:p>
          </table:table-cell>
          <table:table-cell table:formula="of:=[Sheet4.D61]" office:value-type="float" office:value="0">
            <text:p>0</text:p>
          </table:table-cell>
          <table:table-cell table:style-name="ce11" table:formula="of:=[.$D$3]*[.D60]-[.$E$3]*[.E60]+[.C59]" office:value-type="float" office:value="0">
            <text:p>0</text:p>
          </table:table-cell>
          <table:table-cell table:formula="of:=[.D60]*[.$E$3]+[.E60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59]+1" office:value-type="float" office:value="52">
            <text:p>coef of x^52</text:p>
          </table:table-cell>
          <table:table-cell table:formula="of:=[Sheet4.D62]" office:value-type="float" office:value="0">
            <text:p>0</text:p>
          </table:table-cell>
          <table:table-cell table:style-name="ce11" table:formula="of:=[.$D$3]*[.D61]-[.$E$3]*[.E61]+[.C60]" office:value-type="float" office:value="0">
            <text:p>0</text:p>
          </table:table-cell>
          <table:table-cell table:formula="of:=[.D61]*[.$E$3]+[.E61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60]+1" office:value-type="float" office:value="53">
            <text:p>coef of x^53</text:p>
          </table:table-cell>
          <table:table-cell table:formula="of:=[Sheet4.D63]" office:value-type="float" office:value="0">
            <text:p>0</text:p>
          </table:table-cell>
          <table:table-cell table:style-name="ce11" table:formula="of:=[.$D$3]*[.D62]-[.$E$3]*[.E62]+[.C61]" office:value-type="float" office:value="0">
            <text:p>0</text:p>
          </table:table-cell>
          <table:table-cell table:formula="of:=[.D62]*[.$E$3]+[.E62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61]+1" office:value-type="float" office:value="54">
            <text:p>coef of x^54</text:p>
          </table:table-cell>
          <table:table-cell table:formula="of:=[Sheet4.D64]" office:value-type="float" office:value="0">
            <text:p>0</text:p>
          </table:table-cell>
          <table:table-cell table:style-name="ce11" table:formula="of:=[.$D$3]*[.D63]-[.$E$3]*[.E63]+[.C62]" office:value-type="float" office:value="0">
            <text:p>0</text:p>
          </table:table-cell>
          <table:table-cell table:formula="of:=[.D63]*[.$E$3]+[.E63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62]+1" office:value-type="float" office:value="55">
            <text:p>coef of x^55</text:p>
          </table:table-cell>
          <table:table-cell table:formula="of:=[Sheet4.D65]" office:value-type="float" office:value="0">
            <text:p>0</text:p>
          </table:table-cell>
          <table:table-cell table:style-name="ce11" table:formula="of:=[.$D$3]*[.D64]-[.$E$3]*[.E64]+[.C63]" office:value-type="float" office:value="0">
            <text:p>0</text:p>
          </table:table-cell>
          <table:table-cell table:formula="of:=[.D64]*[.$E$3]+[.E64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63]+1" office:value-type="float" office:value="56">
            <text:p>coef of x^56</text:p>
          </table:table-cell>
          <table:table-cell table:formula="of:=[Sheet4.D66]" office:value-type="float" office:value="0">
            <text:p>0</text:p>
          </table:table-cell>
          <table:table-cell table:style-name="ce11" table:formula="of:=[.$D$3]*[.D65]-[.$E$3]*[.E65]+[.C64]" office:value-type="float" office:value="0">
            <text:p>0</text:p>
          </table:table-cell>
          <table:table-cell table:formula="of:=[.D65]*[.$E$3]+[.E65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64]+1" office:value-type="float" office:value="57">
            <text:p>coef of x^57</text:p>
          </table:table-cell>
          <table:table-cell table:formula="of:=[Sheet4.D67]" office:value-type="float" office:value="0">
            <text:p>0</text:p>
          </table:table-cell>
          <table:table-cell table:style-name="ce11" table:formula="of:=[.$D$3]*[.D66]-[.$E$3]*[.E66]+[.C65]" office:value-type="float" office:value="0">
            <text:p>0</text:p>
          </table:table-cell>
          <table:table-cell table:formula="of:=[.D66]*[.$E$3]+[.E66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65]+1" office:value-type="float" office:value="58">
            <text:p>coef of x^58</text:p>
          </table:table-cell>
          <table:table-cell table:formula="of:=[Sheet4.D68]" office:value-type="float" office:value="0">
            <text:p>0</text:p>
          </table:table-cell>
          <table:table-cell table:style-name="ce11" table:formula="of:=[.$D$3]*[.D67]-[.$E$3]*[.E67]+[.C66]" office:value-type="float" office:value="0">
            <text:p>0</text:p>
          </table:table-cell>
          <table:table-cell table:formula="of:=[.D67]*[.$E$3]+[.E67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66]+1" office:value-type="float" office:value="59">
            <text:p>coef of x^59</text:p>
          </table:table-cell>
          <table:table-cell table:formula="of:=[Sheet4.D69]" office:value-type="float" office:value="0">
            <text:p>0</text:p>
          </table:table-cell>
          <table:table-cell table:style-name="ce11" table:formula="of:=[.$D$3]*[.D68]-[.$E$3]*[.E68]+[.C67]" office:value-type="float" office:value="0">
            <text:p>0</text:p>
          </table:table-cell>
          <table:table-cell table:formula="of:=[.D68]*[.$E$3]+[.E68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67]+1" office:value-type="float" office:value="60">
            <text:p>coef of x^60</text:p>
          </table:table-cell>
          <table:table-cell table:formula="of:=[Sheet4.D70]" office:value-type="float" office:value="0">
            <text:p>0</text:p>
          </table:table-cell>
          <table:table-cell table:style-name="ce11" table:formula="of:=[.$D$3]*[.D69]-[.$E$3]*[.E69]+[.C68]" office:value-type="float" office:value="0">
            <text:p>0</text:p>
          </table:table-cell>
          <table:table-cell table:formula="of:=[.D69]*[.$E$3]+[.E69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68]+1" office:value-type="float" office:value="61">
            <text:p>coef of x^61</text:p>
          </table:table-cell>
          <table:table-cell table:formula="of:=[Sheet4.D71]" office:value-type="float" office:value="0">
            <text:p>0</text:p>
          </table:table-cell>
          <table:table-cell table:style-name="ce11" table:formula="of:=[.$D$3]*[.D70]-[.$E$3]*[.E70]+[.C69]" office:value-type="float" office:value="0">
            <text:p>0</text:p>
          </table:table-cell>
          <table:table-cell table:formula="of:=[.D70]*[.$E$3]+[.E70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69]+1" office:value-type="float" office:value="62">
            <text:p>coef of x^62</text:p>
          </table:table-cell>
          <table:table-cell table:formula="of:=[Sheet4.D72]" office:value-type="float" office:value="0">
            <text:p>0</text:p>
          </table:table-cell>
          <table:table-cell table:style-name="ce11" table:formula="of:=[.$D$3]*[.D71]-[.$E$3]*[.E71]+[.C70]" office:value-type="float" office:value="0">
            <text:p>0</text:p>
          </table:table-cell>
          <table:table-cell table:formula="of:=[.D71]*[.$E$3]+[.E71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70]+1" office:value-type="float" office:value="63">
            <text:p>coef of x^63</text:p>
          </table:table-cell>
          <table:table-cell table:formula="of:=[Sheet4.D73]" office:value-type="float" office:value="0">
            <text:p>0</text:p>
          </table:table-cell>
          <table:table-cell table:style-name="ce11" table:formula="of:=[.$D$3]*[.D72]-[.$E$3]*[.E72]+[.C71]" office:value-type="float" office:value="0">
            <text:p>0</text:p>
          </table:table-cell>
          <table:table-cell table:formula="of:=[.D72]*[.$E$3]+[.E72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71]+1" office:value-type="float" office:value="64">
            <text:p>coef of x^64</text:p>
          </table:table-cell>
          <table:table-cell table:formula="of:=[Sheet4.D74]" office:value-type="float" office:value="0">
            <text:p>0</text:p>
          </table:table-cell>
          <table:table-cell table:style-name="ce11" table:formula="of:=[.$D$3]*[.D73]-[.$E$3]*[.E73]+[.C72]" office:value-type="float" office:value="0">
            <text:p>0</text:p>
          </table:table-cell>
          <table:table-cell table:formula="of:=[.D73]*[.$E$3]+[.E73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72]+1" office:value-type="float" office:value="65">
            <text:p>coef of x^65</text:p>
          </table:table-cell>
          <table:table-cell table:formula="of:=[Sheet4.D75]" office:value-type="float" office:value="0">
            <text:p>0</text:p>
          </table:table-cell>
          <table:table-cell table:style-name="ce11" table:formula="of:=[.$D$3]*[.D74]-[.$E$3]*[.E74]+[.C73]" office:value-type="float" office:value="0">
            <text:p>0</text:p>
          </table:table-cell>
          <table:table-cell table:formula="of:=[.D74]*[.$E$3]+[.E74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73]+1" office:value-type="float" office:value="66">
            <text:p>coef of x^66</text:p>
          </table:table-cell>
          <table:table-cell table:formula="of:=[Sheet4.D76]" office:value-type="float" office:value="0">
            <text:p>0</text:p>
          </table:table-cell>
          <table:table-cell table:style-name="ce11" table:formula="of:=[.$D$3]*[.D75]-[.$E$3]*[.E75]+[.C74]" office:value-type="float" office:value="0">
            <text:p>0</text:p>
          </table:table-cell>
          <table:table-cell table:formula="of:=[.D75]*[.$E$3]+[.E75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74]+1" office:value-type="float" office:value="67">
            <text:p>coef of x^67</text:p>
          </table:table-cell>
          <table:table-cell table:formula="of:=[Sheet4.D77]" office:value-type="float" office:value="0">
            <text:p>0</text:p>
          </table:table-cell>
          <table:table-cell table:style-name="ce11" table:formula="of:=[.$D$3]*[.D76]-[.$E$3]*[.E76]+[.C75]" office:value-type="float" office:value="0">
            <text:p>0</text:p>
          </table:table-cell>
          <table:table-cell table:formula="of:=[.D76]*[.$E$3]+[.E76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75]+1" office:value-type="float" office:value="68">
            <text:p>coef of x^68</text:p>
          </table:table-cell>
          <table:table-cell table:formula="of:=[Sheet4.D78]" office:value-type="float" office:value="0">
            <text:p>0</text:p>
          </table:table-cell>
          <table:table-cell table:style-name="ce11" table:formula="of:=[.$D$3]*[.D77]-[.$E$3]*[.E77]+[.C76]" office:value-type="float" office:value="0">
            <text:p>0</text:p>
          </table:table-cell>
          <table:table-cell table:formula="of:=[.D77]*[.$E$3]+[.E77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76]+1" office:value-type="float" office:value="69">
            <text:p>coef of x^69</text:p>
          </table:table-cell>
          <table:table-cell table:formula="of:=[Sheet4.D79]" office:value-type="float" office:value="0">
            <text:p>0</text:p>
          </table:table-cell>
          <table:table-cell table:style-name="ce11" table:formula="of:=[.$D$3]*[.D78]-[.$E$3]*[.E78]+[.C77]" office:value-type="float" office:value="0">
            <text:p>0</text:p>
          </table:table-cell>
          <table:table-cell table:formula="of:=[.D78]*[.$E$3]+[.E78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77]+1" office:value-type="float" office:value="70">
            <text:p>coef of x^70</text:p>
          </table:table-cell>
          <table:table-cell table:formula="of:=[Sheet4.D80]" office:value-type="float" office:value="0">
            <text:p>0</text:p>
          </table:table-cell>
          <table:table-cell table:style-name="ce11" table:formula="of:=[.$D$3]*[.D79]-[.$E$3]*[.E79]+[.C78]" office:value-type="float" office:value="0">
            <text:p>0</text:p>
          </table:table-cell>
          <table:table-cell table:formula="of:=[.D79]*[.$E$3]+[.E79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78]+1" office:value-type="float" office:value="71">
            <text:p>coef of x^71</text:p>
          </table:table-cell>
          <table:table-cell table:formula="of:=[Sheet4.D81]" office:value-type="float" office:value="0">
            <text:p>0</text:p>
          </table:table-cell>
          <table:table-cell table:style-name="ce11" table:formula="of:=[.$D$3]*[.D80]-[.$E$3]*[.E80]+[.C79]" office:value-type="float" office:value="0">
            <text:p>0</text:p>
          </table:table-cell>
          <table:table-cell table:formula="of:=[.D80]*[.$E$3]+[.E80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79]+1" office:value-type="float" office:value="72">
            <text:p>coef of x^72</text:p>
          </table:table-cell>
          <table:table-cell table:formula="of:=[Sheet4.D82]" office:value-type="float" office:value="0">
            <text:p>0</text:p>
          </table:table-cell>
          <table:table-cell table:style-name="ce11" table:formula="of:=[.$D$3]*[.D81]-[.$E$3]*[.E81]+[.C80]" office:value-type="float" office:value="0">
            <text:p>0</text:p>
          </table:table-cell>
          <table:table-cell table:formula="of:=[.D81]*[.$E$3]+[.E81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80]+1" office:value-type="float" office:value="73">
            <text:p>coef of x^73</text:p>
          </table:table-cell>
          <table:table-cell table:formula="of:=[Sheet4.D83]" office:value-type="float" office:value="0">
            <text:p>0</text:p>
          </table:table-cell>
          <table:table-cell table:style-name="ce11" table:formula="of:=[.$D$3]*[.D82]-[.$E$3]*[.E82]+[.C81]" office:value-type="float" office:value="0">
            <text:p>0</text:p>
          </table:table-cell>
          <table:table-cell table:formula="of:=[.D82]*[.$E$3]+[.E82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81]+1" office:value-type="float" office:value="74">
            <text:p>coef of x^74</text:p>
          </table:table-cell>
          <table:table-cell table:formula="of:=[Sheet4.D84]" office:value-type="float" office:value="0">
            <text:p>0</text:p>
          </table:table-cell>
          <table:table-cell table:style-name="ce11" table:formula="of:=[.$D$3]*[.D83]-[.$E$3]*[.E83]+[.C82]" office:value-type="float" office:value="0">
            <text:p>0</text:p>
          </table:table-cell>
          <table:table-cell table:formula="of:=[.D83]*[.$E$3]+[.E83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82]+1" office:value-type="float" office:value="75">
            <text:p>coef of x^75</text:p>
          </table:table-cell>
          <table:table-cell table:formula="of:=[Sheet4.D85]" office:value-type="float" office:value="0">
            <text:p>0</text:p>
          </table:table-cell>
          <table:table-cell table:style-name="ce11" table:formula="of:=[.$D$3]*[.D84]-[.$E$3]*[.E84]+[.C83]" office:value-type="float" office:value="0">
            <text:p>0</text:p>
          </table:table-cell>
          <table:table-cell table:formula="of:=[.D84]*[.$E$3]+[.E84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83]+1" office:value-type="float" office:value="76">
            <text:p>coef of x^76</text:p>
          </table:table-cell>
          <table:table-cell table:formula="of:=[Sheet4.D86]" office:value-type="float" office:value="0">
            <text:p>0</text:p>
          </table:table-cell>
          <table:table-cell table:style-name="ce11" table:formula="of:=[.$D$3]*[.D85]-[.$E$3]*[.E85]+[.C84]" office:value-type="float" office:value="0">
            <text:p>0</text:p>
          </table:table-cell>
          <table:table-cell table:formula="of:=[.D85]*[.$E$3]+[.E85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84]+1" office:value-type="float" office:value="77">
            <text:p>coef of x^77</text:p>
          </table:table-cell>
          <table:table-cell table:formula="of:=[Sheet4.D87]" office:value-type="float" office:value="0">
            <text:p>0</text:p>
          </table:table-cell>
          <table:table-cell table:style-name="ce11" table:formula="of:=[.$D$3]*[.D86]-[.$E$3]*[.E86]+[.C85]" office:value-type="float" office:value="0">
            <text:p>0</text:p>
          </table:table-cell>
          <table:table-cell table:formula="of:=[.D86]*[.$E$3]+[.E86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85]+1" office:value-type="float" office:value="78">
            <text:p>coef of x^78</text:p>
          </table:table-cell>
          <table:table-cell table:formula="of:=[Sheet4.D88]" office:value-type="float" office:value="0">
            <text:p>0</text:p>
          </table:table-cell>
          <table:table-cell table:style-name="ce11" table:formula="of:=[.$D$3]*[.D87]-[.$E$3]*[.E87]+[.C86]" office:value-type="float" office:value="0">
            <text:p>0</text:p>
          </table:table-cell>
          <table:table-cell table:formula="of:=[.D87]*[.$E$3]+[.E87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86]+1" office:value-type="float" office:value="79">
            <text:p>coef of x^79</text:p>
          </table:table-cell>
          <table:table-cell table:formula="of:=[Sheet4.D89]" office:value-type="float" office:value="0">
            <text:p>0</text:p>
          </table:table-cell>
          <table:table-cell table:style-name="ce11" table:formula="of:=[.$D$3]*[.D88]-[.$E$3]*[.E88]+[.C87]" office:value-type="float" office:value="0">
            <text:p>0</text:p>
          </table:table-cell>
          <table:table-cell table:formula="of:=[.D88]*[.$E$3]+[.E88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87]+1" office:value-type="float" office:value="80">
            <text:p>coef of x^80</text:p>
          </table:table-cell>
          <table:table-cell table:formula="of:=[Sheet4.D90]" office:value-type="float" office:value="0">
            <text:p>0</text:p>
          </table:table-cell>
          <table:table-cell table:style-name="ce11" table:formula="of:=[.$D$3]*[.D89]-[.$E$3]*[.E89]+[.C88]" office:value-type="float" office:value="0">
            <text:p>0</text:p>
          </table:table-cell>
          <table:table-cell table:formula="of:=[.D89]*[.$E$3]+[.E89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88]+1" office:value-type="float" office:value="81">
            <text:p>coef of x^81</text:p>
          </table:table-cell>
          <table:table-cell table:formula="of:=[Sheet4.D91]" office:value-type="float" office:value="0">
            <text:p>0</text:p>
          </table:table-cell>
          <table:table-cell table:style-name="ce11" table:formula="of:=[.$D$3]*[.D90]-[.$E$3]*[.E90]+[.C89]" office:value-type="float" office:value="0">
            <text:p>0</text:p>
          </table:table-cell>
          <table:table-cell table:formula="of:=[.D90]*[.$E$3]+[.E90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89]+1" office:value-type="float" office:value="82">
            <text:p>coef of x^82</text:p>
          </table:table-cell>
          <table:table-cell table:formula="of:=[Sheet4.D92]" office:value-type="float" office:value="0">
            <text:p>0</text:p>
          </table:table-cell>
          <table:table-cell table:style-name="ce11" table:formula="of:=[.$D$3]*[.D91]-[.$E$3]*[.E91]+[.C90]" office:value-type="float" office:value="0">
            <text:p>0</text:p>
          </table:table-cell>
          <table:table-cell table:formula="of:=[.D91]*[.$E$3]+[.E91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90]+1" office:value-type="float" office:value="83">
            <text:p>coef of x^83</text:p>
          </table:table-cell>
          <table:table-cell table:formula="of:=[Sheet4.D93]" office:value-type="float" office:value="0">
            <text:p>0</text:p>
          </table:table-cell>
          <table:table-cell table:style-name="ce11" table:formula="of:=[.$D$3]*[.D92]-[.$E$3]*[.E92]+[.C91]" office:value-type="float" office:value="0">
            <text:p>0</text:p>
          </table:table-cell>
          <table:table-cell table:formula="of:=[.D92]*[.$E$3]+[.E92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91]+1" office:value-type="float" office:value="84">
            <text:p>coef of x^84</text:p>
          </table:table-cell>
          <table:table-cell table:formula="of:=[Sheet4.D94]" office:value-type="float" office:value="0">
            <text:p>0</text:p>
          </table:table-cell>
          <table:table-cell table:style-name="ce11" table:formula="of:=[.$D$3]*[.D93]-[.$E$3]*[.E93]+[.C92]" office:value-type="float" office:value="0">
            <text:p>0</text:p>
          </table:table-cell>
          <table:table-cell table:formula="of:=[.D93]*[.$E$3]+[.E93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92]+1" office:value-type="float" office:value="85">
            <text:p>coef of x^85</text:p>
          </table:table-cell>
          <table:table-cell table:formula="of:=[Sheet4.D95]" office:value-type="float" office:value="0">
            <text:p>0</text:p>
          </table:table-cell>
          <table:table-cell table:style-name="ce11" table:formula="of:=[.$D$3]*[.D94]-[.$E$3]*[.E94]+[.C93]" office:value-type="float" office:value="0">
            <text:p>0</text:p>
          </table:table-cell>
          <table:table-cell table:formula="of:=[.D94]*[.$E$3]+[.E94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93]+1" office:value-type="float" office:value="86">
            <text:p>coef of x^86</text:p>
          </table:table-cell>
          <table:table-cell table:formula="of:=[Sheet4.D96]" office:value-type="float" office:value="0">
            <text:p>0</text:p>
          </table:table-cell>
          <table:table-cell table:style-name="ce11" table:formula="of:=[.$D$3]*[.D95]-[.$E$3]*[.E95]+[.C94]" office:value-type="float" office:value="0">
            <text:p>0</text:p>
          </table:table-cell>
          <table:table-cell table:formula="of:=[.D95]*[.$E$3]+[.E95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94]+1" office:value-type="float" office:value="87">
            <text:p>coef of x^87</text:p>
          </table:table-cell>
          <table:table-cell table:formula="of:=[Sheet4.D97]" office:value-type="float" office:value="0">
            <text:p>0</text:p>
          </table:table-cell>
          <table:table-cell table:style-name="ce11" table:formula="of:=[.$D$3]*[.D96]-[.$E$3]*[.E96]+[.C95]" office:value-type="float" office:value="0">
            <text:p>0</text:p>
          </table:table-cell>
          <table:table-cell table:formula="of:=[.D96]*[.$E$3]+[.E96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95]+1" office:value-type="float" office:value="88">
            <text:p>coef of x^88</text:p>
          </table:table-cell>
          <table:table-cell table:formula="of:=[Sheet4.D98]" office:value-type="float" office:value="0">
            <text:p>0</text:p>
          </table:table-cell>
          <table:table-cell table:style-name="ce11" table:formula="of:=[.$D$3]*[.D97]-[.$E$3]*[.E97]+[.C96]" office:value-type="float" office:value="0">
            <text:p>0</text:p>
          </table:table-cell>
          <table:table-cell table:formula="of:=[.D97]*[.$E$3]+[.E97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96]+1" office:value-type="float" office:value="89">
            <text:p>coef of x^89</text:p>
          </table:table-cell>
          <table:table-cell table:formula="of:=[Sheet4.D99]" office:value-type="float" office:value="0">
            <text:p>0</text:p>
          </table:table-cell>
          <table:table-cell table:style-name="ce11" table:formula="of:=[.$D$3]*[.D98]-[.$E$3]*[.E98]+[.C97]" office:value-type="float" office:value="0">
            <text:p>0</text:p>
          </table:table-cell>
          <table:table-cell table:formula="of:=[.D98]*[.$E$3]+[.E98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97]+1" office:value-type="float" office:value="90">
            <text:p>coef of x^90</text:p>
          </table:table-cell>
          <table:table-cell table:formula="of:=[Sheet4.D100]" office:value-type="float" office:value="0">
            <text:p>0</text:p>
          </table:table-cell>
          <table:table-cell table:style-name="ce11" table:formula="of:=[.$D$3]*[.D99]-[.$E$3]*[.E99]+[.C98]" office:value-type="float" office:value="0">
            <text:p>0</text:p>
          </table:table-cell>
          <table:table-cell table:formula="of:=[.D99]*[.$E$3]+[.E99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98]+1" office:value-type="float" office:value="91">
            <text:p>coef of x^91</text:p>
          </table:table-cell>
          <table:table-cell table:formula="of:=[Sheet4.D101]" office:value-type="float" office:value="0">
            <text:p>0</text:p>
          </table:table-cell>
          <table:table-cell table:style-name="ce11" table:formula="of:=[.$D$3]*[.D100]-[.$E$3]*[.E100]+[.C99]" office:value-type="float" office:value="0">
            <text:p>0</text:p>
          </table:table-cell>
          <table:table-cell table:formula="of:=[.D100]*[.$E$3]+[.E100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99]+1" office:value-type="float" office:value="92">
            <text:p>coef of x^92</text:p>
          </table:table-cell>
          <table:table-cell table:formula="of:=[Sheet4.D102]" office:value-type="float" office:value="0">
            <text:p>0</text:p>
          </table:table-cell>
          <table:table-cell table:style-name="ce11" table:formula="of:=[.$D$3]*[.D101]-[.$E$3]*[.E101]+[.C100]" office:value-type="float" office:value="0">
            <text:p>0</text:p>
          </table:table-cell>
          <table:table-cell table:formula="of:=[.D101]*[.$E$3]+[.E101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00]+1" office:value-type="float" office:value="93">
            <text:p>coef of x^93</text:p>
          </table:table-cell>
          <table:table-cell table:formula="of:=[Sheet4.D103]" office:value-type="float" office:value="0">
            <text:p>0</text:p>
          </table:table-cell>
          <table:table-cell table:style-name="ce11" table:formula="of:=[.$D$3]*[.D102]-[.$E$3]*[.E102]+[.C101]" office:value-type="float" office:value="0">
            <text:p>0</text:p>
          </table:table-cell>
          <table:table-cell table:formula="of:=[.D102]*[.$E$3]+[.E102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01]+1" office:value-type="float" office:value="94">
            <text:p>coef of x^94</text:p>
          </table:table-cell>
          <table:table-cell table:formula="of:=[Sheet4.D104]" office:value-type="float" office:value="0">
            <text:p>0</text:p>
          </table:table-cell>
          <table:table-cell table:style-name="ce11" table:formula="of:=[.$D$3]*[.D103]-[.$E$3]*[.E103]+[.C102]" office:value-type="float" office:value="0">
            <text:p>0</text:p>
          </table:table-cell>
          <table:table-cell table:formula="of:=[.D103]*[.$E$3]+[.E103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02]+1" office:value-type="float" office:value="95">
            <text:p>coef of x^95</text:p>
          </table:table-cell>
          <table:table-cell table:formula="of:=[Sheet4.D105]" office:value-type="float" office:value="0">
            <text:p>0</text:p>
          </table:table-cell>
          <table:table-cell table:style-name="ce11" table:formula="of:=[.$D$3]*[.D104]-[.$E$3]*[.E104]+[.C103]" office:value-type="float" office:value="0">
            <text:p>0</text:p>
          </table:table-cell>
          <table:table-cell table:formula="of:=[.D104]*[.$E$3]+[.E104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03]+1" office:value-type="float" office:value="96">
            <text:p>coef of x^96</text:p>
          </table:table-cell>
          <table:table-cell table:formula="of:=[Sheet4.D106]" office:value-type="float" office:value="0">
            <text:p>0</text:p>
          </table:table-cell>
          <table:table-cell table:style-name="ce11" table:formula="of:=[.$D$3]*[.D105]-[.$E$3]*[.E105]+[.C104]" office:value-type="float" office:value="0">
            <text:p>0</text:p>
          </table:table-cell>
          <table:table-cell table:formula="of:=[.D105]*[.$E$3]+[.E105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04]+1" office:value-type="float" office:value="97">
            <text:p>coef of x^97</text:p>
          </table:table-cell>
          <table:table-cell table:formula="of:=[Sheet4.D107]" office:value-type="float" office:value="0">
            <text:p>0</text:p>
          </table:table-cell>
          <table:table-cell table:style-name="ce11" table:formula="of:=[.$D$3]*[.D106]-[.$E$3]*[.E106]+[.C105]" office:value-type="float" office:value="0">
            <text:p>0</text:p>
          </table:table-cell>
          <table:table-cell table:formula="of:=[.D106]*[.$E$3]+[.E106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05]+1" office:value-type="float" office:value="98">
            <text:p>coef of x^98</text:p>
          </table:table-cell>
          <table:table-cell table:formula="of:=[Sheet4.D108]" office:value-type="float" office:value="0">
            <text:p>0</text:p>
          </table:table-cell>
          <table:table-cell table:style-name="ce11" table:formula="of:=[.$D$3]*[.D107]-[.$E$3]*[.E107]+[.C106]" office:value-type="float" office:value="0">
            <text:p>0</text:p>
          </table:table-cell>
          <table:table-cell table:formula="of:=[.D107]*[.$E$3]+[.E107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06]+1" office:value-type="float" office:value="99">
            <text:p>coef of x^99</text:p>
          </table:table-cell>
          <table:table-cell table:formula="of:=[Sheet4.D109]" office:value-type="float" office:value="0">
            <text:p>0</text:p>
          </table:table-cell>
          <table:table-cell table:style-name="ce11" table:formula="of:=[.$D$3]*[.D108]-[.$E$3]*[.E108]+[.C107]" office:value-type="float" office:value="0">
            <text:p>0</text:p>
          </table:table-cell>
          <table:table-cell table:formula="of:=[.D108]*[.$E$3]+[.E108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07]+1" office:value-type="float" office:value="100">
            <text:p>coef of x^100</text:p>
          </table:table-cell>
          <table:table-cell table:formula="of:=[Sheet4.D110]" office:value-type="float" office:value="0">
            <text:p>0</text:p>
          </table:table-cell>
          <table:table-cell table:style-name="ce11" table:formula="of:=[.$D$3]*[.D109]-[.$E$3]*[.E109]+[.C108]" office:value-type="float" office:value="0">
            <text:p>0</text:p>
          </table:table-cell>
          <table:table-cell table:formula="of:=[.D109]*[.$E$3]+[.E109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08]+1" office:value-type="float" office:value="101">
            <text:p>coef of x^101</text:p>
          </table:table-cell>
          <table:table-cell table:formula="of:=[Sheet4.D111]" office:value-type="float" office:value="0">
            <text:p>0</text:p>
          </table:table-cell>
          <table:table-cell table:style-name="ce11" table:formula="of:=[.$D$3]*[.D110]-[.$E$3]*[.E110]+[.C109]" office:value-type="float" office:value="0">
            <text:p>0</text:p>
          </table:table-cell>
          <table:table-cell table:formula="of:=[.D110]*[.$E$3]+[.E110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09]+1" office:value-type="float" office:value="102">
            <text:p>coef of x^102</text:p>
          </table:table-cell>
          <table:table-cell table:formula="of:=[Sheet4.D112]" office:value-type="float" office:value="0">
            <text:p>0</text:p>
          </table:table-cell>
          <table:table-cell table:style-name="ce11" table:formula="of:=[.$D$3]*[.D111]-[.$E$3]*[.E111]+[.C110]" office:value-type="float" office:value="0">
            <text:p>0</text:p>
          </table:table-cell>
          <table:table-cell table:formula="of:=[.D111]*[.$E$3]+[.E111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10]+1" office:value-type="float" office:value="103">
            <text:p>coef of x^103</text:p>
          </table:table-cell>
          <table:table-cell table:formula="of:=[Sheet4.D113]" office:value-type="float" office:value="0">
            <text:p>0</text:p>
          </table:table-cell>
          <table:table-cell table:style-name="ce11" table:formula="of:=[.$D$3]*[.D112]-[.$E$3]*[.E112]+[.C111]" office:value-type="float" office:value="0">
            <text:p>0</text:p>
          </table:table-cell>
          <table:table-cell table:formula="of:=[.D112]*[.$E$3]+[.E112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11]+1" office:value-type="float" office:value="104">
            <text:p>coef of x^104</text:p>
          </table:table-cell>
          <table:table-cell table:formula="of:=[Sheet4.D114]" office:value-type="float" office:value="0">
            <text:p>0</text:p>
          </table:table-cell>
          <table:table-cell table:style-name="ce11" table:formula="of:=[.$D$3]*[.D113]-[.$E$3]*[.E113]+[.C112]" office:value-type="float" office:value="0">
            <text:p>0</text:p>
          </table:table-cell>
          <table:table-cell table:formula="of:=[.D113]*[.$E$3]+[.E113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12]+1" office:value-type="float" office:value="105">
            <text:p>coef of x^105</text:p>
          </table:table-cell>
          <table:table-cell table:formula="of:=[Sheet4.D115]" office:value-type="float" office:value="0">
            <text:p>0</text:p>
          </table:table-cell>
          <table:table-cell table:style-name="ce11" table:formula="of:=[.$D$3]*[.D114]-[.$E$3]*[.E114]+[.C113]" office:value-type="float" office:value="0">
            <text:p>0</text:p>
          </table:table-cell>
          <table:table-cell table:formula="of:=[.D114]*[.$E$3]+[.E114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13]+1" office:value-type="float" office:value="106">
            <text:p>coef of x^106</text:p>
          </table:table-cell>
          <table:table-cell table:formula="of:=[Sheet4.D116]" office:value-type="float" office:value="0">
            <text:p>0</text:p>
          </table:table-cell>
          <table:table-cell table:style-name="ce11" table:formula="of:=[.$D$3]*[.D115]-[.$E$3]*[.E115]+[.C114]" office:value-type="float" office:value="0">
            <text:p>0</text:p>
          </table:table-cell>
          <table:table-cell table:formula="of:=[.D115]*[.$E$3]+[.E115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14]+1" office:value-type="float" office:value="107">
            <text:p>coef of x^107</text:p>
          </table:table-cell>
          <table:table-cell table:formula="of:=[Sheet4.D117]" office:value-type="float" office:value="0">
            <text:p>0</text:p>
          </table:table-cell>
          <table:table-cell table:style-name="ce11" table:formula="of:=[.$D$3]*[.D116]-[.$E$3]*[.E116]+[.C115]" office:value-type="float" office:value="0">
            <text:p>0</text:p>
          </table:table-cell>
          <table:table-cell table:formula="of:=[.D116]*[.$E$3]+[.E116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15]+1" office:value-type="float" office:value="108">
            <text:p>coef of x^108</text:p>
          </table:table-cell>
          <table:table-cell table:formula="of:=[Sheet4.D118]" office:value-type="float" office:value="0">
            <text:p>0</text:p>
          </table:table-cell>
          <table:table-cell table:style-name="ce11" table:formula="of:=[.$D$3]*[.D117]-[.$E$3]*[.E117]+[.C116]" office:value-type="float" office:value="0">
            <text:p>0</text:p>
          </table:table-cell>
          <table:table-cell table:formula="of:=[.D117]*[.$E$3]+[.E117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16]+1" office:value-type="float" office:value="109">
            <text:p>coef of x^109</text:p>
          </table:table-cell>
          <table:table-cell table:formula="of:=[Sheet4.D119]" office:value-type="float" office:value="0">
            <text:p>0</text:p>
          </table:table-cell>
          <table:table-cell table:style-name="ce11" table:formula="of:=[.$D$3]*[.D118]-[.$E$3]*[.E118]+[.C117]" office:value-type="float" office:value="0">
            <text:p>0</text:p>
          </table:table-cell>
          <table:table-cell table:formula="of:=[.D118]*[.$E$3]+[.E118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17]+1" office:value-type="float" office:value="110">
            <text:p>coef of x^110</text:p>
          </table:table-cell>
          <table:table-cell table:formula="of:=[Sheet4.D120]" office:value-type="float" office:value="0">
            <text:p>0</text:p>
          </table:table-cell>
          <table:table-cell table:style-name="ce11" table:formula="of:=[.$D$3]*[.D119]-[.$E$3]*[.E119]+[.C118]" office:value-type="float" office:value="0">
            <text:p>0</text:p>
          </table:table-cell>
          <table:table-cell table:formula="of:=[.D119]*[.$E$3]+[.E119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18]+1" office:value-type="float" office:value="111">
            <text:p>coef of x^111</text:p>
          </table:table-cell>
          <table:table-cell table:formula="of:=[Sheet4.D121]" office:value-type="float" office:value="0">
            <text:p>0</text:p>
          </table:table-cell>
          <table:table-cell table:style-name="ce11" table:formula="of:=[.$D$3]*[.D120]-[.$E$3]*[.E120]+[.C119]" office:value-type="float" office:value="0">
            <text:p>0</text:p>
          </table:table-cell>
          <table:table-cell table:formula="of:=[.D120]*[.$E$3]+[.E120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19]+1" office:value-type="float" office:value="112">
            <text:p>coef of x^112</text:p>
          </table:table-cell>
          <table:table-cell table:formula="of:=[Sheet4.D122]" office:value-type="float" office:value="0">
            <text:p>0</text:p>
          </table:table-cell>
          <table:table-cell table:style-name="ce11" table:formula="of:=[.$D$3]*[.D121]-[.$E$3]*[.E121]+[.C120]" office:value-type="float" office:value="0">
            <text:p>0</text:p>
          </table:table-cell>
          <table:table-cell table:formula="of:=[.D121]*[.$E$3]+[.E121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20]+1" office:value-type="float" office:value="113">
            <text:p>coef of x^113</text:p>
          </table:table-cell>
          <table:table-cell table:formula="of:=[Sheet4.D123]" office:value-type="float" office:value="0">
            <text:p>0</text:p>
          </table:table-cell>
          <table:table-cell table:style-name="ce11" table:formula="of:=[.$D$3]*[.D122]-[.$E$3]*[.E122]+[.C121]" office:value-type="float" office:value="0">
            <text:p>0</text:p>
          </table:table-cell>
          <table:table-cell table:formula="of:=[.D122]*[.$E$3]+[.E122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21]+1" office:value-type="float" office:value="114">
            <text:p>coef of x^114</text:p>
          </table:table-cell>
          <table:table-cell table:formula="of:=[Sheet4.D124]" office:value-type="float" office:value="0">
            <text:p>0</text:p>
          </table:table-cell>
          <table:table-cell table:style-name="ce11" table:formula="of:=[.$D$3]*[.D123]-[.$E$3]*[.E123]+[.C122]" office:value-type="float" office:value="0">
            <text:p>0</text:p>
          </table:table-cell>
          <table:table-cell table:formula="of:=[.D123]*[.$E$3]+[.E123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22]+1" office:value-type="float" office:value="115">
            <text:p>coef of x^115</text:p>
          </table:table-cell>
          <table:table-cell table:formula="of:=[Sheet4.D125]" office:value-type="float" office:value="0">
            <text:p>0</text:p>
          </table:table-cell>
          <table:table-cell table:style-name="ce11" table:formula="of:=[.$D$3]*[.D124]-[.$E$3]*[.E124]+[.C123]" office:value-type="float" office:value="0">
            <text:p>0</text:p>
          </table:table-cell>
          <table:table-cell table:formula="of:=[.D124]*[.$E$3]+[.E124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23]+1" office:value-type="float" office:value="116">
            <text:p>coef of x^116</text:p>
          </table:table-cell>
          <table:table-cell table:formula="of:=[Sheet4.D126]" office:value-type="float" office:value="0">
            <text:p>0</text:p>
          </table:table-cell>
          <table:table-cell table:style-name="ce11" table:formula="of:=[.$D$3]*[.D125]-[.$E$3]*[.E125]+[.C124]" office:value-type="float" office:value="0">
            <text:p>0</text:p>
          </table:table-cell>
          <table:table-cell table:formula="of:=[.D125]*[.$E$3]+[.E125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24]+1" office:value-type="float" office:value="117">
            <text:p>coef of x^117</text:p>
          </table:table-cell>
          <table:table-cell table:formula="of:=[Sheet4.D127]" office:value-type="float" office:value="0">
            <text:p>0</text:p>
          </table:table-cell>
          <table:table-cell table:style-name="ce11" table:formula="of:=[.$D$3]*[.D126]-[.$E$3]*[.E126]+[.C125]" office:value-type="float" office:value="0">
            <text:p>0</text:p>
          </table:table-cell>
          <table:table-cell table:formula="of:=[.D126]*[.$E$3]+[.E126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25]+1" office:value-type="float" office:value="118">
            <text:p>coef of x^118</text:p>
          </table:table-cell>
          <table:table-cell table:formula="of:=[Sheet4.D128]" office:value-type="float" office:value="0">
            <text:p>0</text:p>
          </table:table-cell>
          <table:table-cell table:style-name="ce11" table:formula="of:=[.$D$3]*[.D127]-[.$E$3]*[.E127]+[.C126]" office:value-type="float" office:value="0">
            <text:p>0</text:p>
          </table:table-cell>
          <table:table-cell table:formula="of:=[.D127]*[.$E$3]+[.E127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26]+1" office:value-type="float" office:value="119">
            <text:p>coef of x^119</text:p>
          </table:table-cell>
          <table:table-cell table:formula="of:=[Sheet4.D129]" office:value-type="float" office:value="0">
            <text:p>0</text:p>
          </table:table-cell>
          <table:table-cell table:style-name="ce11" table:formula="of:=[.$D$3]*[.D128]-[.$E$3]*[.E128]+[.C127]" office:value-type="float" office:value="0">
            <text:p>0</text:p>
          </table:table-cell>
          <table:table-cell table:formula="of:=[.D128]*[.$E$3]+[.E128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27]+1" office:value-type="float" office:value="120">
            <text:p>coef of x^120</text:p>
          </table:table-cell>
          <table:table-cell table:formula="of:=[Sheet4.D130]" office:value-type="float" office:value="0">
            <text:p>0</text:p>
          </table:table-cell>
          <table:table-cell table:style-name="ce11" table:formula="of:=[.$D$3]*[.D129]-[.$E$3]*[.E129]+[.C128]" office:value-type="float" office:value="0">
            <text:p>0</text:p>
          </table:table-cell>
          <table:table-cell table:formula="of:=[.D129]*[.$E$3]+[.E129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28]+1" office:value-type="float" office:value="121">
            <text:p>coef of x^121</text:p>
          </table:table-cell>
          <table:table-cell table:formula="of:=[Sheet4.D131]" office:value-type="float" office:value="0">
            <text:p>0</text:p>
          </table:table-cell>
          <table:table-cell table:style-name="ce11" table:formula="of:=[.$D$3]*[.D130]-[.$E$3]*[.E130]+[.C129]" office:value-type="float" office:value="0">
            <text:p>0</text:p>
          </table:table-cell>
          <table:table-cell table:formula="of:=[.D130]*[.$E$3]+[.E130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29]+1" office:value-type="float" office:value="122">
            <text:p>coef of x^122</text:p>
          </table:table-cell>
          <table:table-cell table:formula="of:=[Sheet4.D132]" office:value-type="float" office:value="0">
            <text:p>0</text:p>
          </table:table-cell>
          <table:table-cell table:style-name="ce11" table:formula="of:=[.$D$3]*[.D131]-[.$E$3]*[.E131]+[.C130]" office:value-type="float" office:value="0">
            <text:p>0</text:p>
          </table:table-cell>
          <table:table-cell table:formula="of:=[.D131]*[.$E$3]+[.E131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30]+1" office:value-type="float" office:value="123">
            <text:p>coef of x^123</text:p>
          </table:table-cell>
          <table:table-cell table:formula="of:=[Sheet4.D133]" office:value-type="float" office:value="0">
            <text:p>0</text:p>
          </table:table-cell>
          <table:table-cell table:style-name="ce11" table:formula="of:=[.$D$3]*[.D132]-[.$E$3]*[.E132]+[.C131]" office:value-type="float" office:value="0">
            <text:p>0</text:p>
          </table:table-cell>
          <table:table-cell table:formula="of:=[.D132]*[.$E$3]+[.E132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31]+1" office:value-type="float" office:value="124">
            <text:p>coef of x^124</text:p>
          </table:table-cell>
          <table:table-cell table:formula="of:=[Sheet4.D134]" office:value-type="float" office:value="0">
            <text:p>0</text:p>
          </table:table-cell>
          <table:table-cell table:style-name="ce11" table:formula="of:=[.$D$3]*[.D133]-[.$E$3]*[.E133]+[.C132]" office:value-type="float" office:value="0">
            <text:p>0</text:p>
          </table:table-cell>
          <table:table-cell table:formula="of:=[.D133]*[.$E$3]+[.E133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32]+1" office:value-type="float" office:value="125">
            <text:p>coef of x^125</text:p>
          </table:table-cell>
          <table:table-cell table:formula="of:=[Sheet4.D135]" office:value-type="float" office:value="0">
            <text:p>0</text:p>
          </table:table-cell>
          <table:table-cell table:style-name="ce11" table:formula="of:=[.$D$3]*[.D134]-[.$E$3]*[.E134]+[.C133]" office:value-type="float" office:value="0">
            <text:p>0</text:p>
          </table:table-cell>
          <table:table-cell table:formula="of:=[.D134]*[.$E$3]+[.E134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33]+1" office:value-type="float" office:value="126">
            <text:p>coef of x^126</text:p>
          </table:table-cell>
          <table:table-cell table:formula="of:=[Sheet4.D136]" office:value-type="float" office:value="0">
            <text:p>0</text:p>
          </table:table-cell>
          <table:table-cell table:style-name="ce11" table:formula="of:=[.$D$3]*[.D135]-[.$E$3]*[.E135]+[.C134]" office:value-type="float" office:value="0">
            <text:p>0</text:p>
          </table:table-cell>
          <table:table-cell table:formula="of:=[.D135]*[.$E$3]+[.E135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34]+1" office:value-type="float" office:value="127">
            <text:p>coef of x^127</text:p>
          </table:table-cell>
          <table:table-cell table:formula="of:=[Sheet4.D137]" office:value-type="float" office:value="0">
            <text:p>0</text:p>
          </table:table-cell>
          <table:table-cell table:style-name="ce11" table:formula="of:=[.$D$3]*[.D136]-[.$E$3]*[.E136]+[.C135]" office:value-type="float" office:value="0">
            <text:p>0</text:p>
          </table:table-cell>
          <table:table-cell table:formula="of:=[.D136]*[.$E$3]+[.E136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35]+1" office:value-type="float" office:value="128">
            <text:p>coef of x^128</text:p>
          </table:table-cell>
          <table:table-cell table:formula="of:=[Sheet4.D138]" office:value-type="float" office:value="0">
            <text:p>0</text:p>
          </table:table-cell>
          <table:table-cell table:style-name="ce11" table:formula="of:=[.$D$3]*[.D137]-[.$E$3]*[.E137]+[.C136]" office:value-type="float" office:value="0">
            <text:p>0</text:p>
          </table:table-cell>
          <table:table-cell table:formula="of:=[.D137]*[.$E$3]+[.E137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36]+1" office:value-type="float" office:value="129">
            <text:p>coef of x^129</text:p>
          </table:table-cell>
          <table:table-cell table:formula="of:=[Sheet4.D139]" office:value-type="float" office:value="0">
            <text:p>0</text:p>
          </table:table-cell>
          <table:table-cell table:style-name="ce11" table:formula="of:=[.$D$3]*[.D138]-[.$E$3]*[.E138]+[.C137]" office:value-type="float" office:value="0">
            <text:p>0</text:p>
          </table:table-cell>
          <table:table-cell table:formula="of:=[.D138]*[.$E$3]+[.E138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37]+1" office:value-type="float" office:value="130">
            <text:p>coef of x^130</text:p>
          </table:table-cell>
          <table:table-cell table:formula="of:=[Sheet4.D140]" office:value-type="float" office:value="0">
            <text:p>0</text:p>
          </table:table-cell>
          <table:table-cell table:style-name="ce11" table:formula="of:=[.$D$3]*[.D139]-[.$E$3]*[.E139]+[.C138]" office:value-type="float" office:value="0">
            <text:p>0</text:p>
          </table:table-cell>
          <table:table-cell table:formula="of:=[.D139]*[.$E$3]+[.E139]*[.$D$3]" office:value-type="float" office:value="0">
            <text:p>0</text:p>
          </table:table-cell>
          <table:table-cell office:value-type="string">
            <text:p>to evaluate higher order polynomials, copy this row downward as needed</text:p>
          </table:table-cell>
        </table:table-row>
        <table:table-row table:style-name="ro1">
          <table:table-cell table:number-columns-repeated="3"/>
          <table:table-cell table:number-columns-repeated="2"/>
          <table:table-cell/>
        </table:table-row>
        <table:table-row table:style-name="ro1" table:number-rows-repeated="22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olynomial-evaluation2" table:style-name="ta1" table:print="false">
        <table:table-column table:style-name="co1" table:number-columns-repeated="3" table:default-cell-style-name="Default"/>
        <table:table-column table:style-name="co9" table:default-cell-style-name="ce9"/>
        <table:table-column table:style-name="co11" table:default-cell-style-name="Default"/>
        <table:table-column table:style-name="co1" table:default-cell-style-name="Default"/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>
            <text:p>real</text:p>
          </table:table-cell>
          <table:table-cell office:value-type="string">
            <text:p>imag</text:p>
          </table:table-cell>
          <table:table-cell/>
        </table:table-row>
        <table:table-row table:style-name="ro3">
          <table:table-cell/>
          <table:table-cell office:value-type="string">
            <text:p>x </text:p>
          </table:table-cell>
          <table:table-cell/>
          <table:table-cell table:style-name="ce4" table:formula="of:=[Sheet4.D5]" office:value-type="float" office:value="-3.25789702">
            <text:p>-3.257897020000000</text:p>
          </table:table-cell>
          <table:table-cell table:style-name="ce4" table:formula="of:=[Sheet4.E5]" office:value-type="float" office:value="0">
            <text:p>0.000000000000000</text:p>
          </table:table-cell>
          <table:table-cell office:value-type="string">
            <text:p>fill in with complex value at which to evaluate polynomial</text:p>
          </table:table-cell>
        </table:table-row>
        <table:table-row table:style-name="ro1" table:number-rows-repeated="2">
          <table:table-cell table:number-columns-repeated="3"/>
          <table:table-cell table:style-name="ce4"/>
          <table:table-cell table:style-name="ce12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coef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0">
            <text:p>coef of x^0</text:p>
          </table:table-cell>
          <table:table-cell table:formula="of:=[Sheet4.D10]" office:value-type="float" office:value="2">
            <text:p>2</text:p>
          </table:table-cell>
          <table:table-cell table:style-name="ce10" table:formula="of:=[.$D$3]*[.D9]-[.$E$3]*[.E9]+[.C8]" office:value-type="float" office:value="-0.000000152248853524384">
            <text:p>-1.52248853524384E-007</text:p>
          </table:table-cell>
          <table:table-cell table:style-name="ce13" table:formula="of:=[.D9]*[.$E$3]+[.E9]*[.$D$3]" office:value-type="float" office:value="0">
            <text:p>0</text:p>
          </table:table-cell>
          <table:table-cell office:value-type="string">
            <text:p>function value (we have a root if this is zero)</text:p>
          </table:table-cell>
        </table:table-row>
        <table:table-row table:style-name="ro1">
          <table:table-cell/>
          <table:table-cell table:style-name="ce2" table:formula="of:=[.B8]+1" office:value-type="float" office:value="1">
            <text:p>coef of x^1</text:p>
          </table:table-cell>
          <table:table-cell table:formula="of:=[Sheet4.D11]" office:value-type="float" office:value="-10">
            <text:p>-10</text:p>
          </table:table-cell>
          <table:table-cell table:style-name="ce11" table:formula="of:=[.$D$3]*[.D10]-[.$E$3]*[.E10]+[.C9]" office:value-type="float" office:value="0.613892992924882">
            <text:p>0.6138929929</text:p>
          </table:table-cell>
          <table:table-cell table:formula="of:=[.D10]*[.$E$3]+[.E10]*[.$D$3]" office:value-type="float" office:value="-0">
            <text:p>-0</text:p>
          </table:table-cell>
          <table:table-cell/>
        </table:table-row>
        <table:table-row table:style-name="ro1">
          <table:table-cell/>
          <table:table-cell table:style-name="ce2" table:formula="of:=[.B9]+1" office:value-type="float" office:value="2">
            <text:p>coef of x^2</text:p>
          </table:table-cell>
          <table:table-cell table:formula="of:=[Sheet4.D12]" office:value-type="float" office:value="0">
            <text:p>0</text:p>
          </table:table-cell>
          <table:table-cell table:style-name="ce11" table:formula="of:=[.$D$3]*[.D11]-[.$E$3]*[.E11]+[.C10]" office:value-type="float" office:value="-3.25789702">
            <text:p>-3.25789702</text:p>
          </table:table-cell>
          <table:table-cell table:formula="of:=[.D11]*[.$E$3]+[.E11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0]+1" office:value-type="float" office:value="3">
            <text:p>coef of x^3</text:p>
          </table:table-cell>
          <table:table-cell table:formula="of:=[Sheet4.D13]" office:value-type="float" office:value="1">
            <text:p>1</text:p>
          </table:table-cell>
          <table:table-cell table:style-name="ce11" table:formula="of:=[.$D$3]*[.D12]-[.$E$3]*[.E12]+[.C11]" office:value-type="float" office:value="1">
            <text:p>1</text:p>
          </table:table-cell>
          <table:table-cell table:formula="of:=[.D12]*[.$E$3]+[.E12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1]+1" office:value-type="float" office:value="4">
            <text:p>coef of x^4</text:p>
          </table:table-cell>
          <table:table-cell table:formula="of:=[Sheet4.D14]" office:value-type="float" office:value="0">
            <text:p>0</text:p>
          </table:table-cell>
          <table:table-cell table:style-name="ce11" table:formula="of:=[.$D$3]*[.D13]-[.$E$3]*[.E13]+[.C12]" office:value-type="float" office:value="0">
            <text:p>0</text:p>
          </table:table-cell>
          <table:table-cell table:formula="of:=[.D13]*[.$E$3]+[.E13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2]+1" office:value-type="float" office:value="5">
            <text:p>coef of x^5</text:p>
          </table:table-cell>
          <table:table-cell table:formula="of:=[Sheet4.D15]" office:value-type="float" office:value="0">
            <text:p>0</text:p>
          </table:table-cell>
          <table:table-cell table:style-name="ce11" table:formula="of:=[.$D$3]*[.D14]-[.$E$3]*[.E14]+[.C13]" office:value-type="float" office:value="0">
            <text:p>0</text:p>
          </table:table-cell>
          <table:table-cell table:formula="of:=[.D14]*[.$E$3]+[.E14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3]+1" office:value-type="float" office:value="6">
            <text:p>coef of x^6</text:p>
          </table:table-cell>
          <table:table-cell table:formula="of:=[Sheet4.D16]" office:value-type="float" office:value="0">
            <text:p>0</text:p>
          </table:table-cell>
          <table:table-cell table:style-name="ce11" table:formula="of:=[.$D$3]*[.D15]-[.$E$3]*[.E15]+[.C14]" office:value-type="float" office:value="0">
            <text:p>0</text:p>
          </table:table-cell>
          <table:table-cell table:formula="of:=[.D15]*[.$E$3]+[.E15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4]+1" office:value-type="float" office:value="7">
            <text:p>coef of x^7</text:p>
          </table:table-cell>
          <table:table-cell table:formula="of:=[Sheet4.D17]" office:value-type="float" office:value="0">
            <text:p>0</text:p>
          </table:table-cell>
          <table:table-cell table:style-name="ce11" table:formula="of:=[.$D$3]*[.D16]-[.$E$3]*[.E16]+[.C15]" office:value-type="float" office:value="0">
            <text:p>0</text:p>
          </table:table-cell>
          <table:table-cell table:formula="of:=[.D16]*[.$E$3]+[.E16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5]+1" office:value-type="float" office:value="8">
            <text:p>coef of x^8</text:p>
          </table:table-cell>
          <table:table-cell table:formula="of:=[Sheet4.D18]" office:value-type="float" office:value="0">
            <text:p>0</text:p>
          </table:table-cell>
          <table:table-cell table:style-name="ce11" table:formula="of:=[.$D$3]*[.D17]-[.$E$3]*[.E17]+[.C16]" office:value-type="float" office:value="0">
            <text:p>0</text:p>
          </table:table-cell>
          <table:table-cell table:formula="of:=[.D17]*[.$E$3]+[.E17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6]+1" office:value-type="float" office:value="9">
            <text:p>coef of x^9</text:p>
          </table:table-cell>
          <table:table-cell table:formula="of:=[Sheet4.D19]" office:value-type="float" office:value="0">
            <text:p>0</text:p>
          </table:table-cell>
          <table:table-cell table:style-name="ce11" table:formula="of:=[.$D$3]*[.D18]-[.$E$3]*[.E18]+[.C17]" office:value-type="float" office:value="0">
            <text:p>0</text:p>
          </table:table-cell>
          <table:table-cell table:formula="of:=[.D18]*[.$E$3]+[.E18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7]+1" office:value-type="float" office:value="10">
            <text:p>coef of x^10</text:p>
          </table:table-cell>
          <table:table-cell table:formula="of:=[Sheet4.D20]" office:value-type="float" office:value="0">
            <text:p>0</text:p>
          </table:table-cell>
          <table:table-cell table:style-name="ce11" table:formula="of:=[.$D$3]*[.D19]-[.$E$3]*[.E19]+[.C18]" office:value-type="float" office:value="0">
            <text:p>0</text:p>
          </table:table-cell>
          <table:table-cell table:formula="of:=[.D19]*[.$E$3]+[.E19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8]+1" office:value-type="float" office:value="11">
            <text:p>coef of x^11</text:p>
          </table:table-cell>
          <table:table-cell table:formula="of:=[Sheet4.D21]" office:value-type="float" office:value="0">
            <text:p>0</text:p>
          </table:table-cell>
          <table:table-cell table:style-name="ce11" table:formula="of:=[.$D$3]*[.D20]-[.$E$3]*[.E20]+[.C19]" office:value-type="float" office:value="0">
            <text:p>0</text:p>
          </table:table-cell>
          <table:table-cell table:formula="of:=[.D20]*[.$E$3]+[.E20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9]+1" office:value-type="float" office:value="12">
            <text:p>coef of x^12</text:p>
          </table:table-cell>
          <table:table-cell table:formula="of:=[Sheet4.D22]" office:value-type="float" office:value="0">
            <text:p>0</text:p>
          </table:table-cell>
          <table:table-cell table:style-name="ce11" table:formula="of:=[.$D$3]*[.D21]-[.$E$3]*[.E21]+[.C20]" office:value-type="float" office:value="0">
            <text:p>0</text:p>
          </table:table-cell>
          <table:table-cell table:formula="of:=[.D21]*[.$E$3]+[.E21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20]+1" office:value-type="float" office:value="13">
            <text:p>coef of x^13</text:p>
          </table:table-cell>
          <table:table-cell table:formula="of:=[Sheet4.D23]" office:value-type="float" office:value="0">
            <text:p>0</text:p>
          </table:table-cell>
          <table:table-cell table:style-name="ce11" table:formula="of:=[.$D$3]*[.D22]-[.$E$3]*[.E22]+[.C21]" office:value-type="float" office:value="0">
            <text:p>0</text:p>
          </table:table-cell>
          <table:table-cell table:formula="of:=[.D22]*[.$E$3]+[.E22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21]+1" office:value-type="float" office:value="14">
            <text:p>coef of x^14</text:p>
          </table:table-cell>
          <table:table-cell table:formula="of:=[Sheet4.D24]" office:value-type="float" office:value="0">
            <text:p>0</text:p>
          </table:table-cell>
          <table:table-cell table:style-name="ce11" table:formula="of:=[.$D$3]*[.D23]-[.$E$3]*[.E23]+[.C22]" office:value-type="float" office:value="0">
            <text:p>0</text:p>
          </table:table-cell>
          <table:table-cell table:formula="of:=[.D23]*[.$E$3]+[.E23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22]+1" office:value-type="float" office:value="15">
            <text:p>coef of x^15</text:p>
          </table:table-cell>
          <table:table-cell table:formula="of:=[Sheet4.D25]" office:value-type="float" office:value="0">
            <text:p>0</text:p>
          </table:table-cell>
          <table:table-cell table:style-name="ce11" table:formula="of:=[.$D$3]*[.D24]-[.$E$3]*[.E24]+[.C23]" office:value-type="float" office:value="0">
            <text:p>0</text:p>
          </table:table-cell>
          <table:table-cell table:formula="of:=[.D24]*[.$E$3]+[.E24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23]+1" office:value-type="float" office:value="16">
            <text:p>coef of x^16</text:p>
          </table:table-cell>
          <table:table-cell table:formula="of:=[Sheet4.D26]" office:value-type="float" office:value="0">
            <text:p>0</text:p>
          </table:table-cell>
          <table:table-cell table:style-name="ce11" table:formula="of:=[.$D$3]*[.D25]-[.$E$3]*[.E25]+[.C24]" office:value-type="float" office:value="0">
            <text:p>0</text:p>
          </table:table-cell>
          <table:table-cell table:formula="of:=[.D25]*[.$E$3]+[.E25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24]+1" office:value-type="float" office:value="17">
            <text:p>coef of x^17</text:p>
          </table:table-cell>
          <table:table-cell table:formula="of:=[Sheet4.D27]" office:value-type="float" office:value="0">
            <text:p>0</text:p>
          </table:table-cell>
          <table:table-cell table:style-name="ce11" table:formula="of:=[.$D$3]*[.D26]-[.$E$3]*[.E26]+[.C25]" office:value-type="float" office:value="0">
            <text:p>0</text:p>
          </table:table-cell>
          <table:table-cell table:formula="of:=[.D26]*[.$E$3]+[.E26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25]+1" office:value-type="float" office:value="18">
            <text:p>coef of x^18</text:p>
          </table:table-cell>
          <table:table-cell table:formula="of:=[Sheet4.D28]" office:value-type="float" office:value="0">
            <text:p>0</text:p>
          </table:table-cell>
          <table:table-cell table:style-name="ce11" table:formula="of:=[.$D$3]*[.D27]-[.$E$3]*[.E27]+[.C26]" office:value-type="float" office:value="0">
            <text:p>0</text:p>
          </table:table-cell>
          <table:table-cell table:formula="of:=[.D27]*[.$E$3]+[.E27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26]+1" office:value-type="float" office:value="19">
            <text:p>coef of x^19</text:p>
          </table:table-cell>
          <table:table-cell table:formula="of:=[Sheet4.D29]" office:value-type="float" office:value="0">
            <text:p>0</text:p>
          </table:table-cell>
          <table:table-cell table:style-name="ce11" table:formula="of:=[.$D$3]*[.D28]-[.$E$3]*[.E28]+[.C27]" office:value-type="float" office:value="0">
            <text:p>0</text:p>
          </table:table-cell>
          <table:table-cell table:formula="of:=[.D28]*[.$E$3]+[.E28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27]+1" office:value-type="float" office:value="20">
            <text:p>coef of x^20</text:p>
          </table:table-cell>
          <table:table-cell table:formula="of:=[Sheet4.D30]" office:value-type="float" office:value="0">
            <text:p>0</text:p>
          </table:table-cell>
          <table:table-cell table:style-name="ce11" table:formula="of:=[.$D$3]*[.D29]-[.$E$3]*[.E29]+[.C28]" office:value-type="float" office:value="0">
            <text:p>0</text:p>
          </table:table-cell>
          <table:table-cell table:formula="of:=[.D29]*[.$E$3]+[.E29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28]+1" office:value-type="float" office:value="21">
            <text:p>coef of x^21</text:p>
          </table:table-cell>
          <table:table-cell table:formula="of:=[Sheet4.D31]" office:value-type="float" office:value="0">
            <text:p>0</text:p>
          </table:table-cell>
          <table:table-cell table:style-name="ce11" table:formula="of:=[.$D$3]*[.D30]-[.$E$3]*[.E30]+[.C29]" office:value-type="float" office:value="0">
            <text:p>0</text:p>
          </table:table-cell>
          <table:table-cell table:formula="of:=[.D30]*[.$E$3]+[.E30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29]+1" office:value-type="float" office:value="22">
            <text:p>coef of x^22</text:p>
          </table:table-cell>
          <table:table-cell table:formula="of:=[Sheet4.D32]" office:value-type="float" office:value="0">
            <text:p>0</text:p>
          </table:table-cell>
          <table:table-cell table:style-name="ce11" table:formula="of:=[.$D$3]*[.D31]-[.$E$3]*[.E31]+[.C30]" office:value-type="float" office:value="0">
            <text:p>0</text:p>
          </table:table-cell>
          <table:table-cell table:formula="of:=[.D31]*[.$E$3]+[.E31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30]+1" office:value-type="float" office:value="23">
            <text:p>coef of x^23</text:p>
          </table:table-cell>
          <table:table-cell table:formula="of:=[Sheet4.D33]" office:value-type="float" office:value="0">
            <text:p>0</text:p>
          </table:table-cell>
          <table:table-cell table:style-name="ce11" table:formula="of:=[.$D$3]*[.D32]-[.$E$3]*[.E32]+[.C31]" office:value-type="float" office:value="0">
            <text:p>0</text:p>
          </table:table-cell>
          <table:table-cell table:formula="of:=[.D32]*[.$E$3]+[.E32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31]+1" office:value-type="float" office:value="24">
            <text:p>coef of x^24</text:p>
          </table:table-cell>
          <table:table-cell table:formula="of:=[Sheet4.D34]" office:value-type="float" office:value="0">
            <text:p>0</text:p>
          </table:table-cell>
          <table:table-cell table:style-name="ce11" table:formula="of:=[.$D$3]*[.D33]-[.$E$3]*[.E33]+[.C32]" office:value-type="float" office:value="0">
            <text:p>0</text:p>
          </table:table-cell>
          <table:table-cell table:formula="of:=[.D33]*[.$E$3]+[.E33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32]+1" office:value-type="float" office:value="25">
            <text:p>coef of x^25</text:p>
          </table:table-cell>
          <table:table-cell table:formula="of:=[Sheet4.D35]" office:value-type="float" office:value="0">
            <text:p>0</text:p>
          </table:table-cell>
          <table:table-cell table:style-name="ce11" table:formula="of:=[.$D$3]*[.D34]-[.$E$3]*[.E34]+[.C33]" office:value-type="float" office:value="0">
            <text:p>0</text:p>
          </table:table-cell>
          <table:table-cell table:formula="of:=[.D34]*[.$E$3]+[.E34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33]+1" office:value-type="float" office:value="26">
            <text:p>coef of x^26</text:p>
          </table:table-cell>
          <table:table-cell table:formula="of:=[Sheet4.D36]" office:value-type="float" office:value="0">
            <text:p>0</text:p>
          </table:table-cell>
          <table:table-cell table:style-name="ce11" table:formula="of:=[.$D$3]*[.D35]-[.$E$3]*[.E35]+[.C34]" office:value-type="float" office:value="0">
            <text:p>0</text:p>
          </table:table-cell>
          <table:table-cell table:formula="of:=[.D35]*[.$E$3]+[.E35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34]+1" office:value-type="float" office:value="27">
            <text:p>coef of x^27</text:p>
          </table:table-cell>
          <table:table-cell table:formula="of:=[Sheet4.D37]" office:value-type="float" office:value="0">
            <text:p>0</text:p>
          </table:table-cell>
          <table:table-cell table:style-name="ce11" table:formula="of:=[.$D$3]*[.D36]-[.$E$3]*[.E36]+[.C35]" office:value-type="float" office:value="0">
            <text:p>0</text:p>
          </table:table-cell>
          <table:table-cell table:formula="of:=[.D36]*[.$E$3]+[.E36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35]+1" office:value-type="float" office:value="28">
            <text:p>coef of x^28</text:p>
          </table:table-cell>
          <table:table-cell table:formula="of:=[Sheet4.D38]" office:value-type="float" office:value="0">
            <text:p>0</text:p>
          </table:table-cell>
          <table:table-cell table:style-name="ce11" table:formula="of:=[.$D$3]*[.D37]-[.$E$3]*[.E37]+[.C36]" office:value-type="float" office:value="0">
            <text:p>0</text:p>
          </table:table-cell>
          <table:table-cell table:formula="of:=[.D37]*[.$E$3]+[.E37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36]+1" office:value-type="float" office:value="29">
            <text:p>coef of x^29</text:p>
          </table:table-cell>
          <table:table-cell table:formula="of:=[Sheet4.D39]" office:value-type="float" office:value="0">
            <text:p>0</text:p>
          </table:table-cell>
          <table:table-cell table:style-name="ce11" table:formula="of:=[.$D$3]*[.D38]-[.$E$3]*[.E38]+[.C37]" office:value-type="float" office:value="0">
            <text:p>0</text:p>
          </table:table-cell>
          <table:table-cell table:formula="of:=[.D38]*[.$E$3]+[.E38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37]+1" office:value-type="float" office:value="30">
            <text:p>coef of x^30</text:p>
          </table:table-cell>
          <table:table-cell table:formula="of:=[Sheet4.D40]" office:value-type="float" office:value="0">
            <text:p>0</text:p>
          </table:table-cell>
          <table:table-cell table:style-name="ce11" table:formula="of:=[.$D$3]*[.D39]-[.$E$3]*[.E39]+[.C38]" office:value-type="float" office:value="0">
            <text:p>0</text:p>
          </table:table-cell>
          <table:table-cell table:formula="of:=[.D39]*[.$E$3]+[.E39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38]+1" office:value-type="float" office:value="31">
            <text:p>coef of x^31</text:p>
          </table:table-cell>
          <table:table-cell table:formula="of:=[Sheet4.D41]" office:value-type="float" office:value="0">
            <text:p>0</text:p>
          </table:table-cell>
          <table:table-cell table:style-name="ce11" table:formula="of:=[.$D$3]*[.D40]-[.$E$3]*[.E40]+[.C39]" office:value-type="float" office:value="0">
            <text:p>0</text:p>
          </table:table-cell>
          <table:table-cell table:formula="of:=[.D40]*[.$E$3]+[.E40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39]+1" office:value-type="float" office:value="32">
            <text:p>coef of x^32</text:p>
          </table:table-cell>
          <table:table-cell table:formula="of:=[Sheet4.D42]" office:value-type="float" office:value="0">
            <text:p>0</text:p>
          </table:table-cell>
          <table:table-cell table:style-name="ce11" table:formula="of:=[.$D$3]*[.D41]-[.$E$3]*[.E41]+[.C40]" office:value-type="float" office:value="0">
            <text:p>0</text:p>
          </table:table-cell>
          <table:table-cell table:formula="of:=[.D41]*[.$E$3]+[.E41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40]+1" office:value-type="float" office:value="33">
            <text:p>coef of x^33</text:p>
          </table:table-cell>
          <table:table-cell table:formula="of:=[Sheet4.D43]" office:value-type="float" office:value="0">
            <text:p>0</text:p>
          </table:table-cell>
          <table:table-cell table:style-name="ce11" table:formula="of:=[.$D$3]*[.D42]-[.$E$3]*[.E42]+[.C41]" office:value-type="float" office:value="0">
            <text:p>0</text:p>
          </table:table-cell>
          <table:table-cell table:formula="of:=[.D42]*[.$E$3]+[.E42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41]+1" office:value-type="float" office:value="34">
            <text:p>coef of x^34</text:p>
          </table:table-cell>
          <table:table-cell table:formula="of:=[Sheet4.D44]" office:value-type="float" office:value="0">
            <text:p>0</text:p>
          </table:table-cell>
          <table:table-cell table:style-name="ce11" table:formula="of:=[.$D$3]*[.D43]-[.$E$3]*[.E43]+[.C42]" office:value-type="float" office:value="0">
            <text:p>0</text:p>
          </table:table-cell>
          <table:table-cell table:formula="of:=[.D43]*[.$E$3]+[.E43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42]+1" office:value-type="float" office:value="35">
            <text:p>coef of x^35</text:p>
          </table:table-cell>
          <table:table-cell table:formula="of:=[Sheet4.D45]" office:value-type="float" office:value="0">
            <text:p>0</text:p>
          </table:table-cell>
          <table:table-cell table:style-name="ce11" table:formula="of:=[.$D$3]*[.D44]-[.$E$3]*[.E44]+[.C43]" office:value-type="float" office:value="0">
            <text:p>0</text:p>
          </table:table-cell>
          <table:table-cell table:formula="of:=[.D44]*[.$E$3]+[.E44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43]+1" office:value-type="float" office:value="36">
            <text:p>coef of x^36</text:p>
          </table:table-cell>
          <table:table-cell table:formula="of:=[Sheet4.D46]" office:value-type="float" office:value="0">
            <text:p>0</text:p>
          </table:table-cell>
          <table:table-cell table:style-name="ce11" table:formula="of:=[.$D$3]*[.D45]-[.$E$3]*[.E45]+[.C44]" office:value-type="float" office:value="0">
            <text:p>0</text:p>
          </table:table-cell>
          <table:table-cell table:formula="of:=[.D45]*[.$E$3]+[.E45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44]+1" office:value-type="float" office:value="37">
            <text:p>coef of x^37</text:p>
          </table:table-cell>
          <table:table-cell table:formula="of:=[Sheet4.D47]" office:value-type="float" office:value="0">
            <text:p>0</text:p>
          </table:table-cell>
          <table:table-cell table:style-name="ce11" table:formula="of:=[.$D$3]*[.D46]-[.$E$3]*[.E46]+[.C45]" office:value-type="float" office:value="0">
            <text:p>0</text:p>
          </table:table-cell>
          <table:table-cell table:formula="of:=[.D46]*[.$E$3]+[.E46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45]+1" office:value-type="float" office:value="38">
            <text:p>coef of x^38</text:p>
          </table:table-cell>
          <table:table-cell table:formula="of:=[Sheet4.D48]" office:value-type="float" office:value="0">
            <text:p>0</text:p>
          </table:table-cell>
          <table:table-cell table:style-name="ce11" table:formula="of:=[.$D$3]*[.D47]-[.$E$3]*[.E47]+[.C46]" office:value-type="float" office:value="0">
            <text:p>0</text:p>
          </table:table-cell>
          <table:table-cell table:formula="of:=[.D47]*[.$E$3]+[.E47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46]+1" office:value-type="float" office:value="39">
            <text:p>coef of x^39</text:p>
          </table:table-cell>
          <table:table-cell table:formula="of:=[Sheet4.D49]" office:value-type="float" office:value="0">
            <text:p>0</text:p>
          </table:table-cell>
          <table:table-cell table:style-name="ce11" table:formula="of:=[.$D$3]*[.D48]-[.$E$3]*[.E48]+[.C47]" office:value-type="float" office:value="0">
            <text:p>0</text:p>
          </table:table-cell>
          <table:table-cell table:formula="of:=[.D48]*[.$E$3]+[.E48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47]+1" office:value-type="float" office:value="40">
            <text:p>coef of x^40</text:p>
          </table:table-cell>
          <table:table-cell table:formula="of:=[Sheet4.D50]" office:value-type="float" office:value="0">
            <text:p>0</text:p>
          </table:table-cell>
          <table:table-cell table:style-name="ce11" table:formula="of:=[.$D$3]*[.D49]-[.$E$3]*[.E49]+[.C48]" office:value-type="float" office:value="0">
            <text:p>0</text:p>
          </table:table-cell>
          <table:table-cell table:formula="of:=[.D49]*[.$E$3]+[.E49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48]+1" office:value-type="float" office:value="41">
            <text:p>coef of x^41</text:p>
          </table:table-cell>
          <table:table-cell table:formula="of:=[Sheet4.D51]" office:value-type="float" office:value="0">
            <text:p>0</text:p>
          </table:table-cell>
          <table:table-cell table:style-name="ce11" table:formula="of:=[.$D$3]*[.D50]-[.$E$3]*[.E50]+[.C49]" office:value-type="float" office:value="0">
            <text:p>0</text:p>
          </table:table-cell>
          <table:table-cell table:formula="of:=[.D50]*[.$E$3]+[.E50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49]+1" office:value-type="float" office:value="42">
            <text:p>coef of x^42</text:p>
          </table:table-cell>
          <table:table-cell table:formula="of:=[Sheet4.D52]" office:value-type="float" office:value="0">
            <text:p>0</text:p>
          </table:table-cell>
          <table:table-cell table:style-name="ce11" table:formula="of:=[.$D$3]*[.D51]-[.$E$3]*[.E51]+[.C50]" office:value-type="float" office:value="0">
            <text:p>0</text:p>
          </table:table-cell>
          <table:table-cell table:formula="of:=[.D51]*[.$E$3]+[.E51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50]+1" office:value-type="float" office:value="43">
            <text:p>coef of x^43</text:p>
          </table:table-cell>
          <table:table-cell table:formula="of:=[Sheet4.D53]" office:value-type="float" office:value="0">
            <text:p>0</text:p>
          </table:table-cell>
          <table:table-cell table:style-name="ce11" table:formula="of:=[.$D$3]*[.D52]-[.$E$3]*[.E52]+[.C51]" office:value-type="float" office:value="0">
            <text:p>0</text:p>
          </table:table-cell>
          <table:table-cell table:formula="of:=[.D52]*[.$E$3]+[.E52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51]+1" office:value-type="float" office:value="44">
            <text:p>coef of x^44</text:p>
          </table:table-cell>
          <table:table-cell table:formula="of:=[Sheet4.D54]" office:value-type="float" office:value="0">
            <text:p>0</text:p>
          </table:table-cell>
          <table:table-cell table:style-name="ce11" table:formula="of:=[.$D$3]*[.D53]-[.$E$3]*[.E53]+[.C52]" office:value-type="float" office:value="0">
            <text:p>0</text:p>
          </table:table-cell>
          <table:table-cell table:formula="of:=[.D53]*[.$E$3]+[.E53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52]+1" office:value-type="float" office:value="45">
            <text:p>coef of x^45</text:p>
          </table:table-cell>
          <table:table-cell table:formula="of:=[Sheet4.D55]" office:value-type="float" office:value="0">
            <text:p>0</text:p>
          </table:table-cell>
          <table:table-cell table:style-name="ce11" table:formula="of:=[.$D$3]*[.D54]-[.$E$3]*[.E54]+[.C53]" office:value-type="float" office:value="0">
            <text:p>0</text:p>
          </table:table-cell>
          <table:table-cell table:formula="of:=[.D54]*[.$E$3]+[.E54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53]+1" office:value-type="float" office:value="46">
            <text:p>coef of x^46</text:p>
          </table:table-cell>
          <table:table-cell table:formula="of:=[Sheet4.D56]" office:value-type="float" office:value="0">
            <text:p>0</text:p>
          </table:table-cell>
          <table:table-cell table:style-name="ce11" table:formula="of:=[.$D$3]*[.D55]-[.$E$3]*[.E55]+[.C54]" office:value-type="float" office:value="0">
            <text:p>0</text:p>
          </table:table-cell>
          <table:table-cell table:formula="of:=[.D55]*[.$E$3]+[.E55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54]+1" office:value-type="float" office:value="47">
            <text:p>coef of x^47</text:p>
          </table:table-cell>
          <table:table-cell table:formula="of:=[Sheet4.D57]" office:value-type="float" office:value="0">
            <text:p>0</text:p>
          </table:table-cell>
          <table:table-cell table:style-name="ce11" table:formula="of:=[.$D$3]*[.D56]-[.$E$3]*[.E56]+[.C55]" office:value-type="float" office:value="0">
            <text:p>0</text:p>
          </table:table-cell>
          <table:table-cell table:formula="of:=[.D56]*[.$E$3]+[.E56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55]+1" office:value-type="float" office:value="48">
            <text:p>coef of x^48</text:p>
          </table:table-cell>
          <table:table-cell table:formula="of:=[Sheet4.D58]" office:value-type="float" office:value="0">
            <text:p>0</text:p>
          </table:table-cell>
          <table:table-cell table:style-name="ce11" table:formula="of:=[.$D$3]*[.D57]-[.$E$3]*[.E57]+[.C56]" office:value-type="float" office:value="0">
            <text:p>0</text:p>
          </table:table-cell>
          <table:table-cell table:formula="of:=[.D57]*[.$E$3]+[.E57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56]+1" office:value-type="float" office:value="49">
            <text:p>coef of x^49</text:p>
          </table:table-cell>
          <table:table-cell table:formula="of:=[Sheet4.D59]" office:value-type="float" office:value="0">
            <text:p>0</text:p>
          </table:table-cell>
          <table:table-cell table:style-name="ce11" table:formula="of:=[.$D$3]*[.D58]-[.$E$3]*[.E58]+[.C57]" office:value-type="float" office:value="0">
            <text:p>0</text:p>
          </table:table-cell>
          <table:table-cell table:formula="of:=[.D58]*[.$E$3]+[.E58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57]+1" office:value-type="float" office:value="50">
            <text:p>coef of x^50</text:p>
          </table:table-cell>
          <table:table-cell table:formula="of:=[Sheet4.D60]" office:value-type="float" office:value="0">
            <text:p>0</text:p>
          </table:table-cell>
          <table:table-cell table:style-name="ce11" table:formula="of:=[.$D$3]*[.D59]-[.$E$3]*[.E59]+[.C58]" office:value-type="float" office:value="0">
            <text:p>0</text:p>
          </table:table-cell>
          <table:table-cell table:formula="of:=[.D59]*[.$E$3]+[.E59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58]+1" office:value-type="float" office:value="51">
            <text:p>coef of x^51</text:p>
          </table:table-cell>
          <table:table-cell table:formula="of:=[Sheet4.D61]" office:value-type="float" office:value="0">
            <text:p>0</text:p>
          </table:table-cell>
          <table:table-cell table:style-name="ce11" table:formula="of:=[.$D$3]*[.D60]-[.$E$3]*[.E60]+[.C59]" office:value-type="float" office:value="0">
            <text:p>0</text:p>
          </table:table-cell>
          <table:table-cell table:formula="of:=[.D60]*[.$E$3]+[.E60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59]+1" office:value-type="float" office:value="52">
            <text:p>coef of x^52</text:p>
          </table:table-cell>
          <table:table-cell table:formula="of:=[Sheet4.D62]" office:value-type="float" office:value="0">
            <text:p>0</text:p>
          </table:table-cell>
          <table:table-cell table:style-name="ce11" table:formula="of:=[.$D$3]*[.D61]-[.$E$3]*[.E61]+[.C60]" office:value-type="float" office:value="0">
            <text:p>0</text:p>
          </table:table-cell>
          <table:table-cell table:formula="of:=[.D61]*[.$E$3]+[.E61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60]+1" office:value-type="float" office:value="53">
            <text:p>coef of x^53</text:p>
          </table:table-cell>
          <table:table-cell table:formula="of:=[Sheet4.D63]" office:value-type="float" office:value="0">
            <text:p>0</text:p>
          </table:table-cell>
          <table:table-cell table:style-name="ce11" table:formula="of:=[.$D$3]*[.D62]-[.$E$3]*[.E62]+[.C61]" office:value-type="float" office:value="0">
            <text:p>0</text:p>
          </table:table-cell>
          <table:table-cell table:formula="of:=[.D62]*[.$E$3]+[.E62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61]+1" office:value-type="float" office:value="54">
            <text:p>coef of x^54</text:p>
          </table:table-cell>
          <table:table-cell table:formula="of:=[Sheet4.D64]" office:value-type="float" office:value="0">
            <text:p>0</text:p>
          </table:table-cell>
          <table:table-cell table:style-name="ce11" table:formula="of:=[.$D$3]*[.D63]-[.$E$3]*[.E63]+[.C62]" office:value-type="float" office:value="0">
            <text:p>0</text:p>
          </table:table-cell>
          <table:table-cell table:formula="of:=[.D63]*[.$E$3]+[.E63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62]+1" office:value-type="float" office:value="55">
            <text:p>coef of x^55</text:p>
          </table:table-cell>
          <table:table-cell table:formula="of:=[Sheet4.D65]" office:value-type="float" office:value="0">
            <text:p>0</text:p>
          </table:table-cell>
          <table:table-cell table:style-name="ce11" table:formula="of:=[.$D$3]*[.D64]-[.$E$3]*[.E64]+[.C63]" office:value-type="float" office:value="0">
            <text:p>0</text:p>
          </table:table-cell>
          <table:table-cell table:formula="of:=[.D64]*[.$E$3]+[.E64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63]+1" office:value-type="float" office:value="56">
            <text:p>coef of x^56</text:p>
          </table:table-cell>
          <table:table-cell table:formula="of:=[Sheet4.D66]" office:value-type="float" office:value="0">
            <text:p>0</text:p>
          </table:table-cell>
          <table:table-cell table:style-name="ce11" table:formula="of:=[.$D$3]*[.D65]-[.$E$3]*[.E65]+[.C64]" office:value-type="float" office:value="0">
            <text:p>0</text:p>
          </table:table-cell>
          <table:table-cell table:formula="of:=[.D65]*[.$E$3]+[.E65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64]+1" office:value-type="float" office:value="57">
            <text:p>coef of x^57</text:p>
          </table:table-cell>
          <table:table-cell table:formula="of:=[Sheet4.D67]" office:value-type="float" office:value="0">
            <text:p>0</text:p>
          </table:table-cell>
          <table:table-cell table:style-name="ce11" table:formula="of:=[.$D$3]*[.D66]-[.$E$3]*[.E66]+[.C65]" office:value-type="float" office:value="0">
            <text:p>0</text:p>
          </table:table-cell>
          <table:table-cell table:formula="of:=[.D66]*[.$E$3]+[.E66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65]+1" office:value-type="float" office:value="58">
            <text:p>coef of x^58</text:p>
          </table:table-cell>
          <table:table-cell table:formula="of:=[Sheet4.D68]" office:value-type="float" office:value="0">
            <text:p>0</text:p>
          </table:table-cell>
          <table:table-cell table:style-name="ce11" table:formula="of:=[.$D$3]*[.D67]-[.$E$3]*[.E67]+[.C66]" office:value-type="float" office:value="0">
            <text:p>0</text:p>
          </table:table-cell>
          <table:table-cell table:formula="of:=[.D67]*[.$E$3]+[.E67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66]+1" office:value-type="float" office:value="59">
            <text:p>coef of x^59</text:p>
          </table:table-cell>
          <table:table-cell table:formula="of:=[Sheet4.D69]" office:value-type="float" office:value="0">
            <text:p>0</text:p>
          </table:table-cell>
          <table:table-cell table:style-name="ce11" table:formula="of:=[.$D$3]*[.D68]-[.$E$3]*[.E68]+[.C67]" office:value-type="float" office:value="0">
            <text:p>0</text:p>
          </table:table-cell>
          <table:table-cell table:formula="of:=[.D68]*[.$E$3]+[.E68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67]+1" office:value-type="float" office:value="60">
            <text:p>coef of x^60</text:p>
          </table:table-cell>
          <table:table-cell table:formula="of:=[Sheet4.D70]" office:value-type="float" office:value="0">
            <text:p>0</text:p>
          </table:table-cell>
          <table:table-cell table:style-name="ce11" table:formula="of:=[.$D$3]*[.D69]-[.$E$3]*[.E69]+[.C68]" office:value-type="float" office:value="0">
            <text:p>0</text:p>
          </table:table-cell>
          <table:table-cell table:formula="of:=[.D69]*[.$E$3]+[.E69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68]+1" office:value-type="float" office:value="61">
            <text:p>coef of x^61</text:p>
          </table:table-cell>
          <table:table-cell table:formula="of:=[Sheet4.D71]" office:value-type="float" office:value="0">
            <text:p>0</text:p>
          </table:table-cell>
          <table:table-cell table:style-name="ce11" table:formula="of:=[.$D$3]*[.D70]-[.$E$3]*[.E70]+[.C69]" office:value-type="float" office:value="0">
            <text:p>0</text:p>
          </table:table-cell>
          <table:table-cell table:formula="of:=[.D70]*[.$E$3]+[.E70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69]+1" office:value-type="float" office:value="62">
            <text:p>coef of x^62</text:p>
          </table:table-cell>
          <table:table-cell table:formula="of:=[Sheet4.D72]" office:value-type="float" office:value="0">
            <text:p>0</text:p>
          </table:table-cell>
          <table:table-cell table:style-name="ce11" table:formula="of:=[.$D$3]*[.D71]-[.$E$3]*[.E71]+[.C70]" office:value-type="float" office:value="0">
            <text:p>0</text:p>
          </table:table-cell>
          <table:table-cell table:formula="of:=[.D71]*[.$E$3]+[.E71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70]+1" office:value-type="float" office:value="63">
            <text:p>coef of x^63</text:p>
          </table:table-cell>
          <table:table-cell table:formula="of:=[Sheet4.D73]" office:value-type="float" office:value="0">
            <text:p>0</text:p>
          </table:table-cell>
          <table:table-cell table:style-name="ce11" table:formula="of:=[.$D$3]*[.D72]-[.$E$3]*[.E72]+[.C71]" office:value-type="float" office:value="0">
            <text:p>0</text:p>
          </table:table-cell>
          <table:table-cell table:formula="of:=[.D72]*[.$E$3]+[.E72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71]+1" office:value-type="float" office:value="64">
            <text:p>coef of x^64</text:p>
          </table:table-cell>
          <table:table-cell table:formula="of:=[Sheet4.D74]" office:value-type="float" office:value="0">
            <text:p>0</text:p>
          </table:table-cell>
          <table:table-cell table:style-name="ce11" table:formula="of:=[.$D$3]*[.D73]-[.$E$3]*[.E73]+[.C72]" office:value-type="float" office:value="0">
            <text:p>0</text:p>
          </table:table-cell>
          <table:table-cell table:formula="of:=[.D73]*[.$E$3]+[.E73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72]+1" office:value-type="float" office:value="65">
            <text:p>coef of x^65</text:p>
          </table:table-cell>
          <table:table-cell table:formula="of:=[Sheet4.D75]" office:value-type="float" office:value="0">
            <text:p>0</text:p>
          </table:table-cell>
          <table:table-cell table:style-name="ce11" table:formula="of:=[.$D$3]*[.D74]-[.$E$3]*[.E74]+[.C73]" office:value-type="float" office:value="0">
            <text:p>0</text:p>
          </table:table-cell>
          <table:table-cell table:formula="of:=[.D74]*[.$E$3]+[.E74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73]+1" office:value-type="float" office:value="66">
            <text:p>coef of x^66</text:p>
          </table:table-cell>
          <table:table-cell table:formula="of:=[Sheet4.D76]" office:value-type="float" office:value="0">
            <text:p>0</text:p>
          </table:table-cell>
          <table:table-cell table:style-name="ce11" table:formula="of:=[.$D$3]*[.D75]-[.$E$3]*[.E75]+[.C74]" office:value-type="float" office:value="0">
            <text:p>0</text:p>
          </table:table-cell>
          <table:table-cell table:formula="of:=[.D75]*[.$E$3]+[.E75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74]+1" office:value-type="float" office:value="67">
            <text:p>coef of x^67</text:p>
          </table:table-cell>
          <table:table-cell table:formula="of:=[Sheet4.D77]" office:value-type="float" office:value="0">
            <text:p>0</text:p>
          </table:table-cell>
          <table:table-cell table:style-name="ce11" table:formula="of:=[.$D$3]*[.D76]-[.$E$3]*[.E76]+[.C75]" office:value-type="float" office:value="0">
            <text:p>0</text:p>
          </table:table-cell>
          <table:table-cell table:formula="of:=[.D76]*[.$E$3]+[.E76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75]+1" office:value-type="float" office:value="68">
            <text:p>coef of x^68</text:p>
          </table:table-cell>
          <table:table-cell table:formula="of:=[Sheet4.D78]" office:value-type="float" office:value="0">
            <text:p>0</text:p>
          </table:table-cell>
          <table:table-cell table:style-name="ce11" table:formula="of:=[.$D$3]*[.D77]-[.$E$3]*[.E77]+[.C76]" office:value-type="float" office:value="0">
            <text:p>0</text:p>
          </table:table-cell>
          <table:table-cell table:formula="of:=[.D77]*[.$E$3]+[.E77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76]+1" office:value-type="float" office:value="69">
            <text:p>coef of x^69</text:p>
          </table:table-cell>
          <table:table-cell table:formula="of:=[Sheet4.D79]" office:value-type="float" office:value="0">
            <text:p>0</text:p>
          </table:table-cell>
          <table:table-cell table:style-name="ce11" table:formula="of:=[.$D$3]*[.D78]-[.$E$3]*[.E78]+[.C77]" office:value-type="float" office:value="0">
            <text:p>0</text:p>
          </table:table-cell>
          <table:table-cell table:formula="of:=[.D78]*[.$E$3]+[.E78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77]+1" office:value-type="float" office:value="70">
            <text:p>coef of x^70</text:p>
          </table:table-cell>
          <table:table-cell table:formula="of:=[Sheet4.D80]" office:value-type="float" office:value="0">
            <text:p>0</text:p>
          </table:table-cell>
          <table:table-cell table:style-name="ce11" table:formula="of:=[.$D$3]*[.D79]-[.$E$3]*[.E79]+[.C78]" office:value-type="float" office:value="0">
            <text:p>0</text:p>
          </table:table-cell>
          <table:table-cell table:formula="of:=[.D79]*[.$E$3]+[.E79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78]+1" office:value-type="float" office:value="71">
            <text:p>coef of x^71</text:p>
          </table:table-cell>
          <table:table-cell table:formula="of:=[Sheet4.D81]" office:value-type="float" office:value="0">
            <text:p>0</text:p>
          </table:table-cell>
          <table:table-cell table:style-name="ce11" table:formula="of:=[.$D$3]*[.D80]-[.$E$3]*[.E80]+[.C79]" office:value-type="float" office:value="0">
            <text:p>0</text:p>
          </table:table-cell>
          <table:table-cell table:formula="of:=[.D80]*[.$E$3]+[.E80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79]+1" office:value-type="float" office:value="72">
            <text:p>coef of x^72</text:p>
          </table:table-cell>
          <table:table-cell table:formula="of:=[Sheet4.D82]" office:value-type="float" office:value="0">
            <text:p>0</text:p>
          </table:table-cell>
          <table:table-cell table:style-name="ce11" table:formula="of:=[.$D$3]*[.D81]-[.$E$3]*[.E81]+[.C80]" office:value-type="float" office:value="0">
            <text:p>0</text:p>
          </table:table-cell>
          <table:table-cell table:formula="of:=[.D81]*[.$E$3]+[.E81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80]+1" office:value-type="float" office:value="73">
            <text:p>coef of x^73</text:p>
          </table:table-cell>
          <table:table-cell table:formula="of:=[Sheet4.D83]" office:value-type="float" office:value="0">
            <text:p>0</text:p>
          </table:table-cell>
          <table:table-cell table:style-name="ce11" table:formula="of:=[.$D$3]*[.D82]-[.$E$3]*[.E82]+[.C81]" office:value-type="float" office:value="0">
            <text:p>0</text:p>
          </table:table-cell>
          <table:table-cell table:formula="of:=[.D82]*[.$E$3]+[.E82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81]+1" office:value-type="float" office:value="74">
            <text:p>coef of x^74</text:p>
          </table:table-cell>
          <table:table-cell table:formula="of:=[Sheet4.D84]" office:value-type="float" office:value="0">
            <text:p>0</text:p>
          </table:table-cell>
          <table:table-cell table:style-name="ce11" table:formula="of:=[.$D$3]*[.D83]-[.$E$3]*[.E83]+[.C82]" office:value-type="float" office:value="0">
            <text:p>0</text:p>
          </table:table-cell>
          <table:table-cell table:formula="of:=[.D83]*[.$E$3]+[.E83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82]+1" office:value-type="float" office:value="75">
            <text:p>coef of x^75</text:p>
          </table:table-cell>
          <table:table-cell table:formula="of:=[Sheet4.D85]" office:value-type="float" office:value="0">
            <text:p>0</text:p>
          </table:table-cell>
          <table:table-cell table:style-name="ce11" table:formula="of:=[.$D$3]*[.D84]-[.$E$3]*[.E84]+[.C83]" office:value-type="float" office:value="0">
            <text:p>0</text:p>
          </table:table-cell>
          <table:table-cell table:formula="of:=[.D84]*[.$E$3]+[.E84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83]+1" office:value-type="float" office:value="76">
            <text:p>coef of x^76</text:p>
          </table:table-cell>
          <table:table-cell table:formula="of:=[Sheet4.D86]" office:value-type="float" office:value="0">
            <text:p>0</text:p>
          </table:table-cell>
          <table:table-cell table:style-name="ce11" table:formula="of:=[.$D$3]*[.D85]-[.$E$3]*[.E85]+[.C84]" office:value-type="float" office:value="0">
            <text:p>0</text:p>
          </table:table-cell>
          <table:table-cell table:formula="of:=[.D85]*[.$E$3]+[.E85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84]+1" office:value-type="float" office:value="77">
            <text:p>coef of x^77</text:p>
          </table:table-cell>
          <table:table-cell table:formula="of:=[Sheet4.D87]" office:value-type="float" office:value="0">
            <text:p>0</text:p>
          </table:table-cell>
          <table:table-cell table:style-name="ce11" table:formula="of:=[.$D$3]*[.D86]-[.$E$3]*[.E86]+[.C85]" office:value-type="float" office:value="0">
            <text:p>0</text:p>
          </table:table-cell>
          <table:table-cell table:formula="of:=[.D86]*[.$E$3]+[.E86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85]+1" office:value-type="float" office:value="78">
            <text:p>coef of x^78</text:p>
          </table:table-cell>
          <table:table-cell table:formula="of:=[Sheet4.D88]" office:value-type="float" office:value="0">
            <text:p>0</text:p>
          </table:table-cell>
          <table:table-cell table:style-name="ce11" table:formula="of:=[.$D$3]*[.D87]-[.$E$3]*[.E87]+[.C86]" office:value-type="float" office:value="0">
            <text:p>0</text:p>
          </table:table-cell>
          <table:table-cell table:formula="of:=[.D87]*[.$E$3]+[.E87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86]+1" office:value-type="float" office:value="79">
            <text:p>coef of x^79</text:p>
          </table:table-cell>
          <table:table-cell table:formula="of:=[Sheet4.D89]" office:value-type="float" office:value="0">
            <text:p>0</text:p>
          </table:table-cell>
          <table:table-cell table:style-name="ce11" table:formula="of:=[.$D$3]*[.D88]-[.$E$3]*[.E88]+[.C87]" office:value-type="float" office:value="0">
            <text:p>0</text:p>
          </table:table-cell>
          <table:table-cell table:formula="of:=[.D88]*[.$E$3]+[.E88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87]+1" office:value-type="float" office:value="80">
            <text:p>coef of x^80</text:p>
          </table:table-cell>
          <table:table-cell table:formula="of:=[Sheet4.D90]" office:value-type="float" office:value="0">
            <text:p>0</text:p>
          </table:table-cell>
          <table:table-cell table:style-name="ce11" table:formula="of:=[.$D$3]*[.D89]-[.$E$3]*[.E89]+[.C88]" office:value-type="float" office:value="0">
            <text:p>0</text:p>
          </table:table-cell>
          <table:table-cell table:formula="of:=[.D89]*[.$E$3]+[.E89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88]+1" office:value-type="float" office:value="81">
            <text:p>coef of x^81</text:p>
          </table:table-cell>
          <table:table-cell table:formula="of:=[Sheet4.D91]" office:value-type="float" office:value="0">
            <text:p>0</text:p>
          </table:table-cell>
          <table:table-cell table:style-name="ce11" table:formula="of:=[.$D$3]*[.D90]-[.$E$3]*[.E90]+[.C89]" office:value-type="float" office:value="0">
            <text:p>0</text:p>
          </table:table-cell>
          <table:table-cell table:formula="of:=[.D90]*[.$E$3]+[.E90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89]+1" office:value-type="float" office:value="82">
            <text:p>coef of x^82</text:p>
          </table:table-cell>
          <table:table-cell table:formula="of:=[Sheet4.D92]" office:value-type="float" office:value="0">
            <text:p>0</text:p>
          </table:table-cell>
          <table:table-cell table:style-name="ce11" table:formula="of:=[.$D$3]*[.D91]-[.$E$3]*[.E91]+[.C90]" office:value-type="float" office:value="0">
            <text:p>0</text:p>
          </table:table-cell>
          <table:table-cell table:formula="of:=[.D91]*[.$E$3]+[.E91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90]+1" office:value-type="float" office:value="83">
            <text:p>coef of x^83</text:p>
          </table:table-cell>
          <table:table-cell table:formula="of:=[Sheet4.D93]" office:value-type="float" office:value="0">
            <text:p>0</text:p>
          </table:table-cell>
          <table:table-cell table:style-name="ce11" table:formula="of:=[.$D$3]*[.D92]-[.$E$3]*[.E92]+[.C91]" office:value-type="float" office:value="0">
            <text:p>0</text:p>
          </table:table-cell>
          <table:table-cell table:formula="of:=[.D92]*[.$E$3]+[.E92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91]+1" office:value-type="float" office:value="84">
            <text:p>coef of x^84</text:p>
          </table:table-cell>
          <table:table-cell table:formula="of:=[Sheet4.D94]" office:value-type="float" office:value="0">
            <text:p>0</text:p>
          </table:table-cell>
          <table:table-cell table:style-name="ce11" table:formula="of:=[.$D$3]*[.D93]-[.$E$3]*[.E93]+[.C92]" office:value-type="float" office:value="0">
            <text:p>0</text:p>
          </table:table-cell>
          <table:table-cell table:formula="of:=[.D93]*[.$E$3]+[.E93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92]+1" office:value-type="float" office:value="85">
            <text:p>coef of x^85</text:p>
          </table:table-cell>
          <table:table-cell table:formula="of:=[Sheet4.D95]" office:value-type="float" office:value="0">
            <text:p>0</text:p>
          </table:table-cell>
          <table:table-cell table:style-name="ce11" table:formula="of:=[.$D$3]*[.D94]-[.$E$3]*[.E94]+[.C93]" office:value-type="float" office:value="0">
            <text:p>0</text:p>
          </table:table-cell>
          <table:table-cell table:formula="of:=[.D94]*[.$E$3]+[.E94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93]+1" office:value-type="float" office:value="86">
            <text:p>coef of x^86</text:p>
          </table:table-cell>
          <table:table-cell table:formula="of:=[Sheet4.D96]" office:value-type="float" office:value="0">
            <text:p>0</text:p>
          </table:table-cell>
          <table:table-cell table:style-name="ce11" table:formula="of:=[.$D$3]*[.D95]-[.$E$3]*[.E95]+[.C94]" office:value-type="float" office:value="0">
            <text:p>0</text:p>
          </table:table-cell>
          <table:table-cell table:formula="of:=[.D95]*[.$E$3]+[.E95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94]+1" office:value-type="float" office:value="87">
            <text:p>coef of x^87</text:p>
          </table:table-cell>
          <table:table-cell table:formula="of:=[Sheet4.D97]" office:value-type="float" office:value="0">
            <text:p>0</text:p>
          </table:table-cell>
          <table:table-cell table:style-name="ce11" table:formula="of:=[.$D$3]*[.D96]-[.$E$3]*[.E96]+[.C95]" office:value-type="float" office:value="0">
            <text:p>0</text:p>
          </table:table-cell>
          <table:table-cell table:formula="of:=[.D96]*[.$E$3]+[.E96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95]+1" office:value-type="float" office:value="88">
            <text:p>coef of x^88</text:p>
          </table:table-cell>
          <table:table-cell table:formula="of:=[Sheet4.D98]" office:value-type="float" office:value="0">
            <text:p>0</text:p>
          </table:table-cell>
          <table:table-cell table:style-name="ce11" table:formula="of:=[.$D$3]*[.D97]-[.$E$3]*[.E97]+[.C96]" office:value-type="float" office:value="0">
            <text:p>0</text:p>
          </table:table-cell>
          <table:table-cell table:formula="of:=[.D97]*[.$E$3]+[.E97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96]+1" office:value-type="float" office:value="89">
            <text:p>coef of x^89</text:p>
          </table:table-cell>
          <table:table-cell table:formula="of:=[Sheet4.D99]" office:value-type="float" office:value="0">
            <text:p>0</text:p>
          </table:table-cell>
          <table:table-cell table:style-name="ce11" table:formula="of:=[.$D$3]*[.D98]-[.$E$3]*[.E98]+[.C97]" office:value-type="float" office:value="0">
            <text:p>0</text:p>
          </table:table-cell>
          <table:table-cell table:formula="of:=[.D98]*[.$E$3]+[.E98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97]+1" office:value-type="float" office:value="90">
            <text:p>coef of x^90</text:p>
          </table:table-cell>
          <table:table-cell table:formula="of:=[Sheet4.D100]" office:value-type="float" office:value="0">
            <text:p>0</text:p>
          </table:table-cell>
          <table:table-cell table:style-name="ce11" table:formula="of:=[.$D$3]*[.D99]-[.$E$3]*[.E99]+[.C98]" office:value-type="float" office:value="0">
            <text:p>0</text:p>
          </table:table-cell>
          <table:table-cell table:formula="of:=[.D99]*[.$E$3]+[.E99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98]+1" office:value-type="float" office:value="91">
            <text:p>coef of x^91</text:p>
          </table:table-cell>
          <table:table-cell table:formula="of:=[Sheet4.D101]" office:value-type="float" office:value="0">
            <text:p>0</text:p>
          </table:table-cell>
          <table:table-cell table:style-name="ce11" table:formula="of:=[.$D$3]*[.D100]-[.$E$3]*[.E100]+[.C99]" office:value-type="float" office:value="0">
            <text:p>0</text:p>
          </table:table-cell>
          <table:table-cell table:formula="of:=[.D100]*[.$E$3]+[.E100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99]+1" office:value-type="float" office:value="92">
            <text:p>coef of x^92</text:p>
          </table:table-cell>
          <table:table-cell table:formula="of:=[Sheet4.D102]" office:value-type="float" office:value="0">
            <text:p>0</text:p>
          </table:table-cell>
          <table:table-cell table:style-name="ce11" table:formula="of:=[.$D$3]*[.D101]-[.$E$3]*[.E101]+[.C100]" office:value-type="float" office:value="0">
            <text:p>0</text:p>
          </table:table-cell>
          <table:table-cell table:formula="of:=[.D101]*[.$E$3]+[.E101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00]+1" office:value-type="float" office:value="93">
            <text:p>coef of x^93</text:p>
          </table:table-cell>
          <table:table-cell table:formula="of:=[Sheet4.D103]" office:value-type="float" office:value="0">
            <text:p>0</text:p>
          </table:table-cell>
          <table:table-cell table:style-name="ce11" table:formula="of:=[.$D$3]*[.D102]-[.$E$3]*[.E102]+[.C101]" office:value-type="float" office:value="0">
            <text:p>0</text:p>
          </table:table-cell>
          <table:table-cell table:formula="of:=[.D102]*[.$E$3]+[.E102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01]+1" office:value-type="float" office:value="94">
            <text:p>coef of x^94</text:p>
          </table:table-cell>
          <table:table-cell table:formula="of:=[Sheet4.D104]" office:value-type="float" office:value="0">
            <text:p>0</text:p>
          </table:table-cell>
          <table:table-cell table:style-name="ce11" table:formula="of:=[.$D$3]*[.D103]-[.$E$3]*[.E103]+[.C102]" office:value-type="float" office:value="0">
            <text:p>0</text:p>
          </table:table-cell>
          <table:table-cell table:formula="of:=[.D103]*[.$E$3]+[.E103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02]+1" office:value-type="float" office:value="95">
            <text:p>coef of x^95</text:p>
          </table:table-cell>
          <table:table-cell table:formula="of:=[Sheet4.D105]" office:value-type="float" office:value="0">
            <text:p>0</text:p>
          </table:table-cell>
          <table:table-cell table:style-name="ce11" table:formula="of:=[.$D$3]*[.D104]-[.$E$3]*[.E104]+[.C103]" office:value-type="float" office:value="0">
            <text:p>0</text:p>
          </table:table-cell>
          <table:table-cell table:formula="of:=[.D104]*[.$E$3]+[.E104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03]+1" office:value-type="float" office:value="96">
            <text:p>coef of x^96</text:p>
          </table:table-cell>
          <table:table-cell table:formula="of:=[Sheet4.D106]" office:value-type="float" office:value="0">
            <text:p>0</text:p>
          </table:table-cell>
          <table:table-cell table:style-name="ce11" table:formula="of:=[.$D$3]*[.D105]-[.$E$3]*[.E105]+[.C104]" office:value-type="float" office:value="0">
            <text:p>0</text:p>
          </table:table-cell>
          <table:table-cell table:formula="of:=[.D105]*[.$E$3]+[.E105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04]+1" office:value-type="float" office:value="97">
            <text:p>coef of x^97</text:p>
          </table:table-cell>
          <table:table-cell table:formula="of:=[Sheet4.D107]" office:value-type="float" office:value="0">
            <text:p>0</text:p>
          </table:table-cell>
          <table:table-cell table:style-name="ce11" table:formula="of:=[.$D$3]*[.D106]-[.$E$3]*[.E106]+[.C105]" office:value-type="float" office:value="0">
            <text:p>0</text:p>
          </table:table-cell>
          <table:table-cell table:formula="of:=[.D106]*[.$E$3]+[.E106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05]+1" office:value-type="float" office:value="98">
            <text:p>coef of x^98</text:p>
          </table:table-cell>
          <table:table-cell table:formula="of:=[Sheet4.D108]" office:value-type="float" office:value="0">
            <text:p>0</text:p>
          </table:table-cell>
          <table:table-cell table:style-name="ce11" table:formula="of:=[.$D$3]*[.D107]-[.$E$3]*[.E107]+[.C106]" office:value-type="float" office:value="0">
            <text:p>0</text:p>
          </table:table-cell>
          <table:table-cell table:formula="of:=[.D107]*[.$E$3]+[.E107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06]+1" office:value-type="float" office:value="99">
            <text:p>coef of x^99</text:p>
          </table:table-cell>
          <table:table-cell table:formula="of:=[Sheet4.D109]" office:value-type="float" office:value="0">
            <text:p>0</text:p>
          </table:table-cell>
          <table:table-cell table:style-name="ce11" table:formula="of:=[.$D$3]*[.D108]-[.$E$3]*[.E108]+[.C107]" office:value-type="float" office:value="0">
            <text:p>0</text:p>
          </table:table-cell>
          <table:table-cell table:formula="of:=[.D108]*[.$E$3]+[.E108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07]+1" office:value-type="float" office:value="100">
            <text:p>coef of x^100</text:p>
          </table:table-cell>
          <table:table-cell table:formula="of:=[Sheet4.D110]" office:value-type="float" office:value="0">
            <text:p>0</text:p>
          </table:table-cell>
          <table:table-cell table:style-name="ce11" table:formula="of:=[.$D$3]*[.D109]-[.$E$3]*[.E109]+[.C108]" office:value-type="float" office:value="0">
            <text:p>0</text:p>
          </table:table-cell>
          <table:table-cell table:formula="of:=[.D109]*[.$E$3]+[.E109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08]+1" office:value-type="float" office:value="101">
            <text:p>coef of x^101</text:p>
          </table:table-cell>
          <table:table-cell table:formula="of:=[Sheet4.D111]" office:value-type="float" office:value="0">
            <text:p>0</text:p>
          </table:table-cell>
          <table:table-cell table:style-name="ce11" table:formula="of:=[.$D$3]*[.D110]-[.$E$3]*[.E110]+[.C109]" office:value-type="float" office:value="0">
            <text:p>0</text:p>
          </table:table-cell>
          <table:table-cell table:formula="of:=[.D110]*[.$E$3]+[.E110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09]+1" office:value-type="float" office:value="102">
            <text:p>coef of x^102</text:p>
          </table:table-cell>
          <table:table-cell table:formula="of:=[Sheet4.D112]" office:value-type="float" office:value="0">
            <text:p>0</text:p>
          </table:table-cell>
          <table:table-cell table:style-name="ce11" table:formula="of:=[.$D$3]*[.D111]-[.$E$3]*[.E111]+[.C110]" office:value-type="float" office:value="0">
            <text:p>0</text:p>
          </table:table-cell>
          <table:table-cell table:formula="of:=[.D111]*[.$E$3]+[.E111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10]+1" office:value-type="float" office:value="103">
            <text:p>coef of x^103</text:p>
          </table:table-cell>
          <table:table-cell table:formula="of:=[Sheet4.D113]" office:value-type="float" office:value="0">
            <text:p>0</text:p>
          </table:table-cell>
          <table:table-cell table:style-name="ce11" table:formula="of:=[.$D$3]*[.D112]-[.$E$3]*[.E112]+[.C111]" office:value-type="float" office:value="0">
            <text:p>0</text:p>
          </table:table-cell>
          <table:table-cell table:formula="of:=[.D112]*[.$E$3]+[.E112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11]+1" office:value-type="float" office:value="104">
            <text:p>coef of x^104</text:p>
          </table:table-cell>
          <table:table-cell table:formula="of:=[Sheet4.D114]" office:value-type="float" office:value="0">
            <text:p>0</text:p>
          </table:table-cell>
          <table:table-cell table:style-name="ce11" table:formula="of:=[.$D$3]*[.D113]-[.$E$3]*[.E113]+[.C112]" office:value-type="float" office:value="0">
            <text:p>0</text:p>
          </table:table-cell>
          <table:table-cell table:formula="of:=[.D113]*[.$E$3]+[.E113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12]+1" office:value-type="float" office:value="105">
            <text:p>coef of x^105</text:p>
          </table:table-cell>
          <table:table-cell table:formula="of:=[Sheet4.D115]" office:value-type="float" office:value="0">
            <text:p>0</text:p>
          </table:table-cell>
          <table:table-cell table:style-name="ce11" table:formula="of:=[.$D$3]*[.D114]-[.$E$3]*[.E114]+[.C113]" office:value-type="float" office:value="0">
            <text:p>0</text:p>
          </table:table-cell>
          <table:table-cell table:formula="of:=[.D114]*[.$E$3]+[.E114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13]+1" office:value-type="float" office:value="106">
            <text:p>coef of x^106</text:p>
          </table:table-cell>
          <table:table-cell table:formula="of:=[Sheet4.D116]" office:value-type="float" office:value="0">
            <text:p>0</text:p>
          </table:table-cell>
          <table:table-cell table:style-name="ce11" table:formula="of:=[.$D$3]*[.D115]-[.$E$3]*[.E115]+[.C114]" office:value-type="float" office:value="0">
            <text:p>0</text:p>
          </table:table-cell>
          <table:table-cell table:formula="of:=[.D115]*[.$E$3]+[.E115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14]+1" office:value-type="float" office:value="107">
            <text:p>coef of x^107</text:p>
          </table:table-cell>
          <table:table-cell table:formula="of:=[Sheet4.D117]" office:value-type="float" office:value="0">
            <text:p>0</text:p>
          </table:table-cell>
          <table:table-cell table:style-name="ce11" table:formula="of:=[.$D$3]*[.D116]-[.$E$3]*[.E116]+[.C115]" office:value-type="float" office:value="0">
            <text:p>0</text:p>
          </table:table-cell>
          <table:table-cell table:formula="of:=[.D116]*[.$E$3]+[.E116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15]+1" office:value-type="float" office:value="108">
            <text:p>coef of x^108</text:p>
          </table:table-cell>
          <table:table-cell table:formula="of:=[Sheet4.D118]" office:value-type="float" office:value="0">
            <text:p>0</text:p>
          </table:table-cell>
          <table:table-cell table:style-name="ce11" table:formula="of:=[.$D$3]*[.D117]-[.$E$3]*[.E117]+[.C116]" office:value-type="float" office:value="0">
            <text:p>0</text:p>
          </table:table-cell>
          <table:table-cell table:formula="of:=[.D117]*[.$E$3]+[.E117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16]+1" office:value-type="float" office:value="109">
            <text:p>coef of x^109</text:p>
          </table:table-cell>
          <table:table-cell table:formula="of:=[Sheet4.D119]" office:value-type="float" office:value="0">
            <text:p>0</text:p>
          </table:table-cell>
          <table:table-cell table:style-name="ce11" table:formula="of:=[.$D$3]*[.D118]-[.$E$3]*[.E118]+[.C117]" office:value-type="float" office:value="0">
            <text:p>0</text:p>
          </table:table-cell>
          <table:table-cell table:formula="of:=[.D118]*[.$E$3]+[.E118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17]+1" office:value-type="float" office:value="110">
            <text:p>coef of x^110</text:p>
          </table:table-cell>
          <table:table-cell table:formula="of:=[Sheet4.D120]" office:value-type="float" office:value="0">
            <text:p>0</text:p>
          </table:table-cell>
          <table:table-cell table:style-name="ce11" table:formula="of:=[.$D$3]*[.D119]-[.$E$3]*[.E119]+[.C118]" office:value-type="float" office:value="0">
            <text:p>0</text:p>
          </table:table-cell>
          <table:table-cell table:formula="of:=[.D119]*[.$E$3]+[.E119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18]+1" office:value-type="float" office:value="111">
            <text:p>coef of x^111</text:p>
          </table:table-cell>
          <table:table-cell table:formula="of:=[Sheet4.D121]" office:value-type="float" office:value="0">
            <text:p>0</text:p>
          </table:table-cell>
          <table:table-cell table:style-name="ce11" table:formula="of:=[.$D$3]*[.D120]-[.$E$3]*[.E120]+[.C119]" office:value-type="float" office:value="0">
            <text:p>0</text:p>
          </table:table-cell>
          <table:table-cell table:formula="of:=[.D120]*[.$E$3]+[.E120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19]+1" office:value-type="float" office:value="112">
            <text:p>coef of x^112</text:p>
          </table:table-cell>
          <table:table-cell table:formula="of:=[Sheet4.D122]" office:value-type="float" office:value="0">
            <text:p>0</text:p>
          </table:table-cell>
          <table:table-cell table:style-name="ce11" table:formula="of:=[.$D$3]*[.D121]-[.$E$3]*[.E121]+[.C120]" office:value-type="float" office:value="0">
            <text:p>0</text:p>
          </table:table-cell>
          <table:table-cell table:formula="of:=[.D121]*[.$E$3]+[.E121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20]+1" office:value-type="float" office:value="113">
            <text:p>coef of x^113</text:p>
          </table:table-cell>
          <table:table-cell table:formula="of:=[Sheet4.D123]" office:value-type="float" office:value="0">
            <text:p>0</text:p>
          </table:table-cell>
          <table:table-cell table:style-name="ce11" table:formula="of:=[.$D$3]*[.D122]-[.$E$3]*[.E122]+[.C121]" office:value-type="float" office:value="0">
            <text:p>0</text:p>
          </table:table-cell>
          <table:table-cell table:formula="of:=[.D122]*[.$E$3]+[.E122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21]+1" office:value-type="float" office:value="114">
            <text:p>coef of x^114</text:p>
          </table:table-cell>
          <table:table-cell table:formula="of:=[Sheet4.D124]" office:value-type="float" office:value="0">
            <text:p>0</text:p>
          </table:table-cell>
          <table:table-cell table:style-name="ce11" table:formula="of:=[.$D$3]*[.D123]-[.$E$3]*[.E123]+[.C122]" office:value-type="float" office:value="0">
            <text:p>0</text:p>
          </table:table-cell>
          <table:table-cell table:formula="of:=[.D123]*[.$E$3]+[.E123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22]+1" office:value-type="float" office:value="115">
            <text:p>coef of x^115</text:p>
          </table:table-cell>
          <table:table-cell table:formula="of:=[Sheet4.D125]" office:value-type="float" office:value="0">
            <text:p>0</text:p>
          </table:table-cell>
          <table:table-cell table:style-name="ce11" table:formula="of:=[.$D$3]*[.D124]-[.$E$3]*[.E124]+[.C123]" office:value-type="float" office:value="0">
            <text:p>0</text:p>
          </table:table-cell>
          <table:table-cell table:formula="of:=[.D124]*[.$E$3]+[.E124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23]+1" office:value-type="float" office:value="116">
            <text:p>coef of x^116</text:p>
          </table:table-cell>
          <table:table-cell table:formula="of:=[Sheet4.D126]" office:value-type="float" office:value="0">
            <text:p>0</text:p>
          </table:table-cell>
          <table:table-cell table:style-name="ce11" table:formula="of:=[.$D$3]*[.D125]-[.$E$3]*[.E125]+[.C124]" office:value-type="float" office:value="0">
            <text:p>0</text:p>
          </table:table-cell>
          <table:table-cell table:formula="of:=[.D125]*[.$E$3]+[.E125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24]+1" office:value-type="float" office:value="117">
            <text:p>coef of x^117</text:p>
          </table:table-cell>
          <table:table-cell table:formula="of:=[Sheet4.D127]" office:value-type="float" office:value="0">
            <text:p>0</text:p>
          </table:table-cell>
          <table:table-cell table:style-name="ce11" table:formula="of:=[.$D$3]*[.D126]-[.$E$3]*[.E126]+[.C125]" office:value-type="float" office:value="0">
            <text:p>0</text:p>
          </table:table-cell>
          <table:table-cell table:formula="of:=[.D126]*[.$E$3]+[.E126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25]+1" office:value-type="float" office:value="118">
            <text:p>coef of x^118</text:p>
          </table:table-cell>
          <table:table-cell table:formula="of:=[Sheet4.D128]" office:value-type="float" office:value="0">
            <text:p>0</text:p>
          </table:table-cell>
          <table:table-cell table:style-name="ce11" table:formula="of:=[.$D$3]*[.D127]-[.$E$3]*[.E127]+[.C126]" office:value-type="float" office:value="0">
            <text:p>0</text:p>
          </table:table-cell>
          <table:table-cell table:formula="of:=[.D127]*[.$E$3]+[.E127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26]+1" office:value-type="float" office:value="119">
            <text:p>coef of x^119</text:p>
          </table:table-cell>
          <table:table-cell table:formula="of:=[Sheet4.D129]" office:value-type="float" office:value="0">
            <text:p>0</text:p>
          </table:table-cell>
          <table:table-cell table:style-name="ce11" table:formula="of:=[.$D$3]*[.D128]-[.$E$3]*[.E128]+[.C127]" office:value-type="float" office:value="0">
            <text:p>0</text:p>
          </table:table-cell>
          <table:table-cell table:formula="of:=[.D128]*[.$E$3]+[.E128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27]+1" office:value-type="float" office:value="120">
            <text:p>coef of x^120</text:p>
          </table:table-cell>
          <table:table-cell table:formula="of:=[Sheet4.D130]" office:value-type="float" office:value="0">
            <text:p>0</text:p>
          </table:table-cell>
          <table:table-cell table:style-name="ce11" table:formula="of:=[.$D$3]*[.D129]-[.$E$3]*[.E129]+[.C128]" office:value-type="float" office:value="0">
            <text:p>0</text:p>
          </table:table-cell>
          <table:table-cell table:formula="of:=[.D129]*[.$E$3]+[.E129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28]+1" office:value-type="float" office:value="121">
            <text:p>coef of x^121</text:p>
          </table:table-cell>
          <table:table-cell table:formula="of:=[Sheet4.D131]" office:value-type="float" office:value="0">
            <text:p>0</text:p>
          </table:table-cell>
          <table:table-cell table:style-name="ce11" table:formula="of:=[.$D$3]*[.D130]-[.$E$3]*[.E130]+[.C129]" office:value-type="float" office:value="0">
            <text:p>0</text:p>
          </table:table-cell>
          <table:table-cell table:formula="of:=[.D130]*[.$E$3]+[.E130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29]+1" office:value-type="float" office:value="122">
            <text:p>coef of x^122</text:p>
          </table:table-cell>
          <table:table-cell table:formula="of:=[Sheet4.D132]" office:value-type="float" office:value="0">
            <text:p>0</text:p>
          </table:table-cell>
          <table:table-cell table:style-name="ce11" table:formula="of:=[.$D$3]*[.D131]-[.$E$3]*[.E131]+[.C130]" office:value-type="float" office:value="0">
            <text:p>0</text:p>
          </table:table-cell>
          <table:table-cell table:formula="of:=[.D131]*[.$E$3]+[.E131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30]+1" office:value-type="float" office:value="123">
            <text:p>coef of x^123</text:p>
          </table:table-cell>
          <table:table-cell table:formula="of:=[Sheet4.D133]" office:value-type="float" office:value="0">
            <text:p>0</text:p>
          </table:table-cell>
          <table:table-cell table:style-name="ce11" table:formula="of:=[.$D$3]*[.D132]-[.$E$3]*[.E132]+[.C131]" office:value-type="float" office:value="0">
            <text:p>0</text:p>
          </table:table-cell>
          <table:table-cell table:formula="of:=[.D132]*[.$E$3]+[.E132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31]+1" office:value-type="float" office:value="124">
            <text:p>coef of x^124</text:p>
          </table:table-cell>
          <table:table-cell table:formula="of:=[Sheet4.D134]" office:value-type="float" office:value="0">
            <text:p>0</text:p>
          </table:table-cell>
          <table:table-cell table:style-name="ce11" table:formula="of:=[.$D$3]*[.D133]-[.$E$3]*[.E133]+[.C132]" office:value-type="float" office:value="0">
            <text:p>0</text:p>
          </table:table-cell>
          <table:table-cell table:formula="of:=[.D133]*[.$E$3]+[.E133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32]+1" office:value-type="float" office:value="125">
            <text:p>coef of x^125</text:p>
          </table:table-cell>
          <table:table-cell table:formula="of:=[Sheet4.D135]" office:value-type="float" office:value="0">
            <text:p>0</text:p>
          </table:table-cell>
          <table:table-cell table:style-name="ce11" table:formula="of:=[.$D$3]*[.D134]-[.$E$3]*[.E134]+[.C133]" office:value-type="float" office:value="0">
            <text:p>0</text:p>
          </table:table-cell>
          <table:table-cell table:formula="of:=[.D134]*[.$E$3]+[.E134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33]+1" office:value-type="float" office:value="126">
            <text:p>coef of x^126</text:p>
          </table:table-cell>
          <table:table-cell table:formula="of:=[Sheet4.D136]" office:value-type="float" office:value="0">
            <text:p>0</text:p>
          </table:table-cell>
          <table:table-cell table:style-name="ce11" table:formula="of:=[.$D$3]*[.D135]-[.$E$3]*[.E135]+[.C134]" office:value-type="float" office:value="0">
            <text:p>0</text:p>
          </table:table-cell>
          <table:table-cell table:formula="of:=[.D135]*[.$E$3]+[.E135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34]+1" office:value-type="float" office:value="127">
            <text:p>coef of x^127</text:p>
          </table:table-cell>
          <table:table-cell table:formula="of:=[Sheet4.D137]" office:value-type="float" office:value="0">
            <text:p>0</text:p>
          </table:table-cell>
          <table:table-cell table:style-name="ce11" table:formula="of:=[.$D$3]*[.D136]-[.$E$3]*[.E136]+[.C135]" office:value-type="float" office:value="0">
            <text:p>0</text:p>
          </table:table-cell>
          <table:table-cell table:formula="of:=[.D136]*[.$E$3]+[.E136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35]+1" office:value-type="float" office:value="128">
            <text:p>coef of x^128</text:p>
          </table:table-cell>
          <table:table-cell table:formula="of:=[Sheet4.D138]" office:value-type="float" office:value="0">
            <text:p>0</text:p>
          </table:table-cell>
          <table:table-cell table:style-name="ce11" table:formula="of:=[.$D$3]*[.D137]-[.$E$3]*[.E137]+[.C136]" office:value-type="float" office:value="0">
            <text:p>0</text:p>
          </table:table-cell>
          <table:table-cell table:formula="of:=[.D137]*[.$E$3]+[.E137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36]+1" office:value-type="float" office:value="129">
            <text:p>coef of x^129</text:p>
          </table:table-cell>
          <table:table-cell table:formula="of:=[Sheet4.D139]" office:value-type="float" office:value="0">
            <text:p>0</text:p>
          </table:table-cell>
          <table:table-cell table:style-name="ce11" table:formula="of:=[.$D$3]*[.D138]-[.$E$3]*[.E138]+[.C137]" office:value-type="float" office:value="0">
            <text:p>0</text:p>
          </table:table-cell>
          <table:table-cell table:formula="of:=[.D138]*[.$E$3]+[.E138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37]+1" office:value-type="float" office:value="130">
            <text:p>coef of x^130</text:p>
          </table:table-cell>
          <table:table-cell table:formula="of:=[Sheet4.D140]" office:value-type="float" office:value="0">
            <text:p>0</text:p>
          </table:table-cell>
          <table:table-cell table:style-name="ce11" table:formula="of:=[.$D$3]*[.D139]-[.$E$3]*[.E139]+[.C138]" office:value-type="float" office:value="0">
            <text:p>0</text:p>
          </table:table-cell>
          <table:table-cell table:formula="of:=[.D139]*[.$E$3]+[.E139]*[.$D$3]" office:value-type="float" office:value="0">
            <text:p>0</text:p>
          </table:table-cell>
          <table:table-cell office:value-type="string">
            <text:p>to evaluate higher order polynomials, copy this row downward as needed</text:p>
          </table:table-cell>
        </table:table-row>
        <table:table-row table:style-name="ro1">
          <table:table-cell table:number-columns-repeated="3"/>
          <table:table-cell table:number-columns-repeated="2"/>
          <table:table-cell/>
        </table:table-row>
        <table:table-row table:style-name="ro1" table:number-rows-repeated="22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olynomial-evaluation3" table:style-name="ta1" table:print="false">
        <table:table-column table:style-name="co1" table:number-columns-repeated="3" table:default-cell-style-name="Default"/>
        <table:table-column table:style-name="co9" table:default-cell-style-name="ce9"/>
        <table:table-column table:style-name="co11" table:default-cell-style-name="Default"/>
        <table:table-column table:style-name="co1" table:default-cell-style-name="Default"/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>
            <text:p>real</text:p>
          </table:table-cell>
          <table:table-cell office:value-type="string">
            <text:p>imag</text:p>
          </table:table-cell>
          <table:table-cell/>
        </table:table-row>
        <table:table-row table:style-name="ro3">
          <table:table-cell/>
          <table:table-cell office:value-type="string">
            <text:p>x </text:p>
          </table:table-cell>
          <table:table-cell/>
          <table:table-cell table:style-name="ce4" table:formula="of:=[Sheet4.D6]" office:value-type="float" office:value="-3.257897">
            <text:p>-3.257897000000000</text:p>
          </table:table-cell>
          <table:table-cell table:style-name="ce4" table:formula="of:=[Sheet4.E6]" office:value-type="float" office:value="0">
            <text:p>0.000000000000000</text:p>
          </table:table-cell>
          <table:table-cell office:value-type="string">
            <text:p>fill in with complex value at which to evaluate polynomial</text:p>
          </table:table-cell>
        </table:table-row>
        <table:table-row table:style-name="ro1" table:number-rows-repeated="2">
          <table:table-cell table:number-columns-repeated="3"/>
          <table:table-cell table:style-name="ce4"/>
          <table:table-cell table:style-name="ce12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coef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0">
            <text:p>coef of x^0</text:p>
          </table:table-cell>
          <table:table-cell table:formula="of:=[Sheet4.D10]" office:value-type="float" office:value="2">
            <text:p>2</text:p>
          </table:table-cell>
          <table:table-cell table:style-name="ce10" table:formula="of:=[.$D$3]*[.D9]-[.$E$3]*[.E9]+[.C8]" office:value-type="float" office:value="0.000000284584729337567">
            <text:p>2.84584729337567E-007</text:p>
          </table:table-cell>
          <table:table-cell table:style-name="ce13" table:formula="of:=[.D9]*[.$E$3]+[.E9]*[.$D$3]" office:value-type="float" office:value="0">
            <text:p>0</text:p>
          </table:table-cell>
          <table:table-cell office:value-type="string">
            <text:p>function value (we have a root if this is zero)</text:p>
          </table:table-cell>
        </table:table-row>
        <table:table-row table:style-name="ro1">
          <table:table-cell/>
          <table:table-cell table:style-name="ce2" table:formula="of:=[.B8]+1" office:value-type="float" office:value="1">
            <text:p>coef of x^1</text:p>
          </table:table-cell>
          <table:table-cell table:formula="of:=[Sheet4.D11]" office:value-type="float" office:value="-10">
            <text:p>-10</text:p>
          </table:table-cell>
          <table:table-cell table:style-name="ce11" table:formula="of:=[.$D$3]*[.D10]-[.$E$3]*[.E10]+[.C9]" office:value-type="float" office:value="0.613892862608999">
            <text:p>0.6138928626</text:p>
          </table:table-cell>
          <table:table-cell table:formula="of:=[.D10]*[.$E$3]+[.E10]*[.$D$3]" office:value-type="float" office:value="-0">
            <text:p>-0</text:p>
          </table:table-cell>
          <table:table-cell/>
        </table:table-row>
        <table:table-row table:style-name="ro1">
          <table:table-cell/>
          <table:table-cell table:style-name="ce2" table:formula="of:=[.B9]+1" office:value-type="float" office:value="2">
            <text:p>coef of x^2</text:p>
          </table:table-cell>
          <table:table-cell table:formula="of:=[Sheet4.D12]" office:value-type="float" office:value="0">
            <text:p>0</text:p>
          </table:table-cell>
          <table:table-cell table:style-name="ce11" table:formula="of:=[.$D$3]*[.D11]-[.$E$3]*[.E11]+[.C10]" office:value-type="float" office:value="-3.257897">
            <text:p>-3.257897</text:p>
          </table:table-cell>
          <table:table-cell table:formula="of:=[.D11]*[.$E$3]+[.E11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0]+1" office:value-type="float" office:value="3">
            <text:p>coef of x^3</text:p>
          </table:table-cell>
          <table:table-cell table:formula="of:=[Sheet4.D13]" office:value-type="float" office:value="1">
            <text:p>1</text:p>
          </table:table-cell>
          <table:table-cell table:style-name="ce11" table:formula="of:=[.$D$3]*[.D12]-[.$E$3]*[.E12]+[.C11]" office:value-type="float" office:value="1">
            <text:p>1</text:p>
          </table:table-cell>
          <table:table-cell table:formula="of:=[.D12]*[.$E$3]+[.E12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1]+1" office:value-type="float" office:value="4">
            <text:p>coef of x^4</text:p>
          </table:table-cell>
          <table:table-cell table:formula="of:=[Sheet4.D14]" office:value-type="float" office:value="0">
            <text:p>0</text:p>
          </table:table-cell>
          <table:table-cell table:style-name="ce11" table:formula="of:=[.$D$3]*[.D13]-[.$E$3]*[.E13]+[.C12]" office:value-type="float" office:value="0">
            <text:p>0</text:p>
          </table:table-cell>
          <table:table-cell table:formula="of:=[.D13]*[.$E$3]+[.E13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2]+1" office:value-type="float" office:value="5">
            <text:p>coef of x^5</text:p>
          </table:table-cell>
          <table:table-cell table:formula="of:=[Sheet4.D15]" office:value-type="float" office:value="0">
            <text:p>0</text:p>
          </table:table-cell>
          <table:table-cell table:style-name="ce11" table:formula="of:=[.$D$3]*[.D14]-[.$E$3]*[.E14]+[.C13]" office:value-type="float" office:value="0">
            <text:p>0</text:p>
          </table:table-cell>
          <table:table-cell table:formula="of:=[.D14]*[.$E$3]+[.E14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3]+1" office:value-type="float" office:value="6">
            <text:p>coef of x^6</text:p>
          </table:table-cell>
          <table:table-cell table:formula="of:=[Sheet4.D16]" office:value-type="float" office:value="0">
            <text:p>0</text:p>
          </table:table-cell>
          <table:table-cell table:style-name="ce11" table:formula="of:=[.$D$3]*[.D15]-[.$E$3]*[.E15]+[.C14]" office:value-type="float" office:value="0">
            <text:p>0</text:p>
          </table:table-cell>
          <table:table-cell table:formula="of:=[.D15]*[.$E$3]+[.E15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4]+1" office:value-type="float" office:value="7">
            <text:p>coef of x^7</text:p>
          </table:table-cell>
          <table:table-cell table:formula="of:=[Sheet4.D17]" office:value-type="float" office:value="0">
            <text:p>0</text:p>
          </table:table-cell>
          <table:table-cell table:style-name="ce11" table:formula="of:=[.$D$3]*[.D16]-[.$E$3]*[.E16]+[.C15]" office:value-type="float" office:value="0">
            <text:p>0</text:p>
          </table:table-cell>
          <table:table-cell table:formula="of:=[.D16]*[.$E$3]+[.E16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5]+1" office:value-type="float" office:value="8">
            <text:p>coef of x^8</text:p>
          </table:table-cell>
          <table:table-cell table:formula="of:=[Sheet4.D18]" office:value-type="float" office:value="0">
            <text:p>0</text:p>
          </table:table-cell>
          <table:table-cell table:style-name="ce11" table:formula="of:=[.$D$3]*[.D17]-[.$E$3]*[.E17]+[.C16]" office:value-type="float" office:value="0">
            <text:p>0</text:p>
          </table:table-cell>
          <table:table-cell table:formula="of:=[.D17]*[.$E$3]+[.E17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6]+1" office:value-type="float" office:value="9">
            <text:p>coef of x^9</text:p>
          </table:table-cell>
          <table:table-cell table:formula="of:=[Sheet4.D19]" office:value-type="float" office:value="0">
            <text:p>0</text:p>
          </table:table-cell>
          <table:table-cell table:style-name="ce11" table:formula="of:=[.$D$3]*[.D18]-[.$E$3]*[.E18]+[.C17]" office:value-type="float" office:value="0">
            <text:p>0</text:p>
          </table:table-cell>
          <table:table-cell table:formula="of:=[.D18]*[.$E$3]+[.E18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7]+1" office:value-type="float" office:value="10">
            <text:p>coef of x^10</text:p>
          </table:table-cell>
          <table:table-cell table:formula="of:=[Sheet4.D20]" office:value-type="float" office:value="0">
            <text:p>0</text:p>
          </table:table-cell>
          <table:table-cell table:style-name="ce11" table:formula="of:=[.$D$3]*[.D19]-[.$E$3]*[.E19]+[.C18]" office:value-type="float" office:value="0">
            <text:p>0</text:p>
          </table:table-cell>
          <table:table-cell table:formula="of:=[.D19]*[.$E$3]+[.E19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8]+1" office:value-type="float" office:value="11">
            <text:p>coef of x^11</text:p>
          </table:table-cell>
          <table:table-cell table:formula="of:=[Sheet4.D21]" office:value-type="float" office:value="0">
            <text:p>0</text:p>
          </table:table-cell>
          <table:table-cell table:style-name="ce11" table:formula="of:=[.$D$3]*[.D20]-[.$E$3]*[.E20]+[.C19]" office:value-type="float" office:value="0">
            <text:p>0</text:p>
          </table:table-cell>
          <table:table-cell table:formula="of:=[.D20]*[.$E$3]+[.E20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9]+1" office:value-type="float" office:value="12">
            <text:p>coef of x^12</text:p>
          </table:table-cell>
          <table:table-cell table:formula="of:=[Sheet4.D22]" office:value-type="float" office:value="0">
            <text:p>0</text:p>
          </table:table-cell>
          <table:table-cell table:style-name="ce11" table:formula="of:=[.$D$3]*[.D21]-[.$E$3]*[.E21]+[.C20]" office:value-type="float" office:value="0">
            <text:p>0</text:p>
          </table:table-cell>
          <table:table-cell table:formula="of:=[.D21]*[.$E$3]+[.E21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20]+1" office:value-type="float" office:value="13">
            <text:p>coef of x^13</text:p>
          </table:table-cell>
          <table:table-cell table:formula="of:=[Sheet4.D23]" office:value-type="float" office:value="0">
            <text:p>0</text:p>
          </table:table-cell>
          <table:table-cell table:style-name="ce11" table:formula="of:=[.$D$3]*[.D22]-[.$E$3]*[.E22]+[.C21]" office:value-type="float" office:value="0">
            <text:p>0</text:p>
          </table:table-cell>
          <table:table-cell table:formula="of:=[.D22]*[.$E$3]+[.E22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21]+1" office:value-type="float" office:value="14">
            <text:p>coef of x^14</text:p>
          </table:table-cell>
          <table:table-cell table:formula="of:=[Sheet4.D24]" office:value-type="float" office:value="0">
            <text:p>0</text:p>
          </table:table-cell>
          <table:table-cell table:style-name="ce11" table:formula="of:=[.$D$3]*[.D23]-[.$E$3]*[.E23]+[.C22]" office:value-type="float" office:value="0">
            <text:p>0</text:p>
          </table:table-cell>
          <table:table-cell table:formula="of:=[.D23]*[.$E$3]+[.E23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22]+1" office:value-type="float" office:value="15">
            <text:p>coef of x^15</text:p>
          </table:table-cell>
          <table:table-cell table:formula="of:=[Sheet4.D25]" office:value-type="float" office:value="0">
            <text:p>0</text:p>
          </table:table-cell>
          <table:table-cell table:style-name="ce11" table:formula="of:=[.$D$3]*[.D24]-[.$E$3]*[.E24]+[.C23]" office:value-type="float" office:value="0">
            <text:p>0</text:p>
          </table:table-cell>
          <table:table-cell table:formula="of:=[.D24]*[.$E$3]+[.E24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23]+1" office:value-type="float" office:value="16">
            <text:p>coef of x^16</text:p>
          </table:table-cell>
          <table:table-cell table:formula="of:=[Sheet4.D26]" office:value-type="float" office:value="0">
            <text:p>0</text:p>
          </table:table-cell>
          <table:table-cell table:style-name="ce11" table:formula="of:=[.$D$3]*[.D25]-[.$E$3]*[.E25]+[.C24]" office:value-type="float" office:value="0">
            <text:p>0</text:p>
          </table:table-cell>
          <table:table-cell table:formula="of:=[.D25]*[.$E$3]+[.E25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24]+1" office:value-type="float" office:value="17">
            <text:p>coef of x^17</text:p>
          </table:table-cell>
          <table:table-cell table:formula="of:=[Sheet4.D27]" office:value-type="float" office:value="0">
            <text:p>0</text:p>
          </table:table-cell>
          <table:table-cell table:style-name="ce11" table:formula="of:=[.$D$3]*[.D26]-[.$E$3]*[.E26]+[.C25]" office:value-type="float" office:value="0">
            <text:p>0</text:p>
          </table:table-cell>
          <table:table-cell table:formula="of:=[.D26]*[.$E$3]+[.E26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25]+1" office:value-type="float" office:value="18">
            <text:p>coef of x^18</text:p>
          </table:table-cell>
          <table:table-cell table:formula="of:=[Sheet4.D28]" office:value-type="float" office:value="0">
            <text:p>0</text:p>
          </table:table-cell>
          <table:table-cell table:style-name="ce11" table:formula="of:=[.$D$3]*[.D27]-[.$E$3]*[.E27]+[.C26]" office:value-type="float" office:value="0">
            <text:p>0</text:p>
          </table:table-cell>
          <table:table-cell table:formula="of:=[.D27]*[.$E$3]+[.E27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26]+1" office:value-type="float" office:value="19">
            <text:p>coef of x^19</text:p>
          </table:table-cell>
          <table:table-cell table:formula="of:=[Sheet4.D29]" office:value-type="float" office:value="0">
            <text:p>0</text:p>
          </table:table-cell>
          <table:table-cell table:style-name="ce11" table:formula="of:=[.$D$3]*[.D28]-[.$E$3]*[.E28]+[.C27]" office:value-type="float" office:value="0">
            <text:p>0</text:p>
          </table:table-cell>
          <table:table-cell table:formula="of:=[.D28]*[.$E$3]+[.E28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27]+1" office:value-type="float" office:value="20">
            <text:p>coef of x^20</text:p>
          </table:table-cell>
          <table:table-cell table:formula="of:=[Sheet4.D30]" office:value-type="float" office:value="0">
            <text:p>0</text:p>
          </table:table-cell>
          <table:table-cell table:style-name="ce11" table:formula="of:=[.$D$3]*[.D29]-[.$E$3]*[.E29]+[.C28]" office:value-type="float" office:value="0">
            <text:p>0</text:p>
          </table:table-cell>
          <table:table-cell table:formula="of:=[.D29]*[.$E$3]+[.E29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28]+1" office:value-type="float" office:value="21">
            <text:p>coef of x^21</text:p>
          </table:table-cell>
          <table:table-cell table:formula="of:=[Sheet4.D31]" office:value-type="float" office:value="0">
            <text:p>0</text:p>
          </table:table-cell>
          <table:table-cell table:style-name="ce11" table:formula="of:=[.$D$3]*[.D30]-[.$E$3]*[.E30]+[.C29]" office:value-type="float" office:value="0">
            <text:p>0</text:p>
          </table:table-cell>
          <table:table-cell table:formula="of:=[.D30]*[.$E$3]+[.E30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29]+1" office:value-type="float" office:value="22">
            <text:p>coef of x^22</text:p>
          </table:table-cell>
          <table:table-cell table:formula="of:=[Sheet4.D32]" office:value-type="float" office:value="0">
            <text:p>0</text:p>
          </table:table-cell>
          <table:table-cell table:style-name="ce11" table:formula="of:=[.$D$3]*[.D31]-[.$E$3]*[.E31]+[.C30]" office:value-type="float" office:value="0">
            <text:p>0</text:p>
          </table:table-cell>
          <table:table-cell table:formula="of:=[.D31]*[.$E$3]+[.E31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30]+1" office:value-type="float" office:value="23">
            <text:p>coef of x^23</text:p>
          </table:table-cell>
          <table:table-cell table:formula="of:=[Sheet4.D33]" office:value-type="float" office:value="0">
            <text:p>0</text:p>
          </table:table-cell>
          <table:table-cell table:style-name="ce11" table:formula="of:=[.$D$3]*[.D32]-[.$E$3]*[.E32]+[.C31]" office:value-type="float" office:value="0">
            <text:p>0</text:p>
          </table:table-cell>
          <table:table-cell table:formula="of:=[.D32]*[.$E$3]+[.E32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31]+1" office:value-type="float" office:value="24">
            <text:p>coef of x^24</text:p>
          </table:table-cell>
          <table:table-cell table:formula="of:=[Sheet4.D34]" office:value-type="float" office:value="0">
            <text:p>0</text:p>
          </table:table-cell>
          <table:table-cell table:style-name="ce11" table:formula="of:=[.$D$3]*[.D33]-[.$E$3]*[.E33]+[.C32]" office:value-type="float" office:value="0">
            <text:p>0</text:p>
          </table:table-cell>
          <table:table-cell table:formula="of:=[.D33]*[.$E$3]+[.E33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32]+1" office:value-type="float" office:value="25">
            <text:p>coef of x^25</text:p>
          </table:table-cell>
          <table:table-cell table:formula="of:=[Sheet4.D35]" office:value-type="float" office:value="0">
            <text:p>0</text:p>
          </table:table-cell>
          <table:table-cell table:style-name="ce11" table:formula="of:=[.$D$3]*[.D34]-[.$E$3]*[.E34]+[.C33]" office:value-type="float" office:value="0">
            <text:p>0</text:p>
          </table:table-cell>
          <table:table-cell table:formula="of:=[.D34]*[.$E$3]+[.E34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33]+1" office:value-type="float" office:value="26">
            <text:p>coef of x^26</text:p>
          </table:table-cell>
          <table:table-cell table:formula="of:=[Sheet4.D36]" office:value-type="float" office:value="0">
            <text:p>0</text:p>
          </table:table-cell>
          <table:table-cell table:style-name="ce11" table:formula="of:=[.$D$3]*[.D35]-[.$E$3]*[.E35]+[.C34]" office:value-type="float" office:value="0">
            <text:p>0</text:p>
          </table:table-cell>
          <table:table-cell table:formula="of:=[.D35]*[.$E$3]+[.E35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34]+1" office:value-type="float" office:value="27">
            <text:p>coef of x^27</text:p>
          </table:table-cell>
          <table:table-cell table:formula="of:=[Sheet4.D37]" office:value-type="float" office:value="0">
            <text:p>0</text:p>
          </table:table-cell>
          <table:table-cell table:style-name="ce11" table:formula="of:=[.$D$3]*[.D36]-[.$E$3]*[.E36]+[.C35]" office:value-type="float" office:value="0">
            <text:p>0</text:p>
          </table:table-cell>
          <table:table-cell table:formula="of:=[.D36]*[.$E$3]+[.E36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35]+1" office:value-type="float" office:value="28">
            <text:p>coef of x^28</text:p>
          </table:table-cell>
          <table:table-cell table:formula="of:=[Sheet4.D38]" office:value-type="float" office:value="0">
            <text:p>0</text:p>
          </table:table-cell>
          <table:table-cell table:style-name="ce11" table:formula="of:=[.$D$3]*[.D37]-[.$E$3]*[.E37]+[.C36]" office:value-type="float" office:value="0">
            <text:p>0</text:p>
          </table:table-cell>
          <table:table-cell table:formula="of:=[.D37]*[.$E$3]+[.E37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36]+1" office:value-type="float" office:value="29">
            <text:p>coef of x^29</text:p>
          </table:table-cell>
          <table:table-cell table:formula="of:=[Sheet4.D39]" office:value-type="float" office:value="0">
            <text:p>0</text:p>
          </table:table-cell>
          <table:table-cell table:style-name="ce11" table:formula="of:=[.$D$3]*[.D38]-[.$E$3]*[.E38]+[.C37]" office:value-type="float" office:value="0">
            <text:p>0</text:p>
          </table:table-cell>
          <table:table-cell table:formula="of:=[.D38]*[.$E$3]+[.E38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37]+1" office:value-type="float" office:value="30">
            <text:p>coef of x^30</text:p>
          </table:table-cell>
          <table:table-cell table:formula="of:=[Sheet4.D40]" office:value-type="float" office:value="0">
            <text:p>0</text:p>
          </table:table-cell>
          <table:table-cell table:style-name="ce11" table:formula="of:=[.$D$3]*[.D39]-[.$E$3]*[.E39]+[.C38]" office:value-type="float" office:value="0">
            <text:p>0</text:p>
          </table:table-cell>
          <table:table-cell table:formula="of:=[.D39]*[.$E$3]+[.E39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38]+1" office:value-type="float" office:value="31">
            <text:p>coef of x^31</text:p>
          </table:table-cell>
          <table:table-cell table:formula="of:=[Sheet4.D41]" office:value-type="float" office:value="0">
            <text:p>0</text:p>
          </table:table-cell>
          <table:table-cell table:style-name="ce11" table:formula="of:=[.$D$3]*[.D40]-[.$E$3]*[.E40]+[.C39]" office:value-type="float" office:value="0">
            <text:p>0</text:p>
          </table:table-cell>
          <table:table-cell table:formula="of:=[.D40]*[.$E$3]+[.E40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39]+1" office:value-type="float" office:value="32">
            <text:p>coef of x^32</text:p>
          </table:table-cell>
          <table:table-cell table:formula="of:=[Sheet4.D42]" office:value-type="float" office:value="0">
            <text:p>0</text:p>
          </table:table-cell>
          <table:table-cell table:style-name="ce11" table:formula="of:=[.$D$3]*[.D41]-[.$E$3]*[.E41]+[.C40]" office:value-type="float" office:value="0">
            <text:p>0</text:p>
          </table:table-cell>
          <table:table-cell table:formula="of:=[.D41]*[.$E$3]+[.E41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40]+1" office:value-type="float" office:value="33">
            <text:p>coef of x^33</text:p>
          </table:table-cell>
          <table:table-cell table:formula="of:=[Sheet4.D43]" office:value-type="float" office:value="0">
            <text:p>0</text:p>
          </table:table-cell>
          <table:table-cell table:style-name="ce11" table:formula="of:=[.$D$3]*[.D42]-[.$E$3]*[.E42]+[.C41]" office:value-type="float" office:value="0">
            <text:p>0</text:p>
          </table:table-cell>
          <table:table-cell table:formula="of:=[.D42]*[.$E$3]+[.E42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41]+1" office:value-type="float" office:value="34">
            <text:p>coef of x^34</text:p>
          </table:table-cell>
          <table:table-cell table:formula="of:=[Sheet4.D44]" office:value-type="float" office:value="0">
            <text:p>0</text:p>
          </table:table-cell>
          <table:table-cell table:style-name="ce11" table:formula="of:=[.$D$3]*[.D43]-[.$E$3]*[.E43]+[.C42]" office:value-type="float" office:value="0">
            <text:p>0</text:p>
          </table:table-cell>
          <table:table-cell table:formula="of:=[.D43]*[.$E$3]+[.E43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42]+1" office:value-type="float" office:value="35">
            <text:p>coef of x^35</text:p>
          </table:table-cell>
          <table:table-cell table:formula="of:=[Sheet4.D45]" office:value-type="float" office:value="0">
            <text:p>0</text:p>
          </table:table-cell>
          <table:table-cell table:style-name="ce11" table:formula="of:=[.$D$3]*[.D44]-[.$E$3]*[.E44]+[.C43]" office:value-type="float" office:value="0">
            <text:p>0</text:p>
          </table:table-cell>
          <table:table-cell table:formula="of:=[.D44]*[.$E$3]+[.E44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43]+1" office:value-type="float" office:value="36">
            <text:p>coef of x^36</text:p>
          </table:table-cell>
          <table:table-cell table:formula="of:=[Sheet4.D46]" office:value-type="float" office:value="0">
            <text:p>0</text:p>
          </table:table-cell>
          <table:table-cell table:style-name="ce11" table:formula="of:=[.$D$3]*[.D45]-[.$E$3]*[.E45]+[.C44]" office:value-type="float" office:value="0">
            <text:p>0</text:p>
          </table:table-cell>
          <table:table-cell table:formula="of:=[.D45]*[.$E$3]+[.E45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44]+1" office:value-type="float" office:value="37">
            <text:p>coef of x^37</text:p>
          </table:table-cell>
          <table:table-cell table:formula="of:=[Sheet4.D47]" office:value-type="float" office:value="0">
            <text:p>0</text:p>
          </table:table-cell>
          <table:table-cell table:style-name="ce11" table:formula="of:=[.$D$3]*[.D46]-[.$E$3]*[.E46]+[.C45]" office:value-type="float" office:value="0">
            <text:p>0</text:p>
          </table:table-cell>
          <table:table-cell table:formula="of:=[.D46]*[.$E$3]+[.E46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45]+1" office:value-type="float" office:value="38">
            <text:p>coef of x^38</text:p>
          </table:table-cell>
          <table:table-cell table:formula="of:=[Sheet4.D48]" office:value-type="float" office:value="0">
            <text:p>0</text:p>
          </table:table-cell>
          <table:table-cell table:style-name="ce11" table:formula="of:=[.$D$3]*[.D47]-[.$E$3]*[.E47]+[.C46]" office:value-type="float" office:value="0">
            <text:p>0</text:p>
          </table:table-cell>
          <table:table-cell table:formula="of:=[.D47]*[.$E$3]+[.E47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46]+1" office:value-type="float" office:value="39">
            <text:p>coef of x^39</text:p>
          </table:table-cell>
          <table:table-cell table:formula="of:=[Sheet4.D49]" office:value-type="float" office:value="0">
            <text:p>0</text:p>
          </table:table-cell>
          <table:table-cell table:style-name="ce11" table:formula="of:=[.$D$3]*[.D48]-[.$E$3]*[.E48]+[.C47]" office:value-type="float" office:value="0">
            <text:p>0</text:p>
          </table:table-cell>
          <table:table-cell table:formula="of:=[.D48]*[.$E$3]+[.E48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47]+1" office:value-type="float" office:value="40">
            <text:p>coef of x^40</text:p>
          </table:table-cell>
          <table:table-cell table:formula="of:=[Sheet4.D50]" office:value-type="float" office:value="0">
            <text:p>0</text:p>
          </table:table-cell>
          <table:table-cell table:style-name="ce11" table:formula="of:=[.$D$3]*[.D49]-[.$E$3]*[.E49]+[.C48]" office:value-type="float" office:value="0">
            <text:p>0</text:p>
          </table:table-cell>
          <table:table-cell table:formula="of:=[.D49]*[.$E$3]+[.E49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48]+1" office:value-type="float" office:value="41">
            <text:p>coef of x^41</text:p>
          </table:table-cell>
          <table:table-cell table:formula="of:=[Sheet4.D51]" office:value-type="float" office:value="0">
            <text:p>0</text:p>
          </table:table-cell>
          <table:table-cell table:style-name="ce11" table:formula="of:=[.$D$3]*[.D50]-[.$E$3]*[.E50]+[.C49]" office:value-type="float" office:value="0">
            <text:p>0</text:p>
          </table:table-cell>
          <table:table-cell table:formula="of:=[.D50]*[.$E$3]+[.E50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49]+1" office:value-type="float" office:value="42">
            <text:p>coef of x^42</text:p>
          </table:table-cell>
          <table:table-cell table:formula="of:=[Sheet4.D52]" office:value-type="float" office:value="0">
            <text:p>0</text:p>
          </table:table-cell>
          <table:table-cell table:style-name="ce11" table:formula="of:=[.$D$3]*[.D51]-[.$E$3]*[.E51]+[.C50]" office:value-type="float" office:value="0">
            <text:p>0</text:p>
          </table:table-cell>
          <table:table-cell table:formula="of:=[.D51]*[.$E$3]+[.E51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50]+1" office:value-type="float" office:value="43">
            <text:p>coef of x^43</text:p>
          </table:table-cell>
          <table:table-cell table:formula="of:=[Sheet4.D53]" office:value-type="float" office:value="0">
            <text:p>0</text:p>
          </table:table-cell>
          <table:table-cell table:style-name="ce11" table:formula="of:=[.$D$3]*[.D52]-[.$E$3]*[.E52]+[.C51]" office:value-type="float" office:value="0">
            <text:p>0</text:p>
          </table:table-cell>
          <table:table-cell table:formula="of:=[.D52]*[.$E$3]+[.E52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51]+1" office:value-type="float" office:value="44">
            <text:p>coef of x^44</text:p>
          </table:table-cell>
          <table:table-cell table:formula="of:=[Sheet4.D54]" office:value-type="float" office:value="0">
            <text:p>0</text:p>
          </table:table-cell>
          <table:table-cell table:style-name="ce11" table:formula="of:=[.$D$3]*[.D53]-[.$E$3]*[.E53]+[.C52]" office:value-type="float" office:value="0">
            <text:p>0</text:p>
          </table:table-cell>
          <table:table-cell table:formula="of:=[.D53]*[.$E$3]+[.E53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52]+1" office:value-type="float" office:value="45">
            <text:p>coef of x^45</text:p>
          </table:table-cell>
          <table:table-cell table:formula="of:=[Sheet4.D55]" office:value-type="float" office:value="0">
            <text:p>0</text:p>
          </table:table-cell>
          <table:table-cell table:style-name="ce11" table:formula="of:=[.$D$3]*[.D54]-[.$E$3]*[.E54]+[.C53]" office:value-type="float" office:value="0">
            <text:p>0</text:p>
          </table:table-cell>
          <table:table-cell table:formula="of:=[.D54]*[.$E$3]+[.E54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53]+1" office:value-type="float" office:value="46">
            <text:p>coef of x^46</text:p>
          </table:table-cell>
          <table:table-cell table:formula="of:=[Sheet4.D56]" office:value-type="float" office:value="0">
            <text:p>0</text:p>
          </table:table-cell>
          <table:table-cell table:style-name="ce11" table:formula="of:=[.$D$3]*[.D55]-[.$E$3]*[.E55]+[.C54]" office:value-type="float" office:value="0">
            <text:p>0</text:p>
          </table:table-cell>
          <table:table-cell table:formula="of:=[.D55]*[.$E$3]+[.E55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54]+1" office:value-type="float" office:value="47">
            <text:p>coef of x^47</text:p>
          </table:table-cell>
          <table:table-cell table:formula="of:=[Sheet4.D57]" office:value-type="float" office:value="0">
            <text:p>0</text:p>
          </table:table-cell>
          <table:table-cell table:style-name="ce11" table:formula="of:=[.$D$3]*[.D56]-[.$E$3]*[.E56]+[.C55]" office:value-type="float" office:value="0">
            <text:p>0</text:p>
          </table:table-cell>
          <table:table-cell table:formula="of:=[.D56]*[.$E$3]+[.E56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55]+1" office:value-type="float" office:value="48">
            <text:p>coef of x^48</text:p>
          </table:table-cell>
          <table:table-cell table:formula="of:=[Sheet4.D58]" office:value-type="float" office:value="0">
            <text:p>0</text:p>
          </table:table-cell>
          <table:table-cell table:style-name="ce11" table:formula="of:=[.$D$3]*[.D57]-[.$E$3]*[.E57]+[.C56]" office:value-type="float" office:value="0">
            <text:p>0</text:p>
          </table:table-cell>
          <table:table-cell table:formula="of:=[.D57]*[.$E$3]+[.E57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56]+1" office:value-type="float" office:value="49">
            <text:p>coef of x^49</text:p>
          </table:table-cell>
          <table:table-cell table:formula="of:=[Sheet4.D59]" office:value-type="float" office:value="0">
            <text:p>0</text:p>
          </table:table-cell>
          <table:table-cell table:style-name="ce11" table:formula="of:=[.$D$3]*[.D58]-[.$E$3]*[.E58]+[.C57]" office:value-type="float" office:value="0">
            <text:p>0</text:p>
          </table:table-cell>
          <table:table-cell table:formula="of:=[.D58]*[.$E$3]+[.E58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57]+1" office:value-type="float" office:value="50">
            <text:p>coef of x^50</text:p>
          </table:table-cell>
          <table:table-cell table:formula="of:=[Sheet4.D60]" office:value-type="float" office:value="0">
            <text:p>0</text:p>
          </table:table-cell>
          <table:table-cell table:style-name="ce11" table:formula="of:=[.$D$3]*[.D59]-[.$E$3]*[.E59]+[.C58]" office:value-type="float" office:value="0">
            <text:p>0</text:p>
          </table:table-cell>
          <table:table-cell table:formula="of:=[.D59]*[.$E$3]+[.E59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58]+1" office:value-type="float" office:value="51">
            <text:p>coef of x^51</text:p>
          </table:table-cell>
          <table:table-cell table:formula="of:=[Sheet4.D61]" office:value-type="float" office:value="0">
            <text:p>0</text:p>
          </table:table-cell>
          <table:table-cell table:style-name="ce11" table:formula="of:=[.$D$3]*[.D60]-[.$E$3]*[.E60]+[.C59]" office:value-type="float" office:value="0">
            <text:p>0</text:p>
          </table:table-cell>
          <table:table-cell table:formula="of:=[.D60]*[.$E$3]+[.E60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59]+1" office:value-type="float" office:value="52">
            <text:p>coef of x^52</text:p>
          </table:table-cell>
          <table:table-cell table:formula="of:=[Sheet4.D62]" office:value-type="float" office:value="0">
            <text:p>0</text:p>
          </table:table-cell>
          <table:table-cell table:style-name="ce11" table:formula="of:=[.$D$3]*[.D61]-[.$E$3]*[.E61]+[.C60]" office:value-type="float" office:value="0">
            <text:p>0</text:p>
          </table:table-cell>
          <table:table-cell table:formula="of:=[.D61]*[.$E$3]+[.E61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60]+1" office:value-type="float" office:value="53">
            <text:p>coef of x^53</text:p>
          </table:table-cell>
          <table:table-cell table:formula="of:=[Sheet4.D63]" office:value-type="float" office:value="0">
            <text:p>0</text:p>
          </table:table-cell>
          <table:table-cell table:style-name="ce11" table:formula="of:=[.$D$3]*[.D62]-[.$E$3]*[.E62]+[.C61]" office:value-type="float" office:value="0">
            <text:p>0</text:p>
          </table:table-cell>
          <table:table-cell table:formula="of:=[.D62]*[.$E$3]+[.E62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61]+1" office:value-type="float" office:value="54">
            <text:p>coef of x^54</text:p>
          </table:table-cell>
          <table:table-cell table:formula="of:=[Sheet4.D64]" office:value-type="float" office:value="0">
            <text:p>0</text:p>
          </table:table-cell>
          <table:table-cell table:style-name="ce11" table:formula="of:=[.$D$3]*[.D63]-[.$E$3]*[.E63]+[.C62]" office:value-type="float" office:value="0">
            <text:p>0</text:p>
          </table:table-cell>
          <table:table-cell table:formula="of:=[.D63]*[.$E$3]+[.E63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62]+1" office:value-type="float" office:value="55">
            <text:p>coef of x^55</text:p>
          </table:table-cell>
          <table:table-cell table:formula="of:=[Sheet4.D65]" office:value-type="float" office:value="0">
            <text:p>0</text:p>
          </table:table-cell>
          <table:table-cell table:style-name="ce11" table:formula="of:=[.$D$3]*[.D64]-[.$E$3]*[.E64]+[.C63]" office:value-type="float" office:value="0">
            <text:p>0</text:p>
          </table:table-cell>
          <table:table-cell table:formula="of:=[.D64]*[.$E$3]+[.E64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63]+1" office:value-type="float" office:value="56">
            <text:p>coef of x^56</text:p>
          </table:table-cell>
          <table:table-cell table:formula="of:=[Sheet4.D66]" office:value-type="float" office:value="0">
            <text:p>0</text:p>
          </table:table-cell>
          <table:table-cell table:style-name="ce11" table:formula="of:=[.$D$3]*[.D65]-[.$E$3]*[.E65]+[.C64]" office:value-type="float" office:value="0">
            <text:p>0</text:p>
          </table:table-cell>
          <table:table-cell table:formula="of:=[.D65]*[.$E$3]+[.E65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64]+1" office:value-type="float" office:value="57">
            <text:p>coef of x^57</text:p>
          </table:table-cell>
          <table:table-cell table:formula="of:=[Sheet4.D67]" office:value-type="float" office:value="0">
            <text:p>0</text:p>
          </table:table-cell>
          <table:table-cell table:style-name="ce11" table:formula="of:=[.$D$3]*[.D66]-[.$E$3]*[.E66]+[.C65]" office:value-type="float" office:value="0">
            <text:p>0</text:p>
          </table:table-cell>
          <table:table-cell table:formula="of:=[.D66]*[.$E$3]+[.E66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65]+1" office:value-type="float" office:value="58">
            <text:p>coef of x^58</text:p>
          </table:table-cell>
          <table:table-cell table:formula="of:=[Sheet4.D68]" office:value-type="float" office:value="0">
            <text:p>0</text:p>
          </table:table-cell>
          <table:table-cell table:style-name="ce11" table:formula="of:=[.$D$3]*[.D67]-[.$E$3]*[.E67]+[.C66]" office:value-type="float" office:value="0">
            <text:p>0</text:p>
          </table:table-cell>
          <table:table-cell table:formula="of:=[.D67]*[.$E$3]+[.E67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66]+1" office:value-type="float" office:value="59">
            <text:p>coef of x^59</text:p>
          </table:table-cell>
          <table:table-cell table:formula="of:=[Sheet4.D69]" office:value-type="float" office:value="0">
            <text:p>0</text:p>
          </table:table-cell>
          <table:table-cell table:style-name="ce11" table:formula="of:=[.$D$3]*[.D68]-[.$E$3]*[.E68]+[.C67]" office:value-type="float" office:value="0">
            <text:p>0</text:p>
          </table:table-cell>
          <table:table-cell table:formula="of:=[.D68]*[.$E$3]+[.E68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67]+1" office:value-type="float" office:value="60">
            <text:p>coef of x^60</text:p>
          </table:table-cell>
          <table:table-cell table:formula="of:=[Sheet4.D70]" office:value-type="float" office:value="0">
            <text:p>0</text:p>
          </table:table-cell>
          <table:table-cell table:style-name="ce11" table:formula="of:=[.$D$3]*[.D69]-[.$E$3]*[.E69]+[.C68]" office:value-type="float" office:value="0">
            <text:p>0</text:p>
          </table:table-cell>
          <table:table-cell table:formula="of:=[.D69]*[.$E$3]+[.E69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68]+1" office:value-type="float" office:value="61">
            <text:p>coef of x^61</text:p>
          </table:table-cell>
          <table:table-cell table:formula="of:=[Sheet4.D71]" office:value-type="float" office:value="0">
            <text:p>0</text:p>
          </table:table-cell>
          <table:table-cell table:style-name="ce11" table:formula="of:=[.$D$3]*[.D70]-[.$E$3]*[.E70]+[.C69]" office:value-type="float" office:value="0">
            <text:p>0</text:p>
          </table:table-cell>
          <table:table-cell table:formula="of:=[.D70]*[.$E$3]+[.E70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69]+1" office:value-type="float" office:value="62">
            <text:p>coef of x^62</text:p>
          </table:table-cell>
          <table:table-cell table:formula="of:=[Sheet4.D72]" office:value-type="float" office:value="0">
            <text:p>0</text:p>
          </table:table-cell>
          <table:table-cell table:style-name="ce11" table:formula="of:=[.$D$3]*[.D71]-[.$E$3]*[.E71]+[.C70]" office:value-type="float" office:value="0">
            <text:p>0</text:p>
          </table:table-cell>
          <table:table-cell table:formula="of:=[.D71]*[.$E$3]+[.E71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70]+1" office:value-type="float" office:value="63">
            <text:p>coef of x^63</text:p>
          </table:table-cell>
          <table:table-cell table:formula="of:=[Sheet4.D73]" office:value-type="float" office:value="0">
            <text:p>0</text:p>
          </table:table-cell>
          <table:table-cell table:style-name="ce11" table:formula="of:=[.$D$3]*[.D72]-[.$E$3]*[.E72]+[.C71]" office:value-type="float" office:value="0">
            <text:p>0</text:p>
          </table:table-cell>
          <table:table-cell table:formula="of:=[.D72]*[.$E$3]+[.E72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71]+1" office:value-type="float" office:value="64">
            <text:p>coef of x^64</text:p>
          </table:table-cell>
          <table:table-cell table:formula="of:=[Sheet4.D74]" office:value-type="float" office:value="0">
            <text:p>0</text:p>
          </table:table-cell>
          <table:table-cell table:style-name="ce11" table:formula="of:=[.$D$3]*[.D73]-[.$E$3]*[.E73]+[.C72]" office:value-type="float" office:value="0">
            <text:p>0</text:p>
          </table:table-cell>
          <table:table-cell table:formula="of:=[.D73]*[.$E$3]+[.E73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72]+1" office:value-type="float" office:value="65">
            <text:p>coef of x^65</text:p>
          </table:table-cell>
          <table:table-cell table:formula="of:=[Sheet4.D75]" office:value-type="float" office:value="0">
            <text:p>0</text:p>
          </table:table-cell>
          <table:table-cell table:style-name="ce11" table:formula="of:=[.$D$3]*[.D74]-[.$E$3]*[.E74]+[.C73]" office:value-type="float" office:value="0">
            <text:p>0</text:p>
          </table:table-cell>
          <table:table-cell table:formula="of:=[.D74]*[.$E$3]+[.E74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73]+1" office:value-type="float" office:value="66">
            <text:p>coef of x^66</text:p>
          </table:table-cell>
          <table:table-cell table:formula="of:=[Sheet4.D76]" office:value-type="float" office:value="0">
            <text:p>0</text:p>
          </table:table-cell>
          <table:table-cell table:style-name="ce11" table:formula="of:=[.$D$3]*[.D75]-[.$E$3]*[.E75]+[.C74]" office:value-type="float" office:value="0">
            <text:p>0</text:p>
          </table:table-cell>
          <table:table-cell table:formula="of:=[.D75]*[.$E$3]+[.E75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74]+1" office:value-type="float" office:value="67">
            <text:p>coef of x^67</text:p>
          </table:table-cell>
          <table:table-cell table:formula="of:=[Sheet4.D77]" office:value-type="float" office:value="0">
            <text:p>0</text:p>
          </table:table-cell>
          <table:table-cell table:style-name="ce11" table:formula="of:=[.$D$3]*[.D76]-[.$E$3]*[.E76]+[.C75]" office:value-type="float" office:value="0">
            <text:p>0</text:p>
          </table:table-cell>
          <table:table-cell table:formula="of:=[.D76]*[.$E$3]+[.E76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75]+1" office:value-type="float" office:value="68">
            <text:p>coef of x^68</text:p>
          </table:table-cell>
          <table:table-cell table:formula="of:=[Sheet4.D78]" office:value-type="float" office:value="0">
            <text:p>0</text:p>
          </table:table-cell>
          <table:table-cell table:style-name="ce11" table:formula="of:=[.$D$3]*[.D77]-[.$E$3]*[.E77]+[.C76]" office:value-type="float" office:value="0">
            <text:p>0</text:p>
          </table:table-cell>
          <table:table-cell table:formula="of:=[.D77]*[.$E$3]+[.E77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76]+1" office:value-type="float" office:value="69">
            <text:p>coef of x^69</text:p>
          </table:table-cell>
          <table:table-cell table:formula="of:=[Sheet4.D79]" office:value-type="float" office:value="0">
            <text:p>0</text:p>
          </table:table-cell>
          <table:table-cell table:style-name="ce11" table:formula="of:=[.$D$3]*[.D78]-[.$E$3]*[.E78]+[.C77]" office:value-type="float" office:value="0">
            <text:p>0</text:p>
          </table:table-cell>
          <table:table-cell table:formula="of:=[.D78]*[.$E$3]+[.E78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77]+1" office:value-type="float" office:value="70">
            <text:p>coef of x^70</text:p>
          </table:table-cell>
          <table:table-cell table:formula="of:=[Sheet4.D80]" office:value-type="float" office:value="0">
            <text:p>0</text:p>
          </table:table-cell>
          <table:table-cell table:style-name="ce11" table:formula="of:=[.$D$3]*[.D79]-[.$E$3]*[.E79]+[.C78]" office:value-type="float" office:value="0">
            <text:p>0</text:p>
          </table:table-cell>
          <table:table-cell table:formula="of:=[.D79]*[.$E$3]+[.E79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78]+1" office:value-type="float" office:value="71">
            <text:p>coef of x^71</text:p>
          </table:table-cell>
          <table:table-cell table:formula="of:=[Sheet4.D81]" office:value-type="float" office:value="0">
            <text:p>0</text:p>
          </table:table-cell>
          <table:table-cell table:style-name="ce11" table:formula="of:=[.$D$3]*[.D80]-[.$E$3]*[.E80]+[.C79]" office:value-type="float" office:value="0">
            <text:p>0</text:p>
          </table:table-cell>
          <table:table-cell table:formula="of:=[.D80]*[.$E$3]+[.E80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79]+1" office:value-type="float" office:value="72">
            <text:p>coef of x^72</text:p>
          </table:table-cell>
          <table:table-cell table:formula="of:=[Sheet4.D82]" office:value-type="float" office:value="0">
            <text:p>0</text:p>
          </table:table-cell>
          <table:table-cell table:style-name="ce11" table:formula="of:=[.$D$3]*[.D81]-[.$E$3]*[.E81]+[.C80]" office:value-type="float" office:value="0">
            <text:p>0</text:p>
          </table:table-cell>
          <table:table-cell table:formula="of:=[.D81]*[.$E$3]+[.E81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80]+1" office:value-type="float" office:value="73">
            <text:p>coef of x^73</text:p>
          </table:table-cell>
          <table:table-cell table:formula="of:=[Sheet4.D83]" office:value-type="float" office:value="0">
            <text:p>0</text:p>
          </table:table-cell>
          <table:table-cell table:style-name="ce11" table:formula="of:=[.$D$3]*[.D82]-[.$E$3]*[.E82]+[.C81]" office:value-type="float" office:value="0">
            <text:p>0</text:p>
          </table:table-cell>
          <table:table-cell table:formula="of:=[.D82]*[.$E$3]+[.E82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81]+1" office:value-type="float" office:value="74">
            <text:p>coef of x^74</text:p>
          </table:table-cell>
          <table:table-cell table:formula="of:=[Sheet4.D84]" office:value-type="float" office:value="0">
            <text:p>0</text:p>
          </table:table-cell>
          <table:table-cell table:style-name="ce11" table:formula="of:=[.$D$3]*[.D83]-[.$E$3]*[.E83]+[.C82]" office:value-type="float" office:value="0">
            <text:p>0</text:p>
          </table:table-cell>
          <table:table-cell table:formula="of:=[.D83]*[.$E$3]+[.E83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82]+1" office:value-type="float" office:value="75">
            <text:p>coef of x^75</text:p>
          </table:table-cell>
          <table:table-cell table:formula="of:=[Sheet4.D85]" office:value-type="float" office:value="0">
            <text:p>0</text:p>
          </table:table-cell>
          <table:table-cell table:style-name="ce11" table:formula="of:=[.$D$3]*[.D84]-[.$E$3]*[.E84]+[.C83]" office:value-type="float" office:value="0">
            <text:p>0</text:p>
          </table:table-cell>
          <table:table-cell table:formula="of:=[.D84]*[.$E$3]+[.E84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83]+1" office:value-type="float" office:value="76">
            <text:p>coef of x^76</text:p>
          </table:table-cell>
          <table:table-cell table:formula="of:=[Sheet4.D86]" office:value-type="float" office:value="0">
            <text:p>0</text:p>
          </table:table-cell>
          <table:table-cell table:style-name="ce11" table:formula="of:=[.$D$3]*[.D85]-[.$E$3]*[.E85]+[.C84]" office:value-type="float" office:value="0">
            <text:p>0</text:p>
          </table:table-cell>
          <table:table-cell table:formula="of:=[.D85]*[.$E$3]+[.E85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84]+1" office:value-type="float" office:value="77">
            <text:p>coef of x^77</text:p>
          </table:table-cell>
          <table:table-cell table:formula="of:=[Sheet4.D87]" office:value-type="float" office:value="0">
            <text:p>0</text:p>
          </table:table-cell>
          <table:table-cell table:style-name="ce11" table:formula="of:=[.$D$3]*[.D86]-[.$E$3]*[.E86]+[.C85]" office:value-type="float" office:value="0">
            <text:p>0</text:p>
          </table:table-cell>
          <table:table-cell table:formula="of:=[.D86]*[.$E$3]+[.E86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85]+1" office:value-type="float" office:value="78">
            <text:p>coef of x^78</text:p>
          </table:table-cell>
          <table:table-cell table:formula="of:=[Sheet4.D88]" office:value-type="float" office:value="0">
            <text:p>0</text:p>
          </table:table-cell>
          <table:table-cell table:style-name="ce11" table:formula="of:=[.$D$3]*[.D87]-[.$E$3]*[.E87]+[.C86]" office:value-type="float" office:value="0">
            <text:p>0</text:p>
          </table:table-cell>
          <table:table-cell table:formula="of:=[.D87]*[.$E$3]+[.E87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86]+1" office:value-type="float" office:value="79">
            <text:p>coef of x^79</text:p>
          </table:table-cell>
          <table:table-cell table:formula="of:=[Sheet4.D89]" office:value-type="float" office:value="0">
            <text:p>0</text:p>
          </table:table-cell>
          <table:table-cell table:style-name="ce11" table:formula="of:=[.$D$3]*[.D88]-[.$E$3]*[.E88]+[.C87]" office:value-type="float" office:value="0">
            <text:p>0</text:p>
          </table:table-cell>
          <table:table-cell table:formula="of:=[.D88]*[.$E$3]+[.E88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87]+1" office:value-type="float" office:value="80">
            <text:p>coef of x^80</text:p>
          </table:table-cell>
          <table:table-cell table:formula="of:=[Sheet4.D90]" office:value-type="float" office:value="0">
            <text:p>0</text:p>
          </table:table-cell>
          <table:table-cell table:style-name="ce11" table:formula="of:=[.$D$3]*[.D89]-[.$E$3]*[.E89]+[.C88]" office:value-type="float" office:value="0">
            <text:p>0</text:p>
          </table:table-cell>
          <table:table-cell table:formula="of:=[.D89]*[.$E$3]+[.E89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88]+1" office:value-type="float" office:value="81">
            <text:p>coef of x^81</text:p>
          </table:table-cell>
          <table:table-cell table:formula="of:=[Sheet4.D91]" office:value-type="float" office:value="0">
            <text:p>0</text:p>
          </table:table-cell>
          <table:table-cell table:style-name="ce11" table:formula="of:=[.$D$3]*[.D90]-[.$E$3]*[.E90]+[.C89]" office:value-type="float" office:value="0">
            <text:p>0</text:p>
          </table:table-cell>
          <table:table-cell table:formula="of:=[.D90]*[.$E$3]+[.E90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89]+1" office:value-type="float" office:value="82">
            <text:p>coef of x^82</text:p>
          </table:table-cell>
          <table:table-cell table:formula="of:=[Sheet4.D92]" office:value-type="float" office:value="0">
            <text:p>0</text:p>
          </table:table-cell>
          <table:table-cell table:style-name="ce11" table:formula="of:=[.$D$3]*[.D91]-[.$E$3]*[.E91]+[.C90]" office:value-type="float" office:value="0">
            <text:p>0</text:p>
          </table:table-cell>
          <table:table-cell table:formula="of:=[.D91]*[.$E$3]+[.E91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90]+1" office:value-type="float" office:value="83">
            <text:p>coef of x^83</text:p>
          </table:table-cell>
          <table:table-cell table:formula="of:=[Sheet4.D93]" office:value-type="float" office:value="0">
            <text:p>0</text:p>
          </table:table-cell>
          <table:table-cell table:style-name="ce11" table:formula="of:=[.$D$3]*[.D92]-[.$E$3]*[.E92]+[.C91]" office:value-type="float" office:value="0">
            <text:p>0</text:p>
          </table:table-cell>
          <table:table-cell table:formula="of:=[.D92]*[.$E$3]+[.E92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91]+1" office:value-type="float" office:value="84">
            <text:p>coef of x^84</text:p>
          </table:table-cell>
          <table:table-cell table:formula="of:=[Sheet4.D94]" office:value-type="float" office:value="0">
            <text:p>0</text:p>
          </table:table-cell>
          <table:table-cell table:style-name="ce11" table:formula="of:=[.$D$3]*[.D93]-[.$E$3]*[.E93]+[.C92]" office:value-type="float" office:value="0">
            <text:p>0</text:p>
          </table:table-cell>
          <table:table-cell table:formula="of:=[.D93]*[.$E$3]+[.E93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92]+1" office:value-type="float" office:value="85">
            <text:p>coef of x^85</text:p>
          </table:table-cell>
          <table:table-cell table:formula="of:=[Sheet4.D95]" office:value-type="float" office:value="0">
            <text:p>0</text:p>
          </table:table-cell>
          <table:table-cell table:style-name="ce11" table:formula="of:=[.$D$3]*[.D94]-[.$E$3]*[.E94]+[.C93]" office:value-type="float" office:value="0">
            <text:p>0</text:p>
          </table:table-cell>
          <table:table-cell table:formula="of:=[.D94]*[.$E$3]+[.E94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93]+1" office:value-type="float" office:value="86">
            <text:p>coef of x^86</text:p>
          </table:table-cell>
          <table:table-cell table:formula="of:=[Sheet4.D96]" office:value-type="float" office:value="0">
            <text:p>0</text:p>
          </table:table-cell>
          <table:table-cell table:style-name="ce11" table:formula="of:=[.$D$3]*[.D95]-[.$E$3]*[.E95]+[.C94]" office:value-type="float" office:value="0">
            <text:p>0</text:p>
          </table:table-cell>
          <table:table-cell table:formula="of:=[.D95]*[.$E$3]+[.E95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94]+1" office:value-type="float" office:value="87">
            <text:p>coef of x^87</text:p>
          </table:table-cell>
          <table:table-cell table:formula="of:=[Sheet4.D97]" office:value-type="float" office:value="0">
            <text:p>0</text:p>
          </table:table-cell>
          <table:table-cell table:style-name="ce11" table:formula="of:=[.$D$3]*[.D96]-[.$E$3]*[.E96]+[.C95]" office:value-type="float" office:value="0">
            <text:p>0</text:p>
          </table:table-cell>
          <table:table-cell table:formula="of:=[.D96]*[.$E$3]+[.E96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95]+1" office:value-type="float" office:value="88">
            <text:p>coef of x^88</text:p>
          </table:table-cell>
          <table:table-cell table:formula="of:=[Sheet4.D98]" office:value-type="float" office:value="0">
            <text:p>0</text:p>
          </table:table-cell>
          <table:table-cell table:style-name="ce11" table:formula="of:=[.$D$3]*[.D97]-[.$E$3]*[.E97]+[.C96]" office:value-type="float" office:value="0">
            <text:p>0</text:p>
          </table:table-cell>
          <table:table-cell table:formula="of:=[.D97]*[.$E$3]+[.E97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96]+1" office:value-type="float" office:value="89">
            <text:p>coef of x^89</text:p>
          </table:table-cell>
          <table:table-cell table:formula="of:=[Sheet4.D99]" office:value-type="float" office:value="0">
            <text:p>0</text:p>
          </table:table-cell>
          <table:table-cell table:style-name="ce11" table:formula="of:=[.$D$3]*[.D98]-[.$E$3]*[.E98]+[.C97]" office:value-type="float" office:value="0">
            <text:p>0</text:p>
          </table:table-cell>
          <table:table-cell table:formula="of:=[.D98]*[.$E$3]+[.E98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97]+1" office:value-type="float" office:value="90">
            <text:p>coef of x^90</text:p>
          </table:table-cell>
          <table:table-cell table:formula="of:=[Sheet4.D100]" office:value-type="float" office:value="0">
            <text:p>0</text:p>
          </table:table-cell>
          <table:table-cell table:style-name="ce11" table:formula="of:=[.$D$3]*[.D99]-[.$E$3]*[.E99]+[.C98]" office:value-type="float" office:value="0">
            <text:p>0</text:p>
          </table:table-cell>
          <table:table-cell table:formula="of:=[.D99]*[.$E$3]+[.E99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98]+1" office:value-type="float" office:value="91">
            <text:p>coef of x^91</text:p>
          </table:table-cell>
          <table:table-cell table:formula="of:=[Sheet4.D101]" office:value-type="float" office:value="0">
            <text:p>0</text:p>
          </table:table-cell>
          <table:table-cell table:style-name="ce11" table:formula="of:=[.$D$3]*[.D100]-[.$E$3]*[.E100]+[.C99]" office:value-type="float" office:value="0">
            <text:p>0</text:p>
          </table:table-cell>
          <table:table-cell table:formula="of:=[.D100]*[.$E$3]+[.E100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99]+1" office:value-type="float" office:value="92">
            <text:p>coef of x^92</text:p>
          </table:table-cell>
          <table:table-cell table:formula="of:=[Sheet4.D102]" office:value-type="float" office:value="0">
            <text:p>0</text:p>
          </table:table-cell>
          <table:table-cell table:style-name="ce11" table:formula="of:=[.$D$3]*[.D101]-[.$E$3]*[.E101]+[.C100]" office:value-type="float" office:value="0">
            <text:p>0</text:p>
          </table:table-cell>
          <table:table-cell table:formula="of:=[.D101]*[.$E$3]+[.E101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00]+1" office:value-type="float" office:value="93">
            <text:p>coef of x^93</text:p>
          </table:table-cell>
          <table:table-cell table:formula="of:=[Sheet4.D103]" office:value-type="float" office:value="0">
            <text:p>0</text:p>
          </table:table-cell>
          <table:table-cell table:style-name="ce11" table:formula="of:=[.$D$3]*[.D102]-[.$E$3]*[.E102]+[.C101]" office:value-type="float" office:value="0">
            <text:p>0</text:p>
          </table:table-cell>
          <table:table-cell table:formula="of:=[.D102]*[.$E$3]+[.E102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01]+1" office:value-type="float" office:value="94">
            <text:p>coef of x^94</text:p>
          </table:table-cell>
          <table:table-cell table:formula="of:=[Sheet4.D104]" office:value-type="float" office:value="0">
            <text:p>0</text:p>
          </table:table-cell>
          <table:table-cell table:style-name="ce11" table:formula="of:=[.$D$3]*[.D103]-[.$E$3]*[.E103]+[.C102]" office:value-type="float" office:value="0">
            <text:p>0</text:p>
          </table:table-cell>
          <table:table-cell table:formula="of:=[.D103]*[.$E$3]+[.E103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02]+1" office:value-type="float" office:value="95">
            <text:p>coef of x^95</text:p>
          </table:table-cell>
          <table:table-cell table:formula="of:=[Sheet4.D105]" office:value-type="float" office:value="0">
            <text:p>0</text:p>
          </table:table-cell>
          <table:table-cell table:style-name="ce11" table:formula="of:=[.$D$3]*[.D104]-[.$E$3]*[.E104]+[.C103]" office:value-type="float" office:value="0">
            <text:p>0</text:p>
          </table:table-cell>
          <table:table-cell table:formula="of:=[.D104]*[.$E$3]+[.E104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03]+1" office:value-type="float" office:value="96">
            <text:p>coef of x^96</text:p>
          </table:table-cell>
          <table:table-cell table:formula="of:=[Sheet4.D106]" office:value-type="float" office:value="0">
            <text:p>0</text:p>
          </table:table-cell>
          <table:table-cell table:style-name="ce11" table:formula="of:=[.$D$3]*[.D105]-[.$E$3]*[.E105]+[.C104]" office:value-type="float" office:value="0">
            <text:p>0</text:p>
          </table:table-cell>
          <table:table-cell table:formula="of:=[.D105]*[.$E$3]+[.E105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04]+1" office:value-type="float" office:value="97">
            <text:p>coef of x^97</text:p>
          </table:table-cell>
          <table:table-cell table:formula="of:=[Sheet4.D107]" office:value-type="float" office:value="0">
            <text:p>0</text:p>
          </table:table-cell>
          <table:table-cell table:style-name="ce11" table:formula="of:=[.$D$3]*[.D106]-[.$E$3]*[.E106]+[.C105]" office:value-type="float" office:value="0">
            <text:p>0</text:p>
          </table:table-cell>
          <table:table-cell table:formula="of:=[.D106]*[.$E$3]+[.E106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05]+1" office:value-type="float" office:value="98">
            <text:p>coef of x^98</text:p>
          </table:table-cell>
          <table:table-cell table:formula="of:=[Sheet4.D108]" office:value-type="float" office:value="0">
            <text:p>0</text:p>
          </table:table-cell>
          <table:table-cell table:style-name="ce11" table:formula="of:=[.$D$3]*[.D107]-[.$E$3]*[.E107]+[.C106]" office:value-type="float" office:value="0">
            <text:p>0</text:p>
          </table:table-cell>
          <table:table-cell table:formula="of:=[.D107]*[.$E$3]+[.E107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06]+1" office:value-type="float" office:value="99">
            <text:p>coef of x^99</text:p>
          </table:table-cell>
          <table:table-cell table:formula="of:=[Sheet4.D109]" office:value-type="float" office:value="0">
            <text:p>0</text:p>
          </table:table-cell>
          <table:table-cell table:style-name="ce11" table:formula="of:=[.$D$3]*[.D108]-[.$E$3]*[.E108]+[.C107]" office:value-type="float" office:value="0">
            <text:p>0</text:p>
          </table:table-cell>
          <table:table-cell table:formula="of:=[.D108]*[.$E$3]+[.E108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07]+1" office:value-type="float" office:value="100">
            <text:p>coef of x^100</text:p>
          </table:table-cell>
          <table:table-cell table:formula="of:=[Sheet4.D110]" office:value-type="float" office:value="0">
            <text:p>0</text:p>
          </table:table-cell>
          <table:table-cell table:style-name="ce11" table:formula="of:=[.$D$3]*[.D109]-[.$E$3]*[.E109]+[.C108]" office:value-type="float" office:value="0">
            <text:p>0</text:p>
          </table:table-cell>
          <table:table-cell table:formula="of:=[.D109]*[.$E$3]+[.E109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08]+1" office:value-type="float" office:value="101">
            <text:p>coef of x^101</text:p>
          </table:table-cell>
          <table:table-cell table:formula="of:=[Sheet4.D111]" office:value-type="float" office:value="0">
            <text:p>0</text:p>
          </table:table-cell>
          <table:table-cell table:style-name="ce11" table:formula="of:=[.$D$3]*[.D110]-[.$E$3]*[.E110]+[.C109]" office:value-type="float" office:value="0">
            <text:p>0</text:p>
          </table:table-cell>
          <table:table-cell table:formula="of:=[.D110]*[.$E$3]+[.E110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09]+1" office:value-type="float" office:value="102">
            <text:p>coef of x^102</text:p>
          </table:table-cell>
          <table:table-cell table:formula="of:=[Sheet4.D112]" office:value-type="float" office:value="0">
            <text:p>0</text:p>
          </table:table-cell>
          <table:table-cell table:style-name="ce11" table:formula="of:=[.$D$3]*[.D111]-[.$E$3]*[.E111]+[.C110]" office:value-type="float" office:value="0">
            <text:p>0</text:p>
          </table:table-cell>
          <table:table-cell table:formula="of:=[.D111]*[.$E$3]+[.E111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10]+1" office:value-type="float" office:value="103">
            <text:p>coef of x^103</text:p>
          </table:table-cell>
          <table:table-cell table:formula="of:=[Sheet4.D113]" office:value-type="float" office:value="0">
            <text:p>0</text:p>
          </table:table-cell>
          <table:table-cell table:style-name="ce11" table:formula="of:=[.$D$3]*[.D112]-[.$E$3]*[.E112]+[.C111]" office:value-type="float" office:value="0">
            <text:p>0</text:p>
          </table:table-cell>
          <table:table-cell table:formula="of:=[.D112]*[.$E$3]+[.E112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11]+1" office:value-type="float" office:value="104">
            <text:p>coef of x^104</text:p>
          </table:table-cell>
          <table:table-cell table:formula="of:=[Sheet4.D114]" office:value-type="float" office:value="0">
            <text:p>0</text:p>
          </table:table-cell>
          <table:table-cell table:style-name="ce11" table:formula="of:=[.$D$3]*[.D113]-[.$E$3]*[.E113]+[.C112]" office:value-type="float" office:value="0">
            <text:p>0</text:p>
          </table:table-cell>
          <table:table-cell table:formula="of:=[.D113]*[.$E$3]+[.E113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12]+1" office:value-type="float" office:value="105">
            <text:p>coef of x^105</text:p>
          </table:table-cell>
          <table:table-cell table:formula="of:=[Sheet4.D115]" office:value-type="float" office:value="0">
            <text:p>0</text:p>
          </table:table-cell>
          <table:table-cell table:style-name="ce11" table:formula="of:=[.$D$3]*[.D114]-[.$E$3]*[.E114]+[.C113]" office:value-type="float" office:value="0">
            <text:p>0</text:p>
          </table:table-cell>
          <table:table-cell table:formula="of:=[.D114]*[.$E$3]+[.E114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13]+1" office:value-type="float" office:value="106">
            <text:p>coef of x^106</text:p>
          </table:table-cell>
          <table:table-cell table:formula="of:=[Sheet4.D116]" office:value-type="float" office:value="0">
            <text:p>0</text:p>
          </table:table-cell>
          <table:table-cell table:style-name="ce11" table:formula="of:=[.$D$3]*[.D115]-[.$E$3]*[.E115]+[.C114]" office:value-type="float" office:value="0">
            <text:p>0</text:p>
          </table:table-cell>
          <table:table-cell table:formula="of:=[.D115]*[.$E$3]+[.E115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14]+1" office:value-type="float" office:value="107">
            <text:p>coef of x^107</text:p>
          </table:table-cell>
          <table:table-cell table:formula="of:=[Sheet4.D117]" office:value-type="float" office:value="0">
            <text:p>0</text:p>
          </table:table-cell>
          <table:table-cell table:style-name="ce11" table:formula="of:=[.$D$3]*[.D116]-[.$E$3]*[.E116]+[.C115]" office:value-type="float" office:value="0">
            <text:p>0</text:p>
          </table:table-cell>
          <table:table-cell table:formula="of:=[.D116]*[.$E$3]+[.E116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15]+1" office:value-type="float" office:value="108">
            <text:p>coef of x^108</text:p>
          </table:table-cell>
          <table:table-cell table:formula="of:=[Sheet4.D118]" office:value-type="float" office:value="0">
            <text:p>0</text:p>
          </table:table-cell>
          <table:table-cell table:style-name="ce11" table:formula="of:=[.$D$3]*[.D117]-[.$E$3]*[.E117]+[.C116]" office:value-type="float" office:value="0">
            <text:p>0</text:p>
          </table:table-cell>
          <table:table-cell table:formula="of:=[.D117]*[.$E$3]+[.E117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16]+1" office:value-type="float" office:value="109">
            <text:p>coef of x^109</text:p>
          </table:table-cell>
          <table:table-cell table:formula="of:=[Sheet4.D119]" office:value-type="float" office:value="0">
            <text:p>0</text:p>
          </table:table-cell>
          <table:table-cell table:style-name="ce11" table:formula="of:=[.$D$3]*[.D118]-[.$E$3]*[.E118]+[.C117]" office:value-type="float" office:value="0">
            <text:p>0</text:p>
          </table:table-cell>
          <table:table-cell table:formula="of:=[.D118]*[.$E$3]+[.E118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17]+1" office:value-type="float" office:value="110">
            <text:p>coef of x^110</text:p>
          </table:table-cell>
          <table:table-cell table:formula="of:=[Sheet4.D120]" office:value-type="float" office:value="0">
            <text:p>0</text:p>
          </table:table-cell>
          <table:table-cell table:style-name="ce11" table:formula="of:=[.$D$3]*[.D119]-[.$E$3]*[.E119]+[.C118]" office:value-type="float" office:value="0">
            <text:p>0</text:p>
          </table:table-cell>
          <table:table-cell table:formula="of:=[.D119]*[.$E$3]+[.E119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18]+1" office:value-type="float" office:value="111">
            <text:p>coef of x^111</text:p>
          </table:table-cell>
          <table:table-cell table:formula="of:=[Sheet4.D121]" office:value-type="float" office:value="0">
            <text:p>0</text:p>
          </table:table-cell>
          <table:table-cell table:style-name="ce11" table:formula="of:=[.$D$3]*[.D120]-[.$E$3]*[.E120]+[.C119]" office:value-type="float" office:value="0">
            <text:p>0</text:p>
          </table:table-cell>
          <table:table-cell table:formula="of:=[.D120]*[.$E$3]+[.E120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19]+1" office:value-type="float" office:value="112">
            <text:p>coef of x^112</text:p>
          </table:table-cell>
          <table:table-cell table:formula="of:=[Sheet4.D122]" office:value-type="float" office:value="0">
            <text:p>0</text:p>
          </table:table-cell>
          <table:table-cell table:style-name="ce11" table:formula="of:=[.$D$3]*[.D121]-[.$E$3]*[.E121]+[.C120]" office:value-type="float" office:value="0">
            <text:p>0</text:p>
          </table:table-cell>
          <table:table-cell table:formula="of:=[.D121]*[.$E$3]+[.E121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20]+1" office:value-type="float" office:value="113">
            <text:p>coef of x^113</text:p>
          </table:table-cell>
          <table:table-cell table:formula="of:=[Sheet4.D123]" office:value-type="float" office:value="0">
            <text:p>0</text:p>
          </table:table-cell>
          <table:table-cell table:style-name="ce11" table:formula="of:=[.$D$3]*[.D122]-[.$E$3]*[.E122]+[.C121]" office:value-type="float" office:value="0">
            <text:p>0</text:p>
          </table:table-cell>
          <table:table-cell table:formula="of:=[.D122]*[.$E$3]+[.E122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21]+1" office:value-type="float" office:value="114">
            <text:p>coef of x^114</text:p>
          </table:table-cell>
          <table:table-cell table:formula="of:=[Sheet4.D124]" office:value-type="float" office:value="0">
            <text:p>0</text:p>
          </table:table-cell>
          <table:table-cell table:style-name="ce11" table:formula="of:=[.$D$3]*[.D123]-[.$E$3]*[.E123]+[.C122]" office:value-type="float" office:value="0">
            <text:p>0</text:p>
          </table:table-cell>
          <table:table-cell table:formula="of:=[.D123]*[.$E$3]+[.E123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22]+1" office:value-type="float" office:value="115">
            <text:p>coef of x^115</text:p>
          </table:table-cell>
          <table:table-cell table:formula="of:=[Sheet4.D125]" office:value-type="float" office:value="0">
            <text:p>0</text:p>
          </table:table-cell>
          <table:table-cell table:style-name="ce11" table:formula="of:=[.$D$3]*[.D124]-[.$E$3]*[.E124]+[.C123]" office:value-type="float" office:value="0">
            <text:p>0</text:p>
          </table:table-cell>
          <table:table-cell table:formula="of:=[.D124]*[.$E$3]+[.E124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23]+1" office:value-type="float" office:value="116">
            <text:p>coef of x^116</text:p>
          </table:table-cell>
          <table:table-cell table:formula="of:=[Sheet4.D126]" office:value-type="float" office:value="0">
            <text:p>0</text:p>
          </table:table-cell>
          <table:table-cell table:style-name="ce11" table:formula="of:=[.$D$3]*[.D125]-[.$E$3]*[.E125]+[.C124]" office:value-type="float" office:value="0">
            <text:p>0</text:p>
          </table:table-cell>
          <table:table-cell table:formula="of:=[.D125]*[.$E$3]+[.E125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24]+1" office:value-type="float" office:value="117">
            <text:p>coef of x^117</text:p>
          </table:table-cell>
          <table:table-cell table:formula="of:=[Sheet4.D127]" office:value-type="float" office:value="0">
            <text:p>0</text:p>
          </table:table-cell>
          <table:table-cell table:style-name="ce11" table:formula="of:=[.$D$3]*[.D126]-[.$E$3]*[.E126]+[.C125]" office:value-type="float" office:value="0">
            <text:p>0</text:p>
          </table:table-cell>
          <table:table-cell table:formula="of:=[.D126]*[.$E$3]+[.E126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25]+1" office:value-type="float" office:value="118">
            <text:p>coef of x^118</text:p>
          </table:table-cell>
          <table:table-cell table:formula="of:=[Sheet4.D128]" office:value-type="float" office:value="0">
            <text:p>0</text:p>
          </table:table-cell>
          <table:table-cell table:style-name="ce11" table:formula="of:=[.$D$3]*[.D127]-[.$E$3]*[.E127]+[.C126]" office:value-type="float" office:value="0">
            <text:p>0</text:p>
          </table:table-cell>
          <table:table-cell table:formula="of:=[.D127]*[.$E$3]+[.E127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26]+1" office:value-type="float" office:value="119">
            <text:p>coef of x^119</text:p>
          </table:table-cell>
          <table:table-cell table:formula="of:=[Sheet4.D129]" office:value-type="float" office:value="0">
            <text:p>0</text:p>
          </table:table-cell>
          <table:table-cell table:style-name="ce11" table:formula="of:=[.$D$3]*[.D128]-[.$E$3]*[.E128]+[.C127]" office:value-type="float" office:value="0">
            <text:p>0</text:p>
          </table:table-cell>
          <table:table-cell table:formula="of:=[.D128]*[.$E$3]+[.E128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27]+1" office:value-type="float" office:value="120">
            <text:p>coef of x^120</text:p>
          </table:table-cell>
          <table:table-cell table:formula="of:=[Sheet4.D130]" office:value-type="float" office:value="0">
            <text:p>0</text:p>
          </table:table-cell>
          <table:table-cell table:style-name="ce11" table:formula="of:=[.$D$3]*[.D129]-[.$E$3]*[.E129]+[.C128]" office:value-type="float" office:value="0">
            <text:p>0</text:p>
          </table:table-cell>
          <table:table-cell table:formula="of:=[.D129]*[.$E$3]+[.E129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28]+1" office:value-type="float" office:value="121">
            <text:p>coef of x^121</text:p>
          </table:table-cell>
          <table:table-cell table:formula="of:=[Sheet4.D131]" office:value-type="float" office:value="0">
            <text:p>0</text:p>
          </table:table-cell>
          <table:table-cell table:style-name="ce11" table:formula="of:=[.$D$3]*[.D130]-[.$E$3]*[.E130]+[.C129]" office:value-type="float" office:value="0">
            <text:p>0</text:p>
          </table:table-cell>
          <table:table-cell table:formula="of:=[.D130]*[.$E$3]+[.E130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29]+1" office:value-type="float" office:value="122">
            <text:p>coef of x^122</text:p>
          </table:table-cell>
          <table:table-cell table:formula="of:=[Sheet4.D132]" office:value-type="float" office:value="0">
            <text:p>0</text:p>
          </table:table-cell>
          <table:table-cell table:style-name="ce11" table:formula="of:=[.$D$3]*[.D131]-[.$E$3]*[.E131]+[.C130]" office:value-type="float" office:value="0">
            <text:p>0</text:p>
          </table:table-cell>
          <table:table-cell table:formula="of:=[.D131]*[.$E$3]+[.E131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30]+1" office:value-type="float" office:value="123">
            <text:p>coef of x^123</text:p>
          </table:table-cell>
          <table:table-cell table:formula="of:=[Sheet4.D133]" office:value-type="float" office:value="0">
            <text:p>0</text:p>
          </table:table-cell>
          <table:table-cell table:style-name="ce11" table:formula="of:=[.$D$3]*[.D132]-[.$E$3]*[.E132]+[.C131]" office:value-type="float" office:value="0">
            <text:p>0</text:p>
          </table:table-cell>
          <table:table-cell table:formula="of:=[.D132]*[.$E$3]+[.E132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31]+1" office:value-type="float" office:value="124">
            <text:p>coef of x^124</text:p>
          </table:table-cell>
          <table:table-cell table:formula="of:=[Sheet4.D134]" office:value-type="float" office:value="0">
            <text:p>0</text:p>
          </table:table-cell>
          <table:table-cell table:style-name="ce11" table:formula="of:=[.$D$3]*[.D133]-[.$E$3]*[.E133]+[.C132]" office:value-type="float" office:value="0">
            <text:p>0</text:p>
          </table:table-cell>
          <table:table-cell table:formula="of:=[.D133]*[.$E$3]+[.E133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32]+1" office:value-type="float" office:value="125">
            <text:p>coef of x^125</text:p>
          </table:table-cell>
          <table:table-cell table:formula="of:=[Sheet4.D135]" office:value-type="float" office:value="0">
            <text:p>0</text:p>
          </table:table-cell>
          <table:table-cell table:style-name="ce11" table:formula="of:=[.$D$3]*[.D134]-[.$E$3]*[.E134]+[.C133]" office:value-type="float" office:value="0">
            <text:p>0</text:p>
          </table:table-cell>
          <table:table-cell table:formula="of:=[.D134]*[.$E$3]+[.E134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33]+1" office:value-type="float" office:value="126">
            <text:p>coef of x^126</text:p>
          </table:table-cell>
          <table:table-cell table:formula="of:=[Sheet4.D136]" office:value-type="float" office:value="0">
            <text:p>0</text:p>
          </table:table-cell>
          <table:table-cell table:style-name="ce11" table:formula="of:=[.$D$3]*[.D135]-[.$E$3]*[.E135]+[.C134]" office:value-type="float" office:value="0">
            <text:p>0</text:p>
          </table:table-cell>
          <table:table-cell table:formula="of:=[.D135]*[.$E$3]+[.E135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34]+1" office:value-type="float" office:value="127">
            <text:p>coef of x^127</text:p>
          </table:table-cell>
          <table:table-cell table:formula="of:=[Sheet4.D137]" office:value-type="float" office:value="0">
            <text:p>0</text:p>
          </table:table-cell>
          <table:table-cell table:style-name="ce11" table:formula="of:=[.$D$3]*[.D136]-[.$E$3]*[.E136]+[.C135]" office:value-type="float" office:value="0">
            <text:p>0</text:p>
          </table:table-cell>
          <table:table-cell table:formula="of:=[.D136]*[.$E$3]+[.E136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35]+1" office:value-type="float" office:value="128">
            <text:p>coef of x^128</text:p>
          </table:table-cell>
          <table:table-cell table:formula="of:=[Sheet4.D138]" office:value-type="float" office:value="0">
            <text:p>0</text:p>
          </table:table-cell>
          <table:table-cell table:style-name="ce11" table:formula="of:=[.$D$3]*[.D137]-[.$E$3]*[.E137]+[.C136]" office:value-type="float" office:value="0">
            <text:p>0</text:p>
          </table:table-cell>
          <table:table-cell table:formula="of:=[.D137]*[.$E$3]+[.E137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36]+1" office:value-type="float" office:value="129">
            <text:p>coef of x^129</text:p>
          </table:table-cell>
          <table:table-cell table:formula="of:=[Sheet4.D139]" office:value-type="float" office:value="0">
            <text:p>0</text:p>
          </table:table-cell>
          <table:table-cell table:style-name="ce11" table:formula="of:=[.$D$3]*[.D138]-[.$E$3]*[.E138]+[.C137]" office:value-type="float" office:value="0">
            <text:p>0</text:p>
          </table:table-cell>
          <table:table-cell table:formula="of:=[.D138]*[.$E$3]+[.E138]*[.$D$3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 table:formula="of:=[.B137]+1" office:value-type="float" office:value="130">
            <text:p>coef of x^130</text:p>
          </table:table-cell>
          <table:table-cell table:formula="of:=[Sheet4.D140]" office:value-type="float" office:value="0">
            <text:p>0</text:p>
          </table:table-cell>
          <table:table-cell table:style-name="ce11" table:formula="of:=[.$D$3]*[.D139]-[.$E$3]*[.E139]+[.C138]" office:value-type="float" office:value="0">
            <text:p>0</text:p>
          </table:table-cell>
          <table:table-cell table:formula="of:=[.D139]*[.$E$3]+[.E139]*[.$D$3]" office:value-type="float" office:value="0">
            <text:p>0</text:p>
          </table:table-cell>
          <table:table-cell office:value-type="string">
            <text:p>to evaluate higher order polynomials, copy this row downward as needed</text:p>
          </table:table-cell>
        </table:table-row>
        <table:table-row table:style-name="ro1">
          <table:table-cell table:number-columns-repeated="3"/>
          <table:table-cell table:number-columns-repeated="2"/>
          <table:table-cell/>
        </table:table-row>
        <table:table-row table:style-name="ro1" table:number-rows-repeated="226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P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scientific-number number:decimal-places="18" number:min-integer-digits="1" number:min-exponent-digits="3"/>
    </number:number-style>
    <number:number-style style:name="N108">
      <number:text>X^</number:text>
      <number:number number:decimal-places="0" number:min-integer-digits="1"/>
    </number:number-style>
    <number:number-style style:name="N109">
      <number:text>coef of x^</number:text>
      <number:number number:decimal-places="0" number:min-integer-digits="1"/>
    </number:number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3" number:min-integer-digits="1"/>
    </number:number-style>
    <number:number-style style:name="N113">
      <number:number number:decimal-places="14" number:min-integer-digits="1"/>
    </number:number-style>
    <number:number-style style:name="N114">
      <number:number number:decimal-places="15" number:min-integer-digits="1"/>
    </number:number-style>
    <number:number-style style:name="N115">
      <number:number number:decimal-places="16" number:min-integer-digits="1"/>
    </number:number-style>
    <number:number-style style:name="N116">
      <number:scientific-number number:decimal-places="3" number:min-integer-digits="1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2">03-02-2020</text:date>, <text:time>12:2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CE Dept</meta:initial-creator>
    <meta:creation-date>2019-02-15T10:19:05.45</meta:creation-date>
    <dc:date>2020-03-02T12:21:44.16</dc:date>
    <dc:creator>ECCE DEPT</dc:creator>
    <meta:editing-duration>PT3H14M53S</meta:editing-duration>
    <meta:editing-cycles>14</meta:editing-cycles>
    <meta:generator>OpenOffice/4.1.5$Win32 OpenOffice.org_project/415m1$Build-9789</meta:generator>
    <meta:document-statistic meta:table-count="4" meta:cell-count="1893" meta:object-count="0"/>
  </office:meta>
</office:document-meta>
</file>